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628cm"/>
    </style:style>
    <style:style style:name="co6" style:family="table-column">
      <style:table-column-properties fo:break-before="auto" style:column-width="0.318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787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.311cm"/>
    </style:style>
    <style:style style:name="co11" style:family="table-column">
      <style:table-column-properties fo:break-before="auto" style:column-width="0.543cm"/>
    </style:style>
    <style:style style:name="co12" style:family="table-column">
      <style:table-column-properties fo:break-before="auto" style:column-width="1.496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1.893cm"/>
    </style:style>
    <style:style style:name="co15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3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1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 style:data-style-name="N2"/>
    <style:style style:name="ce11" style:family="table-cell" style:parent-style-name="Default" style:data-style-name="N114"/>
    <style:style style:name="ce10" style:family="table-cell" style:parent-style-name="Default" style:data-style-name="N33"/>
    <style:style style:name="ce27" style:family="table-cell" style:parent-style-name="Default" style:data-style-name="N114">
      <style:table-cell-properties fo:background-color="transparent"/>
    </style:style>
    <style:style style:name="ce24" style:family="table-cell" style:parent-style-name="Default" style:data-style-name="N114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 style:data-style-name="N81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A" table:style-name="ta1">
        <table:shapes>
          <draw:frame draw:z-index="0" draw:style-name="gr1" draw:text-style-name="P1" svg:width="15.998cm" svg:height="9.009cm" svg:x="21.743cm" svg:y="1.016cm">
            <draw:object draw:notify-on-update-of-ranges="CodeA.B4:CodeA.B9 CodeA.C3:CodeA.C3 CodeA.C4:CodeA.C9 CodeA.D3:CodeA.D3 CodeA.D4:CodeA.D9 CodeA.E3:CodeA.E3 CodeA.E4:CodeA.E9 CodeA.F3:CodeA.F3 CodeA.F4:CodeA.F9 CodeA.G3:CodeA.G3 CodeA.G4:CodeA.G9 CodeA.H3:CodeA.H3 CodeA.H4:CodeA.H9 CodeA.I3:CodeA.I3 CodeA.I4:CodeA.I9 CodeA.J3:CodeA.J3 CodeA.J4:CodeA.J9 CodeA.K3:CodeA.K3 CodeA.K4:CodeA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1.365cm" svg:y="10.246cm">
            <draw:object draw:notify-on-update-of-ranges="CodeA.B11:CodeA.B16 CodeA.C10:CodeA.C10 CodeA.C11:CodeA.C16 CodeA.D10:CodeA.D10 CodeA.D11:CodeA.D16 CodeA.E10:CodeA.E10 CodeA.E11:CodeA.E16 CodeA.F10:CodeA.F10 CodeA.F11:CodeA.F16 CodeA.G10:CodeA.G10 CodeA.G11:CodeA.G16 CodeA.H10:CodeA.H10 CodeA.H11:CodeA.H16 CodeA.I10:CodeA.I10 CodeA.I11:CodeA.I16 CodeA.J10:CodeA.J10 CodeA.J11:CodeA.J16 CodeA.K10:CodeA.K10 CodeA.K11:CodeA.K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2"/>
        <table:table-row table:style-name="ro1">
          <table:table-cell/>
          <table:table-cell table:style-name="Default" office:value-type="string" calcext:value-type="string">
            <text:p>NumSeq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3" table:style-name="Default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 office:value-type="string" calcext:value-type="string">
            <text:p>DecIt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office:value-type="string" calcext:value-type="string">
            <text:p>#</text:p>
          </table:table-cell>
          <table:table-cell table:style-name="ce4" office:value-type="string" calcext:value-type="string">
            <text:p>5_1</text:p>
          </table:table-cell>
          <table:table-cell table:style-name="ce4" office:value-type="string" calcext:value-type="string">
            <text:p>5_2</text:p>
          </table:table-cell>
          <table:table-cell table:style-name="ce4" office:value-type="string" calcext:value-type="string">
            <text:p>5_5</text:p>
          </table:table-cell>
          <table:table-cell table:style-name="ce4" office:value-type="string" calcext:value-type="string">
            <text:p>10_1</text:p>
          </table:table-cell>
          <table:table-cell table:style-name="ce4" office:value-type="string" calcext:value-type="string">
            <text:p>10_2</text:p>
          </table:table-cell>
          <table:table-cell table:style-name="ce4" office:value-type="string" calcext:value-type="string">
            <text:p>10_5</text:p>
          </table:table-cell>
          <table:table-cell table:style-name="ce4" office:value-type="string" calcext:value-type="string">
            <text:p>20_1</text:p>
          </table:table-cell>
          <table:table-cell table:style-name="ce4" office:value-type="string" calcext:value-type="string">
            <text:p>20_2</text:p>
          </table:table-cell>
          <table:table-cell table:style-name="ce4" office:value-type="string" calcext:value-type="string">
            <text:p>20_5</text:p>
          </table:table-cell>
        </table:table-row>
        <table:table-row table:style-name="ro1">
          <table:table-cell office:value-type="string" calcext:value-type="string">
            <text:p>Pi=Pd=Ps</text:p>
          </table:table-cell>
          <table:table-cell office:value-type="float" office:value="0" calcext:value-type="float">
            <text:p>0.000</text:p>
          </table:table-cell>
          <table:table-cell table:number-columns-repeated="9" office:value-type="float" office:value="3.829" calcext:value-type="float">
            <text:p>3.83E+00</text:p>
          </table:table-cell>
        </table:table-row>
        <table:table-row table:style-name="ro1">
          <table:table-cell/>
          <table:table-cell office:value-type="float" office:value="0.01" calcext:value-type="float">
            <text:p>0.010</text:p>
          </table:table-cell>
          <table:table-cell office:value-type="float" office:value="3.793" calcext:value-type="float">
            <text:p>3.79E+00</text:p>
          </table:table-cell>
          <table:table-cell office:value-type="float" office:value="3.825" calcext:value-type="float">
            <text:p>3.83E+00</text:p>
          </table:table-cell>
          <table:table-cell office:value-type="float" office:value="3.832" calcext:value-type="float">
            <text:p>3.83E+00</text:p>
          </table:table-cell>
          <table:table-cell table:number-columns-repeated="3" office:value-type="float" office:value="3.834" calcext:value-type="float">
            <text:p>3.83E+00</text:p>
          </table:table-cell>
          <table:table-cell table:number-columns-repeated="3" office:value-type="float" office:value="3.835" calcext:value-type="float">
            <text:p>3.84E+00</text:p>
          </table:table-cell>
        </table:table-row>
        <table:table-row table:style-name="ro1">
          <table:table-cell/>
          <table:table-cell office:value-type="float" office:value="0.02" calcext:value-type="float">
            <text:p>0.020</text:p>
          </table:table-cell>
          <table:table-cell office:value-type="float" office:value="3.459" calcext:value-type="float">
            <text:p>3.46E+00</text:p>
          </table:table-cell>
          <table:table-cell office:value-type="float" office:value="3.732" calcext:value-type="float">
            <text:p>3.73E+00</text:p>
          </table:table-cell>
          <table:table-cell office:value-type="float" office:value="3.794" calcext:value-type="float">
            <text:p>3.79E+00</text:p>
          </table:table-cell>
          <table:table-cell office:value-type="float" office:value="3.807" calcext:value-type="float">
            <text:p>3.81E+00</text:p>
          </table:table-cell>
          <table:table-cell office:value-type="float" office:value="3.827" calcext:value-type="float">
            <text:p>3.83E+00</text:p>
          </table:table-cell>
          <table:table-cell office:value-type="float" office:value="3.832" calcext:value-type="float">
            <text:p>3.83E+00</text:p>
          </table:table-cell>
          <table:table-cell table:number-columns-repeated="3" office:value-type="float" office:value="3.834" calcext:value-type="float">
            <text:p>3.83E+00</text:p>
          </table:table-cell>
        </table:table-row>
        <table:table-row table:style-name="ro1">
          <table:table-cell/>
          <table:table-cell office:value-type="float" office:value="0.03" calcext:value-type="float">
            <text:p>0.030</text:p>
          </table:table-cell>
          <table:table-cell office:value-type="float" office:value="2.6" calcext:value-type="float">
            <text:p>2.60E+00</text:p>
          </table:table-cell>
          <table:table-cell office:value-type="float" office:value="3.305" calcext:value-type="float">
            <text:p>3.31E+00</text:p>
          </table:table-cell>
          <table:table-cell office:value-type="float" office:value="3.518" calcext:value-type="float">
            <text:p>3.52E+00</text:p>
          </table:table-cell>
          <table:table-cell office:value-type="float" office:value="3.632" calcext:value-type="float">
            <text:p>3.63E+00</text:p>
          </table:table-cell>
          <table:table-cell office:value-type="float" office:value="3.785" calcext:value-type="float">
            <text:p>3.79E+00</text:p>
          </table:table-cell>
          <table:table-cell office:value-type="float" office:value="3.82" calcext:value-type="float">
            <text:p>3.82E+00</text:p>
          </table:table-cell>
          <table:table-cell office:value-type="float" office:value="3.824" calcext:value-type="float">
            <text:p>3.82E+00</text:p>
          </table:table-cell>
          <table:table-cell office:value-type="float" office:value="3.832" calcext:value-type="float">
            <text:p>3.83E+00</text:p>
          </table:table-cell>
          <table:table-cell office:value-type="float" office:value="3.833" calcext:value-type="float">
            <text:p>3.83E+00</text:p>
          </table:table-cell>
        </table:table-row>
        <table:table-row table:style-name="ro1">
          <table:table-cell/>
          <table:table-cell office:value-type="float" office:value="0.04" calcext:value-type="float">
            <text:p>0.040</text:p>
          </table:table-cell>
          <table:table-cell office:value-type="float" office:value="1.5" calcext:value-type="float">
            <text:p>1.50E+00</text:p>
          </table:table-cell>
          <table:table-cell office:value-type="float" office:value="2.302" calcext:value-type="float">
            <text:p>2.30E+00</text:p>
          </table:table-cell>
          <table:table-cell office:value-type="float" office:value="2.627" calcext:value-type="float">
            <text:p>2.63E+00</text:p>
          </table:table-cell>
          <table:table-cell office:value-type="float" office:value="3.038" calcext:value-type="float">
            <text:p>3.04E+00</text:p>
          </table:table-cell>
          <table:table-cell office:value-type="float" office:value="3.563" calcext:value-type="float">
            <text:p>3.56E+00</text:p>
          </table:table-cell>
          <table:table-cell office:value-type="float" office:value="3.711" calcext:value-type="float">
            <text:p>3.71E+00</text:p>
          </table:table-cell>
          <table:table-cell office:value-type="float" office:value="3.729" calcext:value-type="float">
            <text:p>3.73E+00</text:p>
          </table:table-cell>
          <table:table-cell office:value-type="float" office:value="3.811" calcext:value-type="float">
            <text:p>3.81E+00</text:p>
          </table:table-cell>
          <table:table-cell office:value-type="float" office:value="3.828" calcext:value-type="float">
            <text:p>3.83E+00</text:p>
          </table:table-cell>
        </table:table-row>
        <table:table-row table:style-name="ro1">
          <table:table-cell/>
          <table:table-cell office:value-type="float" office:value="0.05" calcext:value-type="float">
            <text:p>0.050</text:p>
          </table:table-cell>
          <table:table-cell office:value-type="float" office:value="0.784" calcext:value-type="float">
            <text:p>7.84E-01</text:p>
          </table:table-cell>
          <table:table-cell office:value-type="float" office:value="1.266" calcext:value-type="float">
            <text:p>1.27E+00</text:p>
          </table:table-cell>
          <table:table-cell office:value-type="float" office:value="1.51" calcext:value-type="float">
            <text:p>1.51E+00</text:p>
          </table:table-cell>
          <table:table-cell office:value-type="float" office:value="1.954" calcext:value-type="float">
            <text:p>1.95E+00</text:p>
          </table:table-cell>
          <table:table-cell office:value-type="float" office:value="2.783" calcext:value-type="float">
            <text:p>2.78E+00</text:p>
          </table:table-cell>
          <table:table-cell office:value-type="float" office:value="3.099" calcext:value-type="float">
            <text:p>3.10E+00</text:p>
          </table:table-cell>
          <table:table-cell office:value-type="float" office:value="3.326" calcext:value-type="float">
            <text:p>3.33E+00</text:p>
          </table:table-cell>
          <table:table-cell office:value-type="float" office:value="3.684" calcext:value-type="float">
            <text:p>3.68E+00</text:p>
          </table:table-cell>
          <table:table-cell office:value-type="float" office:value="3.776" calcext:value-type="float">
            <text:p>3.78E+00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4" office:value-type="string" calcext:value-type="string">
            <text:p>5_1</text:p>
          </table:table-cell>
          <table:table-cell table:style-name="ce4" office:value-type="string" calcext:value-type="string">
            <text:p>5_2</text:p>
          </table:table-cell>
          <table:table-cell table:style-name="ce4" office:value-type="string" calcext:value-type="string">
            <text:p>5_5</text:p>
          </table:table-cell>
          <table:table-cell table:style-name="ce4" office:value-type="string" calcext:value-type="string">
            <text:p>10_1</text:p>
          </table:table-cell>
          <table:table-cell table:style-name="ce4" office:value-type="string" calcext:value-type="string">
            <text:p>10_2</text:p>
          </table:table-cell>
          <table:table-cell table:style-name="ce4" office:value-type="string" calcext:value-type="string">
            <text:p>10_5</text:p>
          </table:table-cell>
          <table:table-cell table:style-name="ce4" office:value-type="string" calcext:value-type="string">
            <text:p>20_1</text:p>
          </table:table-cell>
          <table:table-cell table:style-name="ce4" office:value-type="string" calcext:value-type="string">
            <text:p>20_2</text:p>
          </table:table-cell>
          <table:table-cell table:style-name="ce4" office:value-type="string" calcext:value-type="string">
            <text:p>20_5</text:p>
          </table:table-cell>
        </table:table-row>
        <table:table-row table:style-name="ro1">
          <table:table-cell office:value-type="string" calcext:value-type="string">
            <text:p>Pi=Pd</text:p>
          </table:table-cell>
          <table:table-cell office:value-type="float" office:value="0" calcext:value-type="float">
            <text:p>0.000</text:p>
          </table:table-cell>
          <table:table-cell table:number-columns-repeated="9" office:value-type="float" office:value="3.829" calcext:value-type="float">
            <text:p>3.83E+00</text:p>
          </table:table-cell>
        </table:table-row>
        <table:table-row table:style-name="ro1">
          <table:table-cell office:value-type="string" calcext:value-type="string">
            <text:p>(Ps=0)</text:p>
          </table:table-cell>
          <table:table-cell office:value-type="float" office:value="0.01" calcext:value-type="float">
            <text:p>0.010</text:p>
          </table:table-cell>
          <table:table-cell office:value-type="float" office:value="3.823" calcext:value-type="float">
            <text:p>3.82E+00</text:p>
          </table:table-cell>
          <table:table-cell office:value-type="float" office:value="3.831" calcext:value-type="float">
            <text:p>3.83E+00</text:p>
          </table:table-cell>
          <table:table-cell office:value-type="float" office:value="3.836" calcext:value-type="float">
            <text:p>3.84E+00</text:p>
          </table:table-cell>
          <table:table-cell table:number-columns-repeated="3" office:value-type="float" office:value="3.835" calcext:value-type="float">
            <text:p>3.84E+00</text:p>
          </table:table-cell>
          <table:table-cell table:number-columns-repeated="3" office:value-type="float" office:value="3.837" calcext:value-type="float">
            <text:p>3.84E+00</text:p>
          </table:table-cell>
        </table:table-row>
        <table:table-row table:style-name="ro1">
          <table:table-cell/>
          <table:table-cell office:value-type="float" office:value="0.02" calcext:value-type="float">
            <text:p>0.020</text:p>
          </table:table-cell>
          <table:table-cell office:value-type="float" office:value="3.705" calcext:value-type="float">
            <text:p>3.71E+00</text:p>
          </table:table-cell>
          <table:table-cell office:value-type="float" office:value="3.792" calcext:value-type="float">
            <text:p>3.79E+00</text:p>
          </table:table-cell>
          <table:table-cell office:value-type="float" office:value="3.824" calcext:value-type="float">
            <text:p>3.82E+00</text:p>
          </table:table-cell>
          <table:table-cell office:value-type="float" office:value="3.83" calcext:value-type="float">
            <text:p>3.83E+00</text:p>
          </table:table-cell>
          <table:table-cell office:value-type="float" office:value="3.832" calcext:value-type="float">
            <text:p>3.83E+00</text:p>
          </table:table-cell>
          <table:table-cell office:value-type="float" office:value="3.834" calcext:value-type="float">
            <text:p>3.83E+00</text:p>
          </table:table-cell>
          <table:table-cell table:number-columns-repeated="3" office:value-type="float" office:value="3.837" calcext:value-type="float">
            <text:p>3.84E+00</text:p>
          </table:table-cell>
        </table:table-row>
        <table:table-row table:style-name="ro1">
          <table:table-cell/>
          <table:table-cell office:value-type="float" office:value="0.03" calcext:value-type="float">
            <text:p>0.030</text:p>
          </table:table-cell>
          <table:table-cell office:value-type="float" office:value="3.391" calcext:value-type="float">
            <text:p>3.39E+00</text:p>
          </table:table-cell>
          <table:table-cell office:value-type="float" office:value="3.677" calcext:value-type="float">
            <text:p>3.68E+00</text:p>
          </table:table-cell>
          <table:table-cell office:value-type="float" office:value="3.774" calcext:value-type="float">
            <text:p>3.77E+00</text:p>
          </table:table-cell>
          <table:table-cell office:value-type="float" office:value="3.794" calcext:value-type="float">
            <text:p>3.79E+00</text:p>
          </table:table-cell>
          <table:table-cell office:value-type="float" office:value="3.82" calcext:value-type="float">
            <text:p>3.82E+00</text:p>
          </table:table-cell>
          <table:table-cell office:value-type="float" office:value="3.831" calcext:value-type="float">
            <text:p>3.83E+00</text:p>
          </table:table-cell>
          <table:table-cell office:value-type="float" office:value="3.836" calcext:value-type="float">
            <text:p>3.84E+00</text:p>
          </table:table-cell>
          <table:table-cell table:number-columns-repeated="2" office:value-type="float" office:value="3.837" calcext:value-type="float">
            <text:p>3.84E+00</text:p>
          </table:table-cell>
        </table:table-row>
        <table:table-row table:style-name="ro1">
          <table:table-cell/>
          <table:table-cell office:value-type="float" office:value="0.04" calcext:value-type="float">
            <text:p>0.040</text:p>
          </table:table-cell>
          <table:table-cell office:value-type="float" office:value="2.816" calcext:value-type="float">
            <text:p>2.82E+00</text:p>
          </table:table-cell>
          <table:table-cell office:value-type="float" office:value="3.389" calcext:value-type="float">
            <text:p>3.39E+00</text:p>
          </table:table-cell>
          <table:table-cell office:value-type="float" office:value="3.588" calcext:value-type="float">
            <text:p>3.59E+00</text:p>
          </table:table-cell>
          <table:table-cell office:value-type="float" office:value="3.673" calcext:value-type="float">
            <text:p>3.67E+00</text:p>
          </table:table-cell>
          <table:table-cell office:value-type="float" office:value="3.779" calcext:value-type="float">
            <text:p>3.78E+00</text:p>
          </table:table-cell>
          <table:table-cell office:value-type="float" office:value="3.817" calcext:value-type="float">
            <text:p>3.82E+00</text:p>
          </table:table-cell>
          <table:table-cell office:value-type="float" office:value="3.828" calcext:value-type="float">
            <text:p>3.83E+00</text:p>
          </table:table-cell>
          <table:table-cell office:value-type="float" office:value="3.833" calcext:value-type="float">
            <text:p>3.83E+00</text:p>
          </table:table-cell>
          <table:table-cell office:value-type="float" office:value="3.836" calcext:value-type="float">
            <text:p>3.84E+00</text:p>
          </table:table-cell>
        </table:table-row>
        <table:table-row table:style-name="ro1">
          <table:table-cell/>
          <table:table-cell office:value-type="float" office:value="0.05" calcext:value-type="float">
            <text:p>0.050</text:p>
          </table:table-cell>
          <table:table-cell office:value-type="float" office:value="2.051" calcext:value-type="float">
            <text:p>2.05E+00</text:p>
          </table:table-cell>
          <table:table-cell office:value-type="float" office:value="2.828" calcext:value-type="float">
            <text:p>2.83E+00</text:p>
          </table:table-cell>
          <table:table-cell office:value-type="float" office:value="3.125" calcext:value-type="float">
            <text:p>3.13E+00</text:p>
          </table:table-cell>
          <table:table-cell office:value-type="float" office:value="3.371" calcext:value-type="float">
            <text:p>3.37E+00</text:p>
          </table:table-cell>
          <table:table-cell office:value-type="float" office:value="3.66" calcext:value-type="float">
            <text:p>3.66E+00</text:p>
          </table:table-cell>
          <table:table-cell office:value-type="float" office:value="3.765" calcext:value-type="float">
            <text:p>3.77E+00</text:p>
          </table:table-cell>
          <table:table-cell office:value-type="float" office:value="3.782" calcext:value-type="float">
            <text:p>3.78E+00</text:p>
          </table:table-cell>
          <table:table-cell office:value-type="float" office:value="3.818" calcext:value-type="float">
            <text:p>3.82E+00</text:p>
          </table:table-cell>
          <table:table-cell office:value-type="float" office:value="3.831" calcext:value-type="float">
            <text:p>3.83E+00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0" calcext:value-type="float">
            <text:p>0.000</text:p>
          </table:table-cell>
          <table:table-cell table:number-columns-repeated="9" office:value-type="float" office:value="3.829" calcext:value-type="float">
            <text:p>3.83E+00</text:p>
          </table:table-cell>
        </table:table-row>
        <table:table-row table:style-name="ro1">
          <table:table-cell office:value-type="string" calcext:value-type="string">
            <text:p>(Pi=Ps=0)</text:p>
          </table:table-cell>
          <table:table-cell office:value-type="float" office:value="0.01" calcext:value-type="float">
            <text:p>0.010</text:p>
          </table:table-cell>
          <table:table-cell table:style-name="Default" table:number-columns-repeated="9"/>
        </table:table-row>
        <table:table-row table:style-name="ro1">
          <table:table-cell/>
          <table:table-cell office:value-type="float" office:value="0.02" calcext:value-type="float">
            <text:p>0.020</text:p>
          </table:table-cell>
          <table:table-cell table:style-name="Default" table:number-columns-repeated="9"/>
        </table:table-row>
        <table:table-row table:style-name="ro1">
          <table:table-cell/>
          <table:table-cell office:value-type="float" office:value="0.03" calcext:value-type="float">
            <text:p>0.030</text:p>
          </table:table-cell>
          <table:table-cell table:style-name="Default" table:number-columns-repeated="9"/>
        </table:table-row>
        <table:table-row table:style-name="ro1">
          <table:table-cell/>
          <table:table-cell office:value-type="float" office:value="0.04" calcext:value-type="float">
            <text:p>0.040</text:p>
          </table:table-cell>
          <table:table-cell table:style-name="Default" table:number-columns-repeated="9"/>
        </table:table-row>
        <table:table-row table:style-name="ro1">
          <table:table-cell/>
          <table:table-cell office:value-type="float" office:value="0.05" calcext:value-type="float">
            <text:p>0.050</text:p>
          </table:table-cell>
          <table:table-cell office:value-type="float" office:value="3.819" calcext:value-type="float">
            <text:p>3.82E+00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9"/>
        </table:table-row>
      </table:table>
      <table:table table:name="CodeAB" table:style-name="ta1"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ce4"/>
        <table:table-column table:style-name="co5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number-columns-repeated="15" table:default-cell-style-name="Default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x1-k03</text:p>
          </table:table-cell>
          <table:table-cell/>
          <table:table-cell office:value-type="string" calcext:value-type="string">
            <text:p>ex1-k07</text:p>
          </table:table-cell>
          <table:table-cell/>
          <table:table-cell office:value-type="string" calcext:value-type="string">
            <text:p>ex4-k03</text:p>
          </table:table-cell>
          <table:table-cell/>
          <table:table-cell office:value-type="string" calcext:value-type="string">
            <text:p>ex4-k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No Error</text:p>
          </table:table-cell>
          <table:table-cell office:value-type="string" calcext:value-type="string">
            <text:p>Pid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Nseq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B</text:p>
          </table:table-cell>
          <table:table-cell office:value-type="string" calcext:value-type="string">
            <text:p>ex4</text:p>
          </table:table-cell>
          <table:table-cell/>
          <table:table-cell office:value-type="string" calcext:value-type="string">
            <text:p>ex1,ex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ex1,ex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" office:value-type="float" office:value="3.829564" calcext:value-type="float">
            <text:p>3.829564</text:p>
          </table:table-cell>
          <table:table-cell table:style-name="ce11" office:value-type="float" office:value="1.704372" calcext:value-type="float">
            <text:p>1.704372</text:p>
          </table:table-cell>
          <table:table-cell table:style-name="ce11" office:value-type="float" office:value="3.829564" calcext:value-type="float">
            <text:p>3.829564</text:p>
          </table:table-cell>
          <table:table-cell table:style-name="ce11" office:value-type="float" office:value="1.536922" calcext:value-type="float">
            <text:p>1.536922</text:p>
          </table:table-cell>
          <table:table-cell table:style-name="ce11" office:value-type="float" office:value="5.217422" calcext:value-type="float">
            <text:p>5.217422</text:p>
          </table:table-cell>
          <table:table-cell table:style-name="ce11" office:value-type="float" office:value="1.704537" calcext:value-type="float">
            <text:p>1.704537</text:p>
          </table:table-cell>
          <table:table-cell table:style-name="ce11" office:value-type="float" office:value="5.217422" calcext:value-type="float">
            <text:p>5.217422</text:p>
          </table:table-cell>
          <table:table-cell table:style-name="ce11" office:value-type="float" office:value="1.53682" calcext:value-type="float">
            <text:p>1.5368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Nu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,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6,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1" office:value-type="float" office:value="3.828835" calcext:value-type="float">
            <text:p>3.828835</text:p>
          </table:table-cell>
          <table:table-cell table:style-name="ce11" office:value-type="float" office:value="1.877904" calcext:value-type="float">
            <text:p>1.877904</text:p>
          </table:table-cell>
          <table:table-cell table:style-name="ce11" office:value-type="float" office:value="3.828835" calcext:value-type="float">
            <text:p>3.828835</text:p>
          </table:table-cell>
          <table:table-cell table:style-name="ce11" office:value-type="float" office:value="1.970118" calcext:value-type="float">
            <text:p>1.970118</text:p>
          </table:table-cell>
          <table:table-cell table:style-name="ce11" office:value-type="float" office:value="5.217783" calcext:value-type="float">
            <text:p>5.217783</text:p>
          </table:table-cell>
          <table:table-cell table:style-name="ce11" office:value-type="float" office:value="1.878178" calcext:value-type="float">
            <text:p>1.878178</text:p>
          </table:table-cell>
          <table:table-cell table:style-name="ce11" office:value-type="float" office:value="5.217783" calcext:value-type="float">
            <text:p>5.217783</text:p>
          </table:table-cell>
          <table:table-cell table:style-name="ce11" office:value-type="float" office:value="1.96995" calcext:value-type="float">
            <text:p>1.969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Qa)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8,5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,5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11" office:value-type="float" office:value="3.829728" calcext:value-type="float">
            <text:p>3.829728</text:p>
          </table:table-cell>
          <table:table-cell table:style-name="ce11" office:value-type="float" office:value="1.936321" calcext:value-type="float">
            <text:p>1.936321</text:p>
          </table:table-cell>
          <table:table-cell table:style-name="ce11" office:value-type="float" office:value="3.829728" calcext:value-type="float">
            <text:p>3.829728</text:p>
          </table:table-cell>
          <table:table-cell table:style-name="ce11" office:value-type="float" office:value="2.16842" calcext:value-type="float">
            <text:p>2.168420</text:p>
          </table:table-cell>
          <table:table-cell table:style-name="ce11" office:value-type="float" office:value="5.216008" calcext:value-type="float">
            <text:p>5.216008</text:p>
          </table:table-cell>
          <table:table-cell table:style-name="ce11" office:value-type="float" office:value="1.93614" calcext:value-type="float">
            <text:p>1.936140</text:p>
          </table:table-cell>
          <table:table-cell table:style-name="ce11" office:value-type="float" office:value="5.216008" calcext:value-type="float">
            <text:p>5.216008</text:p>
          </table:table-cell>
          <table:table-cell table:style-name="ce11" office:value-type="float" office:value="2.16805" calcext:value-type="float">
            <text:p>2.1680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const)</text:p>
          </table:table-cell>
          <table:table-cell office:value-type="string" calcext:value-type="string">
            <text:p>(3;10,2)</text:p>
          </table:table-cell>
          <table:table-cell/>
          <table:table-cell table:number-columns-repeated="4" office:value-type="string" calcext:value-type="string">
            <text:p>*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11" office:value-type="float" office:value="3.828535" calcext:value-type="float">
            <text:p>3.828535</text:p>
          </table:table-cell>
          <table:table-cell table:style-name="ce11" office:value-type="float" office:value="1.965542" calcext:value-type="float">
            <text:p>1.965542</text:p>
          </table:table-cell>
          <table:table-cell table:style-name="ce11" office:value-type="float" office:value="3.828535" calcext:value-type="float">
            <text:p>3.828535</text:p>
          </table:table-cell>
          <table:table-cell table:style-name="ce11" office:value-type="float" office:value="2.293936" calcext:value-type="float">
            <text:p>2.293936</text:p>
          </table:table-cell>
          <table:table-cell table:style-name="ce11" office:value-type="float" office:value="5.218444" calcext:value-type="float">
            <text:p>5.218444</text:p>
          </table:table-cell>
          <table:table-cell table:style-name="ce11" office:value-type="float" office:value="1.965309" calcext:value-type="float">
            <text:p>1.965309</text:p>
          </table:table-cell>
          <table:table-cell table:style-name="ce11" office:value-type="float" office:value="5.218444" calcext:value-type="float">
            <text:p>5.218444</text:p>
          </table:table-cell>
          <table:table-cell table:style-name="ce11" office:value-type="float" office:value="2.293363" calcext:value-type="float">
            <text:p>2.2933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SS</text:p>
          </table:table-cell>
          <table:table-cell office:value-type="string" calcext:value-type="string">
            <text:p>k07</text:p>
          </table:table-cell>
          <table:table-cell/>
          <table:table-cell office:value-type="string" calcext:value-type="string">
            <text:p>k03,k0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k03,k0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1" office:value-type="float" office:value="3.827501" calcext:value-type="float">
            <text:p>3.827501</text:p>
          </table:table-cell>
          <table:table-cell table:style-name="ce11" office:value-type="float" office:value="1.981245" calcext:value-type="float">
            <text:p>1.981245</text:p>
          </table:table-cell>
          <table:table-cell table:style-name="ce11" office:value-type="float" office:value="3.827501" calcext:value-type="float">
            <text:p>3.827501</text:p>
          </table:table-cell>
          <table:table-cell table:style-name="ce11" office:value-type="float" office:value="2.387435" calcext:value-type="float">
            <text:p>2.387435</text:p>
          </table:table-cell>
          <table:table-cell table:style-name="ce11" office:value-type="float" office:value="5.217884" calcext:value-type="float">
            <text:p>5.217884</text:p>
          </table:table-cell>
          <table:table-cell table:style-name="ce11" office:value-type="float" office:value="1.981255" calcext:value-type="float">
            <text:p>1.981255</text:p>
          </table:table-cell>
          <table:table-cell table:style-name="ce11" office:value-type="float" office:value="5.217884" calcext:value-type="float">
            <text:p>5.217884</text:p>
          </table:table-cell>
          <table:table-cell table:style-name="ce11" office:value-type="float" office:value="2.386029" calcext:value-type="float">
            <text:p>2.3860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50,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.38" calcext:value-type="float">
            <text:p>50.3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style-name="ce11" office:value-type="float" office:value="3.828707" calcext:value-type="float">
            <text:p>3.828707</text:p>
          </table:table-cell>
          <table:table-cell table:style-name="ce11" office:value-type="float" office:value="1.98962" calcext:value-type="float">
            <text:p>1.989620</text:p>
          </table:table-cell>
          <table:table-cell table:style-name="ce11" office:value-type="float" office:value="3.828707" calcext:value-type="float">
            <text:p>3.828707</text:p>
          </table:table-cell>
          <table:table-cell table:style-name="ce11" office:value-type="float" office:value="2.47069" calcext:value-type="float">
            <text:p>2.470690</text:p>
          </table:table-cell>
          <table:table-cell table:style-name="ce11" office:value-type="float" office:value="5.216751" calcext:value-type="float">
            <text:p>5.216751</text:p>
          </table:table-cell>
          <table:table-cell table:style-name="ce11" office:value-type="float" office:value="1.989846" calcext:value-type="float">
            <text:p>1.989846</text:p>
          </table:table-cell>
          <table:table-cell table:style-name="ce11" office:value-type="float" office:value="5.216451" calcext:value-type="float">
            <text:p>5.216451</text:p>
          </table:table-cell>
          <table:table-cell table:style-name="ce11" office:value-type="float" office:value="2.470687" calcext:value-type="float">
            <text:p>2.4706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2"/>
          <table:table-cell table:style-name="ce7" office:value-type="float" office:value="0" calcext:value-type="float">
            <text:p>0.00</text:p>
          </table:table-cell>
          <table:table-cell table:number-columns-repeated="3" office:value-type="string" calcext:value-type="string">
            <text:p>X-axi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11" office:value-type="float" office:value="3.827698" calcext:value-type="float">
            <text:p>3.827698</text:p>
          </table:table-cell>
          <table:table-cell table:style-name="ce11" office:value-type="float" office:value="1.994349" calcext:value-type="float">
            <text:p>1.994349</text:p>
          </table:table-cell>
          <table:table-cell table:style-name="ce11" office:value-type="float" office:value="3.827698" calcext:value-type="float">
            <text:p>3.827698</text:p>
          </table:table-cell>
          <table:table-cell table:style-name="ce11" office:value-type="float" office:value="2.54732" calcext:value-type="float">
            <text:p>2.547320</text:p>
          </table:table-cell>
          <table:table-cell table:style-name="ce11" office:value-type="float" office:value="5.217561" calcext:value-type="float">
            <text:p>5.217561</text:p>
          </table:table-cell>
          <table:table-cell table:style-name="ce11" office:value-type="float" office:value="1.994368" calcext:value-type="float">
            <text:p>1.994368</text:p>
          </table:table-cell>
          <table:table-cell table:style-name="ce11" office:value-type="float" office:value="5.217561" calcext:value-type="float">
            <text:p>5.217561</text:p>
          </table:table-cell>
          <table:table-cell table:style-name="ce11" office:value-type="float" office:value="2.548074" calcext:value-type="float">
            <text:p>2.5480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</text:p>
          </table:table-cell>
          <table:table-cell table:number-columns-repeated="2"/>
          <table:table-cell table:style-name="ce7" office:value-type="float" office:value="0" calcext:value-type="float">
            <text:p>0.00</text:p>
          </table:table-cell>
          <table:table-cell table:number-columns-repeated="3" office:value-type="string" calcext:value-type="string">
            <text:p>X-axis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style-name="ce11" office:value-type="float" office:value="3.829716" calcext:value-type="float">
            <text:p>3.829716</text:p>
          </table:table-cell>
          <table:table-cell table:style-name="ce11" office:value-type="float" office:value="1.996919" calcext:value-type="float">
            <text:p>1.996919</text:p>
          </table:table-cell>
          <table:table-cell table:style-name="ce11" office:value-type="float" office:value="3.829716" calcext:value-type="float">
            <text:p>3.829716</text:p>
          </table:table-cell>
          <table:table-cell table:style-name="ce11" office:value-type="float" office:value="2.596175" calcext:value-type="float">
            <text:p>2.596175</text:p>
          </table:table-cell>
          <table:table-cell table:style-name="ce11" office:value-type="float" office:value="5.214316" calcext:value-type="float">
            <text:p>5.214316</text:p>
          </table:table-cell>
          <table:table-cell table:style-name="ce11" office:value-type="float" office:value="1.99685" calcext:value-type="float">
            <text:p>1.996850</text:p>
          </table:table-cell>
          <table:table-cell table:style-name="ce11" office:value-type="float" office:value="5.214316" calcext:value-type="float">
            <text:p>5.214316</text:p>
          </table:table-cell>
          <table:table-cell table:style-name="ce11" office:value-type="float" office:value="2.597413" calcext:value-type="float">
            <text:p>2.597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"/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X-axis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X-axis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style-name="ce11" office:value-type="float" office:value="3.830011" calcext:value-type="float">
            <text:p>3.830011</text:p>
          </table:table-cell>
          <table:table-cell table:style-name="ce11" office:value-type="float" office:value="1.998404" calcext:value-type="float">
            <text:p>1.998404</text:p>
          </table:table-cell>
          <table:table-cell table:style-name="ce11" office:value-type="float" office:value="3.830011" calcext:value-type="float">
            <text:p>3.830011</text:p>
          </table:table-cell>
          <table:table-cell table:style-name="ce11" office:value-type="float" office:value="2.653097" calcext:value-type="float">
            <text:p>2.653097</text:p>
          </table:table-cell>
          <table:table-cell table:style-name="ce11" office:value-type="float" office:value="5.217687" calcext:value-type="float">
            <text:p>5.217687</text:p>
          </table:table-cell>
          <table:table-cell table:style-name="ce11" office:value-type="float" office:value="1.998167" calcext:value-type="float">
            <text:p>1.998167</text:p>
          </table:table-cell>
          <table:table-cell table:style-name="ce11" office:value-type="float" office:value="5.217687" calcext:value-type="float">
            <text:p>5.217687</text:p>
          </table:table-cell>
          <table:table-cell table:style-name="ce11" office:value-type="float" office:value="2.65198" calcext:value-type="float">
            <text:p>2.6519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seq</text:p>
          </table:table-cell>
          <table:table-cell office:value-type="string" calcext:value-type="string">
            <text:p>30,70</text:p>
          </table:table-cell>
          <table:table-cell/>
          <table:table-cell office:value-type="string" calcext:value-type="string">
            <text:p>X-axis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mItr</text:p>
          </table:table-cell>
          <table:table-cell office:value-type="string" calcext:value-type="string">
            <text:p>1,2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(30,1)</text:p>
          </table:table-cell>
          <table:table-cell/>
          <table:table-cell table:style-name="ce10" office:value-type="string" calcext:value-type="string">
            <text:p>(30,2)</text:p>
          </table:table-cell>
          <table:table-cell/>
          <table:table-cell table:style-name="ce10" office:value-type="string" calcext:value-type="string">
            <text:p>(30,5)</text:p>
          </table:table-cell>
          <table:table-cell/>
          <table:table-cell table:style-name="ce10" office:value-type="string" calcext:value-type="string">
            <text:p>(70,1)</text:p>
          </table:table-cell>
          <table:table-cell/>
          <table:table-cell table:style-name="ce10" office:value-type="string" calcext:value-type="string">
            <text:p>(70,2)</text:p>
          </table:table-cell>
          <table:table-cell/>
          <table:table-cell table:style-name="ce10" office:value-type="string" calcext:value-type="string">
            <text:p>(70,5)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Pid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" calcext:value-type="float">
            <text:p>0.00</text:p>
          </table:table-cell>
          <table:table-cell table:style-name="ce11" office:value-type="float" office:value="5.216008" calcext:value-type="float">
            <text:p>5.216008</text:p>
          </table:table-cell>
          <table:table-cell table:style-name="ce11" office:value-type="float" office:value="2.16805" calcext:value-type="float">
            <text:p>2.168050</text:p>
          </table:table-cell>
          <table:table-cell table:style-name="ce11" office:value-type="float" office:value="5.216008" calcext:value-type="float">
            <text:p>5.216008</text:p>
          </table:table-cell>
          <table:table-cell table:style-name="ce11" office:value-type="float" office:value="2.16805" calcext:value-type="float">
            <text:p>2.168050</text:p>
          </table:table-cell>
          <table:table-cell table:style-name="ce11" office:value-type="float" office:value="5.216008" calcext:value-type="float">
            <text:p>5.216008</text:p>
          </table:table-cell>
          <table:table-cell table:style-name="ce11" office:value-type="float" office:value="2.16805" calcext:value-type="float">
            <text:p>2.168050</text:p>
          </table:table-cell>
          <table:table-cell table:style-name="ce11" office:value-type="float" office:value="5.217561" calcext:value-type="float">
            <text:p>5.217561</text:p>
          </table:table-cell>
          <table:table-cell table:style-name="ce11" office:value-type="float" office:value="2.548074" calcext:value-type="float">
            <text:p>2.548074</text:p>
          </table:table-cell>
          <table:table-cell table:style-name="ce11" office:value-type="float" office:value="5.217561" calcext:value-type="float">
            <text:p>5.217561</text:p>
          </table:table-cell>
          <table:table-cell table:style-name="ce11" office:value-type="float" office:value="2.548074" calcext:value-type="float">
            <text:p>2.548074</text:p>
          </table:table-cell>
          <table:table-cell table:style-name="ce11" office:value-type="float" office:value="5.217561" calcext:value-type="float">
            <text:p>5.217561</text:p>
          </table:table-cell>
          <table:table-cell table:style-name="ce11" office:value-type="float" office:value="2.548074" calcext:value-type="float">
            <text:p>2.548074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.01" calcext:value-type="float">
            <text:p>0.01</text:p>
          </table:table-cell>
          <table:table-cell table:style-name="ce11" office:value-type="float" office:value="5.217366" calcext:value-type="float">
            <text:p>5.217366</text:p>
          </table:table-cell>
          <table:table-cell table:style-name="ce11" office:value-type="float" office:value="2.0793" calcext:value-type="float">
            <text:p>2.079300</text:p>
          </table:table-cell>
          <table:table-cell table:style-name="ce11" office:value-type="float" office:value="5.217366" calcext:value-type="float">
            <text:p>5.217366</text:p>
          </table:table-cell>
          <table:table-cell table:style-name="ce11" office:value-type="float" office:value="2.0793" calcext:value-type="float">
            <text:p>2.079300</text:p>
          </table:table-cell>
          <table:table-cell table:style-name="ce11" office:value-type="float" office:value="5.217366" calcext:value-type="float">
            <text:p>5.217366</text:p>
          </table:table-cell>
          <table:table-cell table:style-name="ce11" office:value-type="float" office:value="2.0793" calcext:value-type="float">
            <text:p>2.079300</text:p>
          </table:table-cell>
          <table:table-cell table:style-name="ce11" office:value-type="float" office:value="5.217108" calcext:value-type="float">
            <text:p>5.217108</text:p>
          </table:table-cell>
          <table:table-cell table:style-name="ce11" office:value-type="float" office:value="2.485114" calcext:value-type="float">
            <text:p>2.485114</text:p>
          </table:table-cell>
          <table:table-cell table:style-name="ce11" office:value-type="float" office:value="5.217108" calcext:value-type="float">
            <text:p>5.217108</text:p>
          </table:table-cell>
          <table:table-cell table:style-name="ce11" office:value-type="float" office:value="2.485114" calcext:value-type="float">
            <text:p>2.485114</text:p>
          </table:table-cell>
          <table:table-cell table:style-name="ce11" office:value-type="float" office:value="5.217108" calcext:value-type="float">
            <text:p>5.217108</text:p>
          </table:table-cell>
          <table:table-cell table:style-name="ce11" office:value-type="float" office:value="2.485114" calcext:value-type="float">
            <text:p>2.485114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.02" calcext:value-type="float">
            <text:p>0.02</text:p>
          </table:table-cell>
          <table:table-cell table:style-name="ce11" office:value-type="float" office:value="5.217007" calcext:value-type="float">
            <text:p>5.217007</text:p>
          </table:table-cell>
          <table:table-cell table:style-name="ce11" office:value-type="float" office:value="2.0099" calcext:value-type="float">
            <text:p>2.009900</text:p>
          </table:table-cell>
          <table:table-cell table:style-name="ce11" office:value-type="float" office:value="5.217007" calcext:value-type="float">
            <text:p>5.217007</text:p>
          </table:table-cell>
          <table:table-cell table:style-name="ce11" office:value-type="float" office:value="2.0099" calcext:value-type="float">
            <text:p>2.009900</text:p>
          </table:table-cell>
          <table:table-cell table:style-name="ce11" office:value-type="float" office:value="5.217007" calcext:value-type="float">
            <text:p>5.217007</text:p>
          </table:table-cell>
          <table:table-cell table:style-name="ce11" office:value-type="float" office:value="2.0099" calcext:value-type="float">
            <text:p>2.009900</text:p>
          </table:table-cell>
          <table:table-cell table:style-name="ce11" office:value-type="float" office:value="5.214472" calcext:value-type="float">
            <text:p>5.214472</text:p>
          </table:table-cell>
          <table:table-cell table:style-name="ce11" office:value-type="float" office:value="2.452754" calcext:value-type="float">
            <text:p>2.452754</text:p>
          </table:table-cell>
          <table:table-cell table:style-name="ce11" office:value-type="float" office:value="5.214472" calcext:value-type="float">
            <text:p>5.214472</text:p>
          </table:table-cell>
          <table:table-cell table:style-name="ce11" office:value-type="float" office:value="2.452754" calcext:value-type="float">
            <text:p>2.452754</text:p>
          </table:table-cell>
          <table:table-cell table:style-name="ce11" office:value-type="float" office:value="5.214472" calcext:value-type="float">
            <text:p>5.214472</text:p>
          </table:table-cell>
          <table:table-cell table:style-name="ce11" office:value-type="float" office:value="2.452754" calcext:value-type="float">
            <text:p>2.452754</text:p>
          </table:table-cell>
          <table:table-cell table:number-columns-repeated="6"/>
        </table:table-row>
        <table:table-row table:style-name="ro1">
          <table:table-cell/>
          <table:table-cell table:style-name="ce14"/>
          <table:table-cell table:style-name="ce15"/>
          <table:table-cell table:number-columns-repeated="7"/>
          <table:table-cell table:style-name="ce9" office:value-type="float" office:value="0.03" calcext:value-type="float">
            <text:p>0.03</text:p>
          </table:table-cell>
          <table:table-cell table:style-name="ce11" office:value-type="float" office:value="5.217334" calcext:value-type="float">
            <text:p>5.217334</text:p>
          </table:table-cell>
          <table:table-cell table:style-name="ce11" office:value-type="float" office:value="1.952972" calcext:value-type="float">
            <text:p>1.952972</text:p>
          </table:table-cell>
          <table:table-cell table:style-name="ce11" office:value-type="float" office:value="5.217622" calcext:value-type="float">
            <text:p>5.217622</text:p>
          </table:table-cell>
          <table:table-cell table:style-name="ce11" office:value-type="float" office:value="1.953145" calcext:value-type="float">
            <text:p>1.953145</text:p>
          </table:table-cell>
          <table:table-cell table:style-name="ce11" office:value-type="float" office:value="5.217696" calcext:value-type="float">
            <text:p>5.217696</text:p>
          </table:table-cell>
          <table:table-cell table:style-name="ce11" office:value-type="float" office:value="1.95318" calcext:value-type="float">
            <text:p>1.953180</text:p>
          </table:table-cell>
          <table:table-cell table:style-name="ce11" office:value-type="float" office:value="5.215091" calcext:value-type="float">
            <text:p>5.215091</text:p>
          </table:table-cell>
          <table:table-cell table:style-name="ce11" office:value-type="float" office:value="2.410516" calcext:value-type="float">
            <text:p>2.410516</text:p>
          </table:table-cell>
          <table:table-cell table:style-name="ce11" office:value-type="float" office:value="5.215091" calcext:value-type="float">
            <text:p>5.215091</text:p>
          </table:table-cell>
          <table:table-cell table:style-name="ce11" office:value-type="float" office:value="2.410516" calcext:value-type="float">
            <text:p>2.410516</text:p>
          </table:table-cell>
          <table:table-cell table:style-name="ce11" office:value-type="float" office:value="5.215091" calcext:value-type="float">
            <text:p>5.215091</text:p>
          </table:table-cell>
          <table:table-cell table:style-name="ce11" office:value-type="float" office:value="2.410516" calcext:value-type="float">
            <text:p>2.410516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.04" calcext:value-type="float">
            <text:p>0.04</text:p>
          </table:table-cell>
          <table:table-cell table:style-name="ce11" office:value-type="float" office:value="5.207743" calcext:value-type="float">
            <text:p>5.207743</text:p>
          </table:table-cell>
          <table:table-cell table:style-name="ce11" office:value-type="float" office:value="1.889343" calcext:value-type="float">
            <text:p>1.889343</text:p>
          </table:table-cell>
          <table:table-cell table:style-name="ce11" office:value-type="float" office:value="5.215636" calcext:value-type="float">
            <text:p>5.215636</text:p>
          </table:table-cell>
          <table:table-cell table:style-name="ce11" office:value-type="float" office:value="1.893512" calcext:value-type="float">
            <text:p>1.893512</text:p>
          </table:table-cell>
          <table:table-cell table:style-name="ce11" office:value-type="float" office:value="5.217909" calcext:value-type="float">
            <text:p>5.217909</text:p>
          </table:table-cell>
          <table:table-cell table:style-name="ce11" office:value-type="float" office:value="1.894601" calcext:value-type="float">
            <text:p>1.894601</text:p>
          </table:table-cell>
          <table:table-cell table:style-name="ce11" office:value-type="float" office:value="5.217009" calcext:value-type="float">
            <text:p>5.217009</text:p>
          </table:table-cell>
          <table:table-cell table:style-name="ce11" office:value-type="float" office:value="2.36554" calcext:value-type="float">
            <text:p>2.365540</text:p>
          </table:table-cell>
          <table:table-cell table:style-name="ce11" office:value-type="float" office:value="5.217009" calcext:value-type="float">
            <text:p>5.217009</text:p>
          </table:table-cell>
          <table:table-cell table:style-name="ce11" office:value-type="float" office:value="2.36554" calcext:value-type="float">
            <text:p>2.365540</text:p>
          </table:table-cell>
          <table:table-cell table:style-name="ce11" office:value-type="float" office:value="5.217009" calcext:value-type="float">
            <text:p>5.217009</text:p>
          </table:table-cell>
          <table:table-cell table:style-name="ce11" office:value-type="float" office:value="2.36554" calcext:value-type="float">
            <text:p>2.36554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.05" calcext:value-type="float">
            <text:p>0.05</text:p>
          </table:table-cell>
          <table:table-cell table:style-name="ce11" office:value-type="float" office:value="5.116534" calcext:value-type="float">
            <text:p>5.116534</text:p>
          </table:table-cell>
          <table:table-cell table:style-name="ce11" office:value-type="float" office:value="1.791984" calcext:value-type="float">
            <text:p>1.791984</text:p>
          </table:table-cell>
          <table:table-cell table:style-name="ce11" office:value-type="float" office:value="5.198755" calcext:value-type="float">
            <text:p>5.198755</text:p>
          </table:table-cell>
          <table:table-cell table:style-name="ce11" office:value-type="float" office:value="1.829116" calcext:value-type="float">
            <text:p>1.829116</text:p>
          </table:table-cell>
          <table:table-cell table:style-name="ce11" office:value-type="float" office:value="5.211602" calcext:value-type="float">
            <text:p>5.211602</text:p>
          </table:table-cell>
          <table:table-cell table:style-name="ce11" office:value-type="float" office:value="1.836169" calcext:value-type="float">
            <text:p>1.836169</text:p>
          </table:table-cell>
          <table:table-cell table:style-name="ce11" office:value-type="float" office:value="5.211975" calcext:value-type="float">
            <text:p>5.211975</text:p>
          </table:table-cell>
          <table:table-cell table:style-name="ce11" office:value-type="float" office:value="2.309889" calcext:value-type="float">
            <text:p>2.309889</text:p>
          </table:table-cell>
          <table:table-cell table:style-name="ce11" office:value-type="float" office:value="5.218231" calcext:value-type="float">
            <text:p>5.218231</text:p>
          </table:table-cell>
          <table:table-cell table:style-name="ce11" office:value-type="float" office:value="2.314145" calcext:value-type="float">
            <text:p>2.314145</text:p>
          </table:table-cell>
          <table:table-cell table:style-name="ce11" office:value-type="float" office:value="5.21869" calcext:value-type="float">
            <text:p>5.218690</text:p>
          </table:table-cell>
          <table:table-cell table:style-name="ce11" office:value-type="float" office:value="2.314526" calcext:value-type="float">
            <text:p>2.314526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/>
          <table:table-cell table:style-name="ce10" office:value-type="string" calcext:value-type="string">
            <text:p>(30,1)</text:p>
          </table:table-cell>
          <table:table-cell/>
          <table:table-cell table:style-name="ce10" office:value-type="string" calcext:value-type="string">
            <text:p>(30,2)</text:p>
          </table:table-cell>
          <table:table-cell/>
          <table:table-cell table:style-name="ce10" office:value-type="string" calcext:value-type="string">
            <text:p>(30,5)</text:p>
          </table:table-cell>
          <table:table-cell/>
          <table:table-cell table:style-name="ce10" office:value-type="string" calcext:value-type="string">
            <text:p>(70,1)</text:p>
          </table:table-cell>
          <table:table-cell/>
          <table:table-cell table:style-name="ce10" office:value-type="string" calcext:value-type="string">
            <text:p>(70,2)</text:p>
          </table:table-cell>
          <table:table-cell/>
          <table:table-cell table:style-name="ce10" office:value-type="string" calcext:value-type="string">
            <text:p>(70,5)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Pid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" calcext:value-type="float">
            <text:p>0.00</text:p>
          </table:table-cell>
          <table:table-cell table:style-name="ce11" office:value-type="float" office:value="5.216008" calcext:value-type="float">
            <text:p>5.216008</text:p>
          </table:table-cell>
          <table:table-cell table:style-name="ce11" office:value-type="float" office:value="2.16805" calcext:value-type="float">
            <text:p>2.168050</text:p>
          </table:table-cell>
          <table:table-cell table:style-name="ce11" table:formula="of:=[.N15]" office:value-type="float" office:value="5.216008" calcext:value-type="float">
            <text:p>5.216008</text:p>
          </table:table-cell>
          <table:table-cell table:style-name="ce11" table:formula="of:=[.O15]" office:value-type="float" office:value="2.16805" calcext:value-type="float">
            <text:p>2.168050</text:p>
          </table:table-cell>
          <table:table-cell table:style-name="ce11" table:formula="of:=[.P15]" office:value-type="float" office:value="5.216008" calcext:value-type="float">
            <text:p>5.216008</text:p>
          </table:table-cell>
          <table:table-cell table:style-name="ce11" table:formula="of:=[.Q15]" office:value-type="float" office:value="2.16805" calcext:value-type="float">
            <text:p>2.168050</text:p>
          </table:table-cell>
          <table:table-cell table:style-name="ce11" table:formula="of:=[.R15]" office:value-type="float" office:value="5.217561" calcext:value-type="float">
            <text:p>5.217561</text:p>
          </table:table-cell>
          <table:table-cell table:style-name="ce11" table:formula="of:=[.S15]" office:value-type="float" office:value="2.548074" calcext:value-type="float">
            <text:p>2.548074</text:p>
          </table:table-cell>
          <table:table-cell table:style-name="ce11" table:formula="of:=[.T15]" office:value-type="float" office:value="5.217561" calcext:value-type="float">
            <text:p>5.217561</text:p>
          </table:table-cell>
          <table:table-cell table:style-name="ce11" table:formula="of:=[.U15]" office:value-type="float" office:value="2.548074" calcext:value-type="float">
            <text:p>2.548074</text:p>
          </table:table-cell>
          <table:table-cell table:style-name="ce11" table:formula="of:=[.V15]" office:value-type="float" office:value="5.217561" calcext:value-type="float">
            <text:p>5.217561</text:p>
          </table:table-cell>
          <table:table-cell table:style-name="ce11" table:formula="of:=[.W15]" office:value-type="float" office:value="2.548074" calcext:value-type="float">
            <text:p>2.548074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.01" calcext:value-type="float">
            <text:p>0.01</text:p>
          </table:table-cell>
          <table:table-cell table:style-name="ce11" office:value-type="float" office:value="5.218252" calcext:value-type="float">
            <text:p>5.218252</text:p>
          </table:table-cell>
          <table:table-cell table:style-name="ce11" office:value-type="float" office:value="2.134495" calcext:value-type="float">
            <text:p>2.134495</text:p>
          </table:table-cell>
          <table:table-cell table:style-name="ce11" office:value-type="float" office:value="5.218252" calcext:value-type="float">
            <text:p>5.218252</text:p>
          </table:table-cell>
          <table:table-cell table:style-name="ce11" office:value-type="float" office:value="2.134495" calcext:value-type="float">
            <text:p>2.134495</text:p>
          </table:table-cell>
          <table:table-cell table:style-name="ce11" office:value-type="float" office:value="5.218252" calcext:value-type="float">
            <text:p>5.218252</text:p>
          </table:table-cell>
          <table:table-cell table:style-name="ce11" office:value-type="float" office:value="2.134495" calcext:value-type="float">
            <text:p>2.134495</text:p>
          </table:table-cell>
          <table:table-cell table:style-name="ce27" office:value-type="float" office:value="5.217828" calcext:value-type="float">
            <text:p>5.217828</text:p>
          </table:table-cell>
          <table:table-cell table:style-name="ce27" office:value-type="float" office:value="2.504828" calcext:value-type="float">
            <text:p>2.504828</text:p>
          </table:table-cell>
          <table:table-cell table:style-name="ce27" office:value-type="float" office:value="5.217828" calcext:value-type="float">
            <text:p>5.217828</text:p>
          </table:table-cell>
          <table:table-cell table:style-name="ce27" office:value-type="float" office:value="2.504828" calcext:value-type="float">
            <text:p>2.504828</text:p>
          </table:table-cell>
          <table:table-cell table:style-name="ce11" office:value-type="float" office:value="5.217828" calcext:value-type="float">
            <text:p>5.217828</text:p>
          </table:table-cell>
          <table:table-cell table:style-name="ce11" office:value-type="float" office:value="2.504828" calcext:value-type="float">
            <text:p>2.504828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.02" calcext:value-type="float">
            <text:p>0.02</text:p>
          </table:table-cell>
          <table:table-cell table:style-name="ce11" office:value-type="float" office:value="5.215576" calcext:value-type="float">
            <text:p>5.215576</text:p>
          </table:table-cell>
          <table:table-cell table:style-name="ce11" office:value-type="float" office:value="2.104955" calcext:value-type="float">
            <text:p>2.104955</text:p>
          </table:table-cell>
          <table:table-cell table:style-name="ce11" office:value-type="float" office:value="5.215576" calcext:value-type="float">
            <text:p>5.215576</text:p>
          </table:table-cell>
          <table:table-cell table:style-name="ce11" office:value-type="float" office:value="2.104955" calcext:value-type="float">
            <text:p>2.104955</text:p>
          </table:table-cell>
          <table:table-cell table:style-name="ce11" office:value-type="float" office:value="5.215576" calcext:value-type="float">
            <text:p>5.215576</text:p>
          </table:table-cell>
          <table:table-cell table:style-name="ce11" office:value-type="float" office:value="2.104955" calcext:value-type="float">
            <text:p>2.104955</text:p>
          </table:table-cell>
          <table:table-cell table:style-name="ce27" office:value-type="float" office:value="5.218922" calcext:value-type="float">
            <text:p>5.218922</text:p>
          </table:table-cell>
          <table:table-cell table:style-name="ce27" office:value-type="float" office:value="2.489003" calcext:value-type="float">
            <text:p>2.489003</text:p>
          </table:table-cell>
          <table:table-cell table:style-name="ce27" office:value-type="float" office:value="5.218922" calcext:value-type="float">
            <text:p>5.218922</text:p>
          </table:table-cell>
          <table:table-cell table:style-name="ce27" office:value-type="float" office:value="2.489003" calcext:value-type="float">
            <text:p>2.489003</text:p>
          </table:table-cell>
          <table:table-cell table:style-name="ce11" office:value-type="float" office:value="5.218922" calcext:value-type="float">
            <text:p>5.218922</text:p>
          </table:table-cell>
          <table:table-cell table:style-name="ce11" office:value-type="float" office:value="2.489003" calcext:value-type="float">
            <text:p>2.489003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.03" calcext:value-type="float">
            <text:p>0.03</text:p>
          </table:table-cell>
          <table:table-cell table:style-name="ce11" office:value-type="float" office:value="5.216699" calcext:value-type="float">
            <text:p>5.216699</text:p>
          </table:table-cell>
          <table:table-cell table:style-name="ce11" office:value-type="float" office:value="2.077964" calcext:value-type="float">
            <text:p>2.077964</text:p>
          </table:table-cell>
          <table:table-cell table:style-name="ce11" office:value-type="float" office:value="5.216699" calcext:value-type="float">
            <text:p>5.216699</text:p>
          </table:table-cell>
          <table:table-cell table:style-name="ce11" office:value-type="float" office:value="2.077695" calcext:value-type="float">
            <text:p>2.077695</text:p>
          </table:table-cell>
          <table:table-cell table:style-name="ce11" office:value-type="float" office:value="5.216699" calcext:value-type="float">
            <text:p>5.216699</text:p>
          </table:table-cell>
          <table:table-cell table:style-name="ce11" office:value-type="float" office:value="2.077965" calcext:value-type="float">
            <text:p>2.077965</text:p>
          </table:table-cell>
          <table:table-cell table:style-name="ce27" office:value-type="float" office:value="5.218345" calcext:value-type="float">
            <text:p>5.218345</text:p>
          </table:table-cell>
          <table:table-cell table:style-name="ce27" office:value-type="float" office:value="2.473453" calcext:value-type="float">
            <text:p>2.473453</text:p>
          </table:table-cell>
          <table:table-cell table:style-name="ce27" office:value-type="float" office:value="5.218345" calcext:value-type="float">
            <text:p>5.218345</text:p>
          </table:table-cell>
          <table:table-cell table:style-name="ce27" office:value-type="float" office:value="2.473453" calcext:value-type="float">
            <text:p>2.473453</text:p>
          </table:table-cell>
          <table:table-cell table:style-name="ce11" office:value-type="float" office:value="5.218345" calcext:value-type="float">
            <text:p>5.218345</text:p>
          </table:table-cell>
          <table:table-cell table:style-name="ce11" office:value-type="float" office:value="2.473453" calcext:value-type="float">
            <text:p>2.473453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.04" calcext:value-type="float">
            <text:p>0.04</text:p>
          </table:table-cell>
          <table:table-cell table:style-name="ce11" office:value-type="float" office:value="5.217459" calcext:value-type="float">
            <text:p>5.217459</text:p>
          </table:table-cell>
          <table:table-cell table:style-name="ce11" office:value-type="float" office:value="2.054201" calcext:value-type="float">
            <text:p>2.054201</text:p>
          </table:table-cell>
          <table:table-cell table:style-name="ce11" office:value-type="float" office:value="5.217532" calcext:value-type="float">
            <text:p>5.217532</text:p>
          </table:table-cell>
          <table:table-cell table:style-name="ce11" office:value-type="float" office:value="2.054228" calcext:value-type="float">
            <text:p>2.054228</text:p>
          </table:table-cell>
          <table:table-cell table:style-name="ce11" office:value-type="float" office:value="5.217532" calcext:value-type="float">
            <text:p>5.217532</text:p>
          </table:table-cell>
          <table:table-cell table:style-name="ce11" office:value-type="float" office:value="2.054228" calcext:value-type="float">
            <text:p>2.054228</text:p>
          </table:table-cell>
          <table:table-cell table:style-name="ce27" office:value-type="float" office:value="5.218458" calcext:value-type="float">
            <text:p>5.218458</text:p>
          </table:table-cell>
          <table:table-cell table:style-name="ce27" office:value-type="float" office:value="2.45494" calcext:value-type="float">
            <text:p>2.454940</text:p>
          </table:table-cell>
          <table:table-cell table:style-name="ce27" office:value-type="float" office:value="5.218458" calcext:value-type="float">
            <text:p>5.218458</text:p>
          </table:table-cell>
          <table:table-cell table:style-name="ce27" office:value-type="float" office:value="2.45494" calcext:value-type="float">
            <text:p>2.454940</text:p>
          </table:table-cell>
          <table:table-cell table:style-name="ce11" office:value-type="float" office:value="5.218458" calcext:value-type="float">
            <text:p>5.218458</text:p>
          </table:table-cell>
          <table:table-cell table:style-name="ce11" office:value-type="float" office:value="2.45494" calcext:value-type="float">
            <text:p>2.45494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office:value-type="float" office:value="0.05" calcext:value-type="float">
            <text:p>0.05</text:p>
          </table:table-cell>
          <table:table-cell table:style-name="ce11" office:value-type="float" office:value="5.205857" calcext:value-type="float">
            <text:p>5.205857</text:p>
          </table:table-cell>
          <table:table-cell table:style-name="ce11" office:value-type="float" office:value="2.027726" calcext:value-type="float">
            <text:p>2.027726</text:p>
          </table:table-cell>
          <table:table-cell table:style-name="ce11" office:value-type="float" office:value="5.211793" calcext:value-type="float">
            <text:p>5.211793</text:p>
          </table:table-cell>
          <table:table-cell table:style-name="ce11" office:value-type="float" office:value="2.030395" calcext:value-type="float">
            <text:p>2.030395</text:p>
          </table:table-cell>
          <table:table-cell table:style-name="ce11" office:value-type="float" office:value="5.21507" calcext:value-type="float">
            <text:p>5.215070</text:p>
          </table:table-cell>
          <table:table-cell table:style-name="ce11" office:value-type="float" office:value="2.032324" calcext:value-type="float">
            <text:p>2.032324</text:p>
          </table:table-cell>
          <table:table-cell table:style-name="ce27" office:value-type="float" office:value="5.215357" calcext:value-type="float">
            <text:p>5.215357</text:p>
          </table:table-cell>
          <table:table-cell table:style-name="ce27" office:value-type="float" office:value="2.438898" calcext:value-type="float">
            <text:p>2.438898</text:p>
          </table:table-cell>
          <table:table-cell table:style-name="ce27" office:value-type="float" office:value="5.216201" calcext:value-type="float">
            <text:p>5.216201</text:p>
          </table:table-cell>
          <table:table-cell table:style-name="ce27" office:value-type="float" office:value="2.43931" calcext:value-type="float">
            <text:p>2.439310</text:p>
          </table:table-cell>
          <table:table-cell table:style-name="ce11" office:value-type="float" office:value="5.216515" calcext:value-type="float">
            <text:p>5.216515</text:p>
          </table:table-cell>
          <table:table-cell table:style-name="ce11" office:value-type="float" office:value="2.439598" calcext:value-type="float">
            <text:p>2.439598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x1-k03</text:p>
          </table:table-cell>
          <table:table-cell/>
          <table:table-cell office:value-type="string" calcext:value-type="string">
            <text:p>ex1-k07</text:p>
          </table:table-cell>
          <table:table-cell/>
          <table:table-cell office:value-type="string" calcext:value-type="string">
            <text:p>ex4-k03</text:p>
          </table:table-cell>
          <table:table-cell/>
          <table:table-cell office:value-type="string" calcext:value-type="string">
            <text:p>ex4-k07</text:p>
          </table:table-cell>
          <table:table-cell office:value-type="string" calcext:value-type="string">
            <text:p>=B(70,5)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Pid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9" office:value-type="float" office:value="0" calcext:value-type="float">
            <text:p>0.00</text:p>
          </table:table-cell>
          <table:table-cell table:style-name="ce11" office:value-type="float" office:value="3.827698" calcext:value-type="float">
            <text:p>3.827698</text:p>
          </table:table-cell>
          <table:table-cell table:style-name="ce11" office:value-type="float" office:value="1.994349" calcext:value-type="float">
            <text:p>1.994349</text:p>
          </table:table-cell>
          <table:table-cell table:style-name="ce11" office:value-type="float" office:value="3.827698" calcext:value-type="float">
            <text:p>3.827698</text:p>
          </table:table-cell>
          <table:table-cell table:style-name="ce11" office:value-type="float" office:value="2.54732" calcext:value-type="float">
            <text:p>2.547320</text:p>
          </table:table-cell>
          <table:table-cell table:style-name="ce11" office:value-type="float" office:value="5.217561" calcext:value-type="float">
            <text:p>5.217561</text:p>
          </table:table-cell>
          <table:table-cell table:style-name="ce11" office:value-type="float" office:value="1.994368" calcext:value-type="float">
            <text:p>1.994368</text:p>
          </table:table-cell>
          <table:table-cell table:style-name="ce11" table:formula="of:=[.V15]" office:value-type="float" office:value="5.217561" calcext:value-type="float">
            <text:p>5.217561</text:p>
          </table:table-cell>
          <table:table-cell table:style-name="ce11" table:formula="of:=[.W15]" office:value-type="float" office:value="2.548074" calcext:value-type="float">
            <text:p>2.548074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9" office:value-type="float" office:value="0.01" calcext:value-type="float">
            <text:p>0.01</text:p>
          </table:table-cell>
          <table:table-cell table:style-name="ce27" office:value-type="float" office:value="3.828876" calcext:value-type="float">
            <text:p>3.828876</text:p>
          </table:table-cell>
          <table:table-cell table:style-name="ce27" office:value-type="float" office:value="1.993266" calcext:value-type="float">
            <text:p>1.993266</text:p>
          </table:table-cell>
          <table:table-cell table:style-name="ce27" office:value-type="float" office:value="3.828876" calcext:value-type="float">
            <text:p>3.828876</text:p>
          </table:table-cell>
          <table:table-cell table:style-name="ce27" office:value-type="float" office:value="2.484324" calcext:value-type="float">
            <text:p>2.484324</text:p>
          </table:table-cell>
          <table:table-cell table:style-name="ce27" office:value-type="float" office:value="5.217108" calcext:value-type="float">
            <text:p>5.217108</text:p>
          </table:table-cell>
          <table:table-cell table:style-name="ce27" office:value-type="float" office:value="1.993431" calcext:value-type="float">
            <text:p>1.993431</text:p>
          </table:table-cell>
          <table:table-cell table:style-name="ce11" table:formula="of:=[.V16]" office:value-type="float" office:value="5.217108" calcext:value-type="float">
            <text:p>5.217108</text:p>
          </table:table-cell>
          <table:table-cell table:style-name="ce11" table:formula="of:=[.W16]" office:value-type="float" office:value="2.485114" calcext:value-type="float">
            <text:p>2.485114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9" office:value-type="float" office:value="0.02" calcext:value-type="float">
            <text:p>0.02</text:p>
          </table:table-cell>
          <table:table-cell table:style-name="ce27" office:value-type="float" office:value="3.829732" calcext:value-type="float">
            <text:p>3.829732</text:p>
          </table:table-cell>
          <table:table-cell table:style-name="ce27" office:value-type="float" office:value="1.991957" calcext:value-type="float">
            <text:p>1.991957</text:p>
          </table:table-cell>
          <table:table-cell table:style-name="ce27" office:value-type="float" office:value="3.829732" calcext:value-type="float">
            <text:p>3.829732</text:p>
          </table:table-cell>
          <table:table-cell table:style-name="ce27" office:value-type="float" office:value="2.447689" calcext:value-type="float">
            <text:p>2.447689</text:p>
          </table:table-cell>
          <table:table-cell table:style-name="ce27" office:value-type="float" office:value="5.214472" calcext:value-type="float">
            <text:p>5.214472</text:p>
          </table:table-cell>
          <table:table-cell table:style-name="ce27" office:value-type="float" office:value="1.991727" calcext:value-type="float">
            <text:p>1.991727</text:p>
          </table:table-cell>
          <table:table-cell table:style-name="ce11" table:formula="of:=[.V17]" office:value-type="float" office:value="5.214472" calcext:value-type="float">
            <text:p>5.214472</text:p>
          </table:table-cell>
          <table:table-cell table:style-name="ce11" table:formula="of:=[.W17]" office:value-type="float" office:value="2.452754" calcext:value-type="float">
            <text:p>2.452754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9" office:value-type="float" office:value="0.03" calcext:value-type="float">
            <text:p>0.03</text:p>
          </table:table-cell>
          <table:table-cell table:style-name="ce27" office:value-type="float" office:value="3.828715" calcext:value-type="float">
            <text:p>3.828715</text:p>
          </table:table-cell>
          <table:table-cell table:style-name="ce27" office:value-type="float" office:value="1.989396" calcext:value-type="float">
            <text:p>1.989396</text:p>
          </table:table-cell>
          <table:table-cell table:style-name="ce27" office:value-type="float" office:value="3.828715" calcext:value-type="float">
            <text:p>3.828715</text:p>
          </table:table-cell>
          <table:table-cell table:style-name="ce27" office:value-type="float" office:value="2.405789" calcext:value-type="float">
            <text:p>2.405789</text:p>
          </table:table-cell>
          <table:table-cell table:style-name="ce27" office:value-type="float" office:value="5.215091" calcext:value-type="float">
            <text:p>5.215091</text:p>
          </table:table-cell>
          <table:table-cell table:style-name="ce27" office:value-type="float" office:value="1.989897" calcext:value-type="float">
            <text:p>1.989897</text:p>
          </table:table-cell>
          <table:table-cell table:style-name="ce11" table:formula="of:=[.V18]" office:value-type="float" office:value="5.215091" calcext:value-type="float">
            <text:p>5.215091</text:p>
          </table:table-cell>
          <table:table-cell table:style-name="ce11" table:formula="of:=[.W18]" office:value-type="float" office:value="2.410516" calcext:value-type="float">
            <text:p>2.41051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9" office:value-type="float" office:value="0.04" calcext:value-type="float">
            <text:p>0.04</text:p>
          </table:table-cell>
          <table:table-cell table:style-name="ce27" office:value-type="float" office:value="3.827706" calcext:value-type="float">
            <text:p>3.827706</text:p>
          </table:table-cell>
          <table:table-cell table:style-name="ce27" office:value-type="float" office:value="1.986111" calcext:value-type="float">
            <text:p>1.986111</text:p>
          </table:table-cell>
          <table:table-cell table:style-name="ce27" office:value-type="float" office:value="3.827706" calcext:value-type="float">
            <text:p>3.827706</text:p>
          </table:table-cell>
          <table:table-cell table:style-name="ce27" office:value-type="float" office:value="2.357997" calcext:value-type="float">
            <text:p>2.357997</text:p>
          </table:table-cell>
          <table:table-cell table:style-name="ce27" office:value-type="float" office:value="5.217009" calcext:value-type="float">
            <text:p>5.217009</text:p>
          </table:table-cell>
          <table:table-cell table:style-name="ce27" office:value-type="float" office:value="1.986929" calcext:value-type="float">
            <text:p>1.986929</text:p>
          </table:table-cell>
          <table:table-cell table:style-name="ce11" table:formula="of:=[.V19]" office:value-type="float" office:value="5.217009" calcext:value-type="float">
            <text:p>5.217009</text:p>
          </table:table-cell>
          <table:table-cell table:style-name="ce11" table:formula="of:=[.W19]" office:value-type="float" office:value="2.36554" calcext:value-type="float">
            <text:p>2.36554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9" office:value-type="float" office:value="0.05" calcext:value-type="float">
            <text:p>0.05</text:p>
          </table:table-cell>
          <table:table-cell table:style-name="ce27" office:value-type="float" office:value="3.829994" calcext:value-type="float">
            <text:p>3.829994</text:p>
          </table:table-cell>
          <table:table-cell table:style-name="ce27" office:value-type="float" office:value="1.980712" calcext:value-type="float">
            <text:p>1.980712</text:p>
          </table:table-cell>
          <table:table-cell table:style-name="ce27" office:value-type="float" office:value="3.830059" calcext:value-type="float">
            <text:p>3.830059</text:p>
          </table:table-cell>
          <table:table-cell table:style-name="ce27" office:value-type="float" office:value="2.304723" calcext:value-type="float">
            <text:p>2.304723</text:p>
          </table:table-cell>
          <table:table-cell table:style-name="ce27" office:value-type="float" office:value="5.218764" calcext:value-type="float">
            <text:p>5.218764</text:p>
          </table:table-cell>
          <table:table-cell table:style-name="ce27" office:value-type="float" office:value="1.98188" calcext:value-type="float">
            <text:p>1.981880</text:p>
          </table:table-cell>
          <table:table-cell table:style-name="ce11" table:formula="of:=[.V20]" office:value-type="float" office:value="5.21869" calcext:value-type="float">
            <text:p>5.218690</text:p>
          </table:table-cell>
          <table:table-cell table:style-name="ce11" table:formula="of:=[.W20]" office:value-type="float" office:value="2.314526" calcext:value-type="float">
            <text:p>2.31452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9"/>
          <table:table-cell table:number-columns-repeated="18"/>
        </table:table-row>
        <table:table-row table:style-name="ro1">
          <table:table-cell table:number-columns-repeated="8"/>
          <table:table-cell table:style-name="ce8"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b/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ex1-k03</text:p>
          </table:table-cell>
          <table:table-cell table:number-columns-repeated="2"/>
          <table:table-cell office:value-type="string" calcext:value-type="string">
            <text:p>ex1-k07</text:p>
          </table:table-cell>
          <table:table-cell table:number-columns-repeated="2"/>
          <table:table-cell office:value-type="string" calcext:value-type="string">
            <text:p>ex4-k03</text:p>
          </table:table-cell>
          <table:table-cell table:number-columns-repeated="2"/>
          <table:table-cell office:value-type="string" calcext:value-type="string">
            <text:p>ex4-k0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# Nseq</text:p>
          </table:table-cell>
          <table:table-cell office:value-type="string" calcext:value-type="string">
            <text:p>13.Ia</text:p>
          </table:table-cell>
          <table:table-cell office:value-type="string" calcext:value-type="string">
            <text:p>13.I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17.Ia</text:p>
          </table:table-cell>
          <table:table-cell office:value-type="string" calcext:value-type="string">
            <text:p>17.I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43.Ia</text:p>
          </table:table-cell>
          <table:table-cell office:value-type="string" calcext:value-type="string">
            <text:p>43.I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47.Ia</text:p>
          </table:table-cell>
          <table:table-cell office:value-type="string" calcext:value-type="string">
            <text:p>47.Ib</text:p>
          </table:table-cell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3]" office:value-type="float" office:value="10" calcext:value-type="float">
            <text:p>10</text:p>
          </table:table-cell>
          <table:table-cell table:style-name="ce11" table:formula="of:=[.L3]/6" office:value-type="float" office:value="0.638260666666667" calcext:value-type="float">
            <text:p>0.638261</text:p>
          </table:table-cell>
          <table:table-cell table:style-name="ce11" table:formula="of:=[.M3]" office:value-type="float" office:value="1.704372" calcext:value-type="float">
            <text:p>1.704372</text:p>
          </table:table-cell>
          <table:table-cell table:style-name="ce24" table:formula="of:=[.L44]+[.M44]" office:value-type="float" office:value="2.34263266666667" calcext:value-type="float">
            <text:p>2.342633</text:p>
          </table:table-cell>
          <table:table-cell table:style-name="ce11" table:formula="of:=[.N3]/6" office:value-type="float" office:value="0.638260666666667" calcext:value-type="float">
            <text:p>0.638261</text:p>
          </table:table-cell>
          <table:table-cell table:style-name="ce11" table:formula="of:=[.O3]" office:value-type="float" office:value="1.536922" calcext:value-type="float">
            <text:p>1.536922</text:p>
          </table:table-cell>
          <table:table-cell table:style-name="ce24" table:formula="of:=[.O44]+[.P44]" office:value-type="float" office:value="2.17518266666667" calcext:value-type="float">
            <text:p>2.175183</text:p>
          </table:table-cell>
          <table:table-cell table:style-name="ce11" table:formula="of:=[.P3]/8" office:value-type="float" office:value="0.65217775" calcext:value-type="float">
            <text:p>0.652178</text:p>
          </table:table-cell>
          <table:table-cell table:style-name="ce11" table:formula="of:=[.Q3]" office:value-type="float" office:value="1.704537" calcext:value-type="float">
            <text:p>1.704537</text:p>
          </table:table-cell>
          <table:table-cell table:style-name="ce24" table:formula="of:=[.R44]+[.S44]" office:value-type="float" office:value="2.35671475" calcext:value-type="float">
            <text:p>2.356715</text:p>
          </table:table-cell>
          <table:table-cell table:style-name="ce11" table:formula="of:=[.R3]/8" office:value-type="float" office:value="0.65217775" calcext:value-type="float">
            <text:p>0.652178</text:p>
          </table:table-cell>
          <table:table-cell table:style-name="ce11" table:formula="of:=[.S3]" office:value-type="float" office:value="1.53682" calcext:value-type="float">
            <text:p>1.536820</text:p>
          </table:table-cell>
          <table:table-cell table:style-name="ce24" table:formula="of:=[.U44]+[.V44]" office:value-type="float" office:value="2.18899775" calcext:value-type="float">
            <text:p>2.188998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4]" office:value-type="float" office:value="20" calcext:value-type="float">
            <text:p>20</text:p>
          </table:table-cell>
          <table:table-cell table:style-name="ce11" table:formula="of:=[.L4]/6" office:value-type="float" office:value="0.638139166666667" calcext:value-type="float">
            <text:p>0.638139</text:p>
          </table:table-cell>
          <table:table-cell table:style-name="ce11" table:formula="of:=[.M4]" office:value-type="float" office:value="1.877904" calcext:value-type="float">
            <text:p>1.877904</text:p>
          </table:table-cell>
          <table:table-cell table:style-name="ce24" table:formula="of:=[.L45]+[.M45]" office:value-type="float" office:value="2.51604316666667" calcext:value-type="float">
            <text:p>2.516043</text:p>
          </table:table-cell>
          <table:table-cell table:style-name="ce11" table:formula="of:=[.N4]/6" office:value-type="float" office:value="0.638139166666667" calcext:value-type="float">
            <text:p>0.638139</text:p>
          </table:table-cell>
          <table:table-cell table:style-name="ce11" table:formula="of:=[.O4]" office:value-type="float" office:value="1.970118" calcext:value-type="float">
            <text:p>1.970118</text:p>
          </table:table-cell>
          <table:table-cell table:style-name="ce24" table:formula="of:=[.O45]+[.P45]" office:value-type="float" office:value="2.60825716666667" calcext:value-type="float">
            <text:p>2.608257</text:p>
          </table:table-cell>
          <table:table-cell table:style-name="ce11" table:formula="of:=[.P4]/8" office:value-type="float" office:value="0.652222875" calcext:value-type="float">
            <text:p>0.652223</text:p>
          </table:table-cell>
          <table:table-cell table:style-name="ce11" table:formula="of:=[.Q4]" office:value-type="float" office:value="1.878178" calcext:value-type="float">
            <text:p>1.878178</text:p>
          </table:table-cell>
          <table:table-cell table:style-name="ce24" table:formula="of:=[.R45]+[.S45]" office:value-type="float" office:value="2.530400875" calcext:value-type="float">
            <text:p>2.530401</text:p>
          </table:table-cell>
          <table:table-cell table:style-name="ce11" table:formula="of:=[.R4]/8" office:value-type="float" office:value="0.652222875" calcext:value-type="float">
            <text:p>0.652223</text:p>
          </table:table-cell>
          <table:table-cell table:style-name="ce11" table:formula="of:=[.S4]" office:value-type="float" office:value="1.96995" calcext:value-type="float">
            <text:p>1.969950</text:p>
          </table:table-cell>
          <table:table-cell table:style-name="ce24" table:formula="of:=[.U45]+[.V45]" office:value-type="float" office:value="2.622172875" calcext:value-type="float">
            <text:p>2.622173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5]" office:value-type="float" office:value="30" calcext:value-type="float">
            <text:p>30</text:p>
          </table:table-cell>
          <table:table-cell table:style-name="ce11" table:formula="of:=[.L5]/6" office:value-type="float" office:value="0.638288" calcext:value-type="float">
            <text:p>0.638288</text:p>
          </table:table-cell>
          <table:table-cell table:style-name="ce11" table:formula="of:=[.M5]" office:value-type="float" office:value="1.936321" calcext:value-type="float">
            <text:p>1.936321</text:p>
          </table:table-cell>
          <table:table-cell table:style-name="ce24" table:formula="of:=[.L46]+[.M46]" office:value-type="float" office:value="2.574609" calcext:value-type="float">
            <text:p>2.574609</text:p>
          </table:table-cell>
          <table:table-cell table:style-name="ce11" table:formula="of:=[.N5]/6" office:value-type="float" office:value="0.638288" calcext:value-type="float">
            <text:p>0.638288</text:p>
          </table:table-cell>
          <table:table-cell table:style-name="ce11" table:formula="of:=[.O5]" office:value-type="float" office:value="2.16842" calcext:value-type="float">
            <text:p>2.168420</text:p>
          </table:table-cell>
          <table:table-cell table:style-name="ce24" table:formula="of:=[.O46]+[.P46]" office:value-type="float" office:value="2.806708" calcext:value-type="float">
            <text:p>2.806708</text:p>
          </table:table-cell>
          <table:table-cell table:style-name="ce11" table:formula="of:=[.P5]/8" office:value-type="float" office:value="0.652001" calcext:value-type="float">
            <text:p>0.652001</text:p>
          </table:table-cell>
          <table:table-cell table:style-name="ce11" table:formula="of:=[.Q5]" office:value-type="float" office:value="1.93614" calcext:value-type="float">
            <text:p>1.936140</text:p>
          </table:table-cell>
          <table:table-cell table:style-name="ce24" table:formula="of:=[.R46]+[.S46]" office:value-type="float" office:value="2.588141" calcext:value-type="float">
            <text:p>2.588141</text:p>
          </table:table-cell>
          <table:table-cell table:style-name="ce11" table:formula="of:=[.R5]/8" office:value-type="float" office:value="0.652001" calcext:value-type="float">
            <text:p>0.652001</text:p>
          </table:table-cell>
          <table:table-cell table:style-name="ce11" table:formula="of:=[.S5]" office:value-type="float" office:value="2.16805" calcext:value-type="float">
            <text:p>2.168050</text:p>
          </table:table-cell>
          <table:table-cell table:style-name="ce24" table:formula="of:=[.U46]+[.V46]" office:value-type="float" office:value="2.820051" calcext:value-type="float">
            <text:p>2.82005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6]" office:value-type="float" office:value="40" calcext:value-type="float">
            <text:p>40</text:p>
          </table:table-cell>
          <table:table-cell table:style-name="ce11" table:formula="of:=[.L6]/6" office:value-type="float" office:value="0.638089166666667" calcext:value-type="float">
            <text:p>0.638089</text:p>
          </table:table-cell>
          <table:table-cell table:style-name="ce11" table:formula="of:=[.M6]" office:value-type="float" office:value="1.965542" calcext:value-type="float">
            <text:p>1.965542</text:p>
          </table:table-cell>
          <table:table-cell table:style-name="ce24" table:formula="of:=[.L47]+[.M47]" office:value-type="float" office:value="2.60363116666667" calcext:value-type="float">
            <text:p>2.603631</text:p>
          </table:table-cell>
          <table:table-cell table:style-name="ce11" table:formula="of:=[.N6]/6" office:value-type="float" office:value="0.638089166666667" calcext:value-type="float">
            <text:p>0.638089</text:p>
          </table:table-cell>
          <table:table-cell table:style-name="ce11" table:formula="of:=[.O6]" office:value-type="float" office:value="2.293936" calcext:value-type="float">
            <text:p>2.293936</text:p>
          </table:table-cell>
          <table:table-cell table:style-name="ce24" table:formula="of:=[.O47]+[.P47]" office:value-type="float" office:value="2.93202516666667" calcext:value-type="float">
            <text:p>2.932025</text:p>
          </table:table-cell>
          <table:table-cell table:style-name="ce11" table:formula="of:=[.P6]/8" office:value-type="float" office:value="0.6523055" calcext:value-type="float">
            <text:p>0.652306</text:p>
          </table:table-cell>
          <table:table-cell table:style-name="ce11" table:formula="of:=[.Q6]" office:value-type="float" office:value="1.965309" calcext:value-type="float">
            <text:p>1.965309</text:p>
          </table:table-cell>
          <table:table-cell table:style-name="ce24" table:formula="of:=[.R47]+[.S47]" office:value-type="float" office:value="2.6176145" calcext:value-type="float">
            <text:p>2.617615</text:p>
          </table:table-cell>
          <table:table-cell table:style-name="ce11" table:formula="of:=[.R6]/8" office:value-type="float" office:value="0.6523055" calcext:value-type="float">
            <text:p>0.652306</text:p>
          </table:table-cell>
          <table:table-cell table:style-name="ce11" table:formula="of:=[.S6]" office:value-type="float" office:value="2.293363" calcext:value-type="float">
            <text:p>2.293363</text:p>
          </table:table-cell>
          <table:table-cell table:style-name="ce24" table:formula="of:=[.U47]+[.V47]" office:value-type="float" office:value="2.9456685" calcext:value-type="float">
            <text:p>2.945669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7]" office:value-type="float" office:value="50" calcext:value-type="float">
            <text:p>50</text:p>
          </table:table-cell>
          <table:table-cell table:style-name="ce11" table:formula="of:=[.L7]/6" office:value-type="float" office:value="0.637916833333333" calcext:value-type="float">
            <text:p>0.637917</text:p>
          </table:table-cell>
          <table:table-cell table:style-name="ce11" table:formula="of:=[.M7]" office:value-type="float" office:value="1.981245" calcext:value-type="float">
            <text:p>1.981245</text:p>
          </table:table-cell>
          <table:table-cell table:style-name="ce24" table:formula="of:=[.L48]+[.M48]" office:value-type="float" office:value="2.61916183333333" calcext:value-type="float">
            <text:p>2.619162</text:p>
          </table:table-cell>
          <table:table-cell table:style-name="ce11" table:formula="of:=[.N7]/6" office:value-type="float" office:value="0.637916833333333" calcext:value-type="float">
            <text:p>0.637917</text:p>
          </table:table-cell>
          <table:table-cell table:style-name="ce11" table:formula="of:=[.O7]" office:value-type="float" office:value="2.387435" calcext:value-type="float">
            <text:p>2.387435</text:p>
          </table:table-cell>
          <table:table-cell table:style-name="ce24" table:formula="of:=[.O48]+[.P48]" office:value-type="float" office:value="3.02535183333333" calcext:value-type="float">
            <text:p>3.025352</text:p>
          </table:table-cell>
          <table:table-cell table:style-name="ce11" table:formula="of:=[.P7]/8" office:value-type="float" office:value="0.6522355" calcext:value-type="float">
            <text:p>0.652236</text:p>
          </table:table-cell>
          <table:table-cell table:style-name="ce11" table:formula="of:=[.Q7]" office:value-type="float" office:value="1.981255" calcext:value-type="float">
            <text:p>1.981255</text:p>
          </table:table-cell>
          <table:table-cell table:style-name="ce24" table:formula="of:=[.R48]+[.S48]" office:value-type="float" office:value="2.6334905" calcext:value-type="float">
            <text:p>2.633491</text:p>
          </table:table-cell>
          <table:table-cell table:style-name="ce11" table:formula="of:=[.R7]/8" office:value-type="float" office:value="0.6522355" calcext:value-type="float">
            <text:p>0.652236</text:p>
          </table:table-cell>
          <table:table-cell table:style-name="ce11" table:formula="of:=[.S7]" office:value-type="float" office:value="2.386029" calcext:value-type="float">
            <text:p>2.386029</text:p>
          </table:table-cell>
          <table:table-cell table:style-name="ce24" table:formula="of:=[.U48]+[.V48]" office:value-type="float" office:value="3.0382645" calcext:value-type="float">
            <text:p>3.038265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8]" office:value-type="float" office:value="60" calcext:value-type="float">
            <text:p>60</text:p>
          </table:table-cell>
          <table:table-cell table:style-name="ce11" table:formula="of:=[.L8]/6" office:value-type="float" office:value="0.638117833333333" calcext:value-type="float">
            <text:p>0.638118</text:p>
          </table:table-cell>
          <table:table-cell table:style-name="ce11" table:formula="of:=[.M8]" office:value-type="float" office:value="1.98962" calcext:value-type="float">
            <text:p>1.989620</text:p>
          </table:table-cell>
          <table:table-cell table:style-name="ce24" table:formula="of:=[.L49]+[.M49]" office:value-type="float" office:value="2.62773783333333" calcext:value-type="float">
            <text:p>2.627738</text:p>
          </table:table-cell>
          <table:table-cell table:style-name="ce11" table:formula="of:=[.N8]/6" office:value-type="float" office:value="0.638117833333333" calcext:value-type="float">
            <text:p>0.638118</text:p>
          </table:table-cell>
          <table:table-cell table:style-name="ce11" table:formula="of:=[.O8]" office:value-type="float" office:value="2.47069" calcext:value-type="float">
            <text:p>2.470690</text:p>
          </table:table-cell>
          <table:table-cell table:style-name="ce24" table:formula="of:=[.O49]+[.P49]" office:value-type="float" office:value="3.10880783333333" calcext:value-type="float">
            <text:p>3.108808</text:p>
          </table:table-cell>
          <table:table-cell table:style-name="ce11" table:formula="of:=[.P8]/8" office:value-type="float" office:value="0.652093875" calcext:value-type="float">
            <text:p>0.652094</text:p>
          </table:table-cell>
          <table:table-cell table:style-name="ce11" table:formula="of:=[.Q8]" office:value-type="float" office:value="1.989846" calcext:value-type="float">
            <text:p>1.989846</text:p>
          </table:table-cell>
          <table:table-cell table:style-name="ce24" table:formula="of:=[.R49]+[.S49]" office:value-type="float" office:value="2.641939875" calcext:value-type="float">
            <text:p>2.641940</text:p>
          </table:table-cell>
          <table:table-cell table:style-name="ce11" table:formula="of:=[.R8]/8" office:value-type="float" office:value="0.652056375" calcext:value-type="float">
            <text:p>0.652056</text:p>
          </table:table-cell>
          <table:table-cell table:style-name="ce11" table:formula="of:=[.S8]" office:value-type="float" office:value="2.470687" calcext:value-type="float">
            <text:p>2.470687</text:p>
          </table:table-cell>
          <table:table-cell table:style-name="ce24" table:formula="of:=[.U49]+[.V49]" office:value-type="float" office:value="3.122743375" calcext:value-type="float">
            <text:p>3.122743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9]" office:value-type="float" office:value="70" calcext:value-type="float">
            <text:p>70</text:p>
          </table:table-cell>
          <table:table-cell table:style-name="ce11" table:formula="of:=[.L9]/6" office:value-type="float" office:value="0.637949666666667" calcext:value-type="float">
            <text:p>0.637950</text:p>
          </table:table-cell>
          <table:table-cell table:style-name="ce11" table:formula="of:=[.M9]" office:value-type="float" office:value="1.994349" calcext:value-type="float">
            <text:p>1.994349</text:p>
          </table:table-cell>
          <table:table-cell table:style-name="ce24" table:formula="of:=[.L50]+[.M50]" office:value-type="float" office:value="2.63229866666667" calcext:value-type="float">
            <text:p>2.632299</text:p>
          </table:table-cell>
          <table:table-cell table:style-name="ce11" table:formula="of:=[.N9]/6" office:value-type="float" office:value="0.637949666666667" calcext:value-type="float">
            <text:p>0.637950</text:p>
          </table:table-cell>
          <table:table-cell table:style-name="ce11" table:formula="of:=[.O9]" office:value-type="float" office:value="2.54732" calcext:value-type="float">
            <text:p>2.547320</text:p>
          </table:table-cell>
          <table:table-cell table:style-name="ce24" table:formula="of:=[.O50]+[.P50]" office:value-type="float" office:value="3.18526966666667" calcext:value-type="float">
            <text:p>3.185270</text:p>
          </table:table-cell>
          <table:table-cell table:style-name="ce11" table:formula="of:=[.P9]/8" office:value-type="float" office:value="0.652195125" calcext:value-type="float">
            <text:p>0.652195</text:p>
          </table:table-cell>
          <table:table-cell table:style-name="ce11" table:formula="of:=[.Q9]" office:value-type="float" office:value="1.994368" calcext:value-type="float">
            <text:p>1.994368</text:p>
          </table:table-cell>
          <table:table-cell table:style-name="ce24" table:formula="of:=[.R50]+[.S50]" office:value-type="float" office:value="2.646563125" calcext:value-type="float">
            <text:p>2.646563</text:p>
          </table:table-cell>
          <table:table-cell table:style-name="ce11" table:formula="of:=[.R9]/8" office:value-type="float" office:value="0.652195125" calcext:value-type="float">
            <text:p>0.652195</text:p>
          </table:table-cell>
          <table:table-cell table:style-name="ce11" table:formula="of:=[.S9]" office:value-type="float" office:value="2.548074" calcext:value-type="float">
            <text:p>2.548074</text:p>
          </table:table-cell>
          <table:table-cell table:style-name="ce24" table:formula="of:=[.U50]+[.V50]" office:value-type="float" office:value="3.200269125" calcext:value-type="float">
            <text:p>3.200269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10]" office:value-type="float" office:value="80" calcext:value-type="float">
            <text:p>80</text:p>
          </table:table-cell>
          <table:table-cell table:style-name="ce11" table:formula="of:=[.L10]/6" office:value-type="float" office:value="0.638286" calcext:value-type="float">
            <text:p>0.638286</text:p>
          </table:table-cell>
          <table:table-cell table:style-name="ce11" table:formula="of:=[.M10]" office:value-type="float" office:value="1.996919" calcext:value-type="float">
            <text:p>1.996919</text:p>
          </table:table-cell>
          <table:table-cell table:style-name="ce24" table:formula="of:=[.L51]+[.M51]" office:value-type="float" office:value="2.635205" calcext:value-type="float">
            <text:p>2.635205</text:p>
          </table:table-cell>
          <table:table-cell table:style-name="ce11" table:formula="of:=[.N10]/6" office:value-type="float" office:value="0.638286" calcext:value-type="float">
            <text:p>0.638286</text:p>
          </table:table-cell>
          <table:table-cell table:style-name="ce11" table:formula="of:=[.O10]" office:value-type="float" office:value="2.596175" calcext:value-type="float">
            <text:p>2.596175</text:p>
          </table:table-cell>
          <table:table-cell table:style-name="ce24" table:formula="of:=[.O51]+[.P51]" office:value-type="float" office:value="3.234461" calcext:value-type="float">
            <text:p>3.234461</text:p>
          </table:table-cell>
          <table:table-cell table:style-name="ce11" table:formula="of:=[.P10]/8" office:value-type="float" office:value="0.6517895" calcext:value-type="float">
            <text:p>0.651790</text:p>
          </table:table-cell>
          <table:table-cell table:style-name="ce11" table:formula="of:=[.Q10]" office:value-type="float" office:value="1.99685" calcext:value-type="float">
            <text:p>1.996850</text:p>
          </table:table-cell>
          <table:table-cell table:style-name="ce24" table:formula="of:=[.R51]+[.S51]" office:value-type="float" office:value="2.6486395" calcext:value-type="float">
            <text:p>2.648640</text:p>
          </table:table-cell>
          <table:table-cell table:style-name="ce11" table:formula="of:=[.R10]/8" office:value-type="float" office:value="0.6517895" calcext:value-type="float">
            <text:p>0.651790</text:p>
          </table:table-cell>
          <table:table-cell table:style-name="ce11" table:formula="of:=[.S10]" office:value-type="float" office:value="2.597413" calcext:value-type="float">
            <text:p>2.597413</text:p>
          </table:table-cell>
          <table:table-cell table:style-name="ce24" table:formula="of:=[.U51]+[.V51]" office:value-type="float" office:value="3.2492025" calcext:value-type="float">
            <text:p>3.249203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[.K11]" office:value-type="float" office:value="90" calcext:value-type="float">
            <text:p>90</text:p>
          </table:table-cell>
          <table:table-cell table:style-name="ce11" table:formula="of:=[.L11]/6" office:value-type="float" office:value="0.638335166666667" calcext:value-type="float">
            <text:p>0.638335</text:p>
          </table:table-cell>
          <table:table-cell table:style-name="ce11" table:formula="of:=[.M11]" office:value-type="float" office:value="1.998404" calcext:value-type="float">
            <text:p>1.998404</text:p>
          </table:table-cell>
          <table:table-cell table:style-name="ce24" table:formula="of:=[.L52]+[.M52]" office:value-type="float" office:value="2.63673916666667" calcext:value-type="float">
            <text:p>2.636739</text:p>
          </table:table-cell>
          <table:table-cell table:style-name="ce11" table:formula="of:=[.N11]/6" office:value-type="float" office:value="0.638335166666667" calcext:value-type="float">
            <text:p>0.638335</text:p>
          </table:table-cell>
          <table:table-cell table:style-name="ce11" table:formula="of:=[.O11]" office:value-type="float" office:value="2.653097" calcext:value-type="float">
            <text:p>2.653097</text:p>
          </table:table-cell>
          <table:table-cell table:style-name="ce24" table:formula="of:=[.O52]+[.P52]" office:value-type="float" office:value="3.29143216666667" calcext:value-type="float">
            <text:p>3.291432</text:p>
          </table:table-cell>
          <table:table-cell table:style-name="ce11" table:formula="of:=[.P11]/8" office:value-type="float" office:value="0.652210875" calcext:value-type="float">
            <text:p>0.652211</text:p>
          </table:table-cell>
          <table:table-cell table:style-name="ce11" table:formula="of:=[.Q11]" office:value-type="float" office:value="1.998167" calcext:value-type="float">
            <text:p>1.998167</text:p>
          </table:table-cell>
          <table:table-cell table:style-name="ce24" table:formula="of:=[.R52]+[.S52]" office:value-type="float" office:value="2.650377875" calcext:value-type="float">
            <text:p>2.650378</text:p>
          </table:table-cell>
          <table:table-cell table:style-name="ce11" table:formula="of:=[.R11]/8" office:value-type="float" office:value="0.652210875" calcext:value-type="float">
            <text:p>0.652211</text:p>
          </table:table-cell>
          <table:table-cell table:style-name="ce11" table:formula="of:=[.S11]" office:value-type="float" office:value="2.65198" calcext:value-type="float">
            <text:p>2.651980</text:p>
          </table:table-cell>
          <table:table-cell table:style-name="ce24" table:formula="of:=[.U52]+[.V52]" office:value-type="float" office:value="3.304190875" calcext:value-type="float">
            <text:p>3.304191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B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(30,1)</text:p>
          </table:table-cell>
          <table:table-cell table:number-columns-repeated="2"/>
          <table:table-cell office:value-type="string" calcext:value-type="string">
            <text:p>(30,2)</text:p>
          </table:table-cell>
          <table:table-cell table:number-columns-repeated="2"/>
          <table:table-cell office:value-type="string" calcext:value-type="string">
            <text:p>(30,5)</text:p>
          </table:table-cell>
          <table:table-cell table:number-columns-repeated="2"/>
          <table:table-cell office:value-type="string" calcext:value-type="string">
            <text:p>(70,1)</text:p>
          </table:table-cell>
          <table:table-cell table:number-columns-repeated="2"/>
          <table:table-cell office:value-type="string" calcext:value-type="string">
            <text:p>(70,2)</text:p>
          </table:table-cell>
          <table:table-cell table:number-columns-repeated="2"/>
          <table:table-cell office:value-type="string" calcext:value-type="string">
            <text:p>(70,5)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# Pids</text:p>
          </table:table-cell>
          <table:table-cell office:value-type="string" calcext:value-type="string">
            <text:p>301.la</text:p>
          </table:table-cell>
          <table:table-cell office:value-type="string" calcext:value-type="string">
            <text:p>301.lb</text:p>
          </table:table-cell>
          <table:table-cell office:value-type="string" calcext:value-type="string">
            <text:p>301.sum</text:p>
          </table:table-cell>
          <table:table-cell office:value-type="string" calcext:value-type="string">
            <text:p>302.la</text:p>
          </table:table-cell>
          <table:table-cell office:value-type="string" calcext:value-type="string">
            <text:p>302.lb</text:p>
          </table:table-cell>
          <table:table-cell office:value-type="string" calcext:value-type="string">
            <text:p>302.sum</text:p>
          </table:table-cell>
          <table:table-cell office:value-type="string" calcext:value-type="string">
            <text:p>305.la</text:p>
          </table:table-cell>
          <table:table-cell office:value-type="string" calcext:value-type="string">
            <text:p>305.lb</text:p>
          </table:table-cell>
          <table:table-cell office:value-type="string" calcext:value-type="string">
            <text:p>305.sum</text:p>
          </table:table-cell>
          <table:table-cell office:value-type="string" calcext:value-type="string">
            <text:p>701.la</text:p>
          </table:table-cell>
          <table:table-cell office:value-type="string" calcext:value-type="string">
            <text:p>701.lb</text:p>
          </table:table-cell>
          <table:table-cell office:value-type="string" calcext:value-type="string">
            <text:p>701.sum</text:p>
          </table:table-cell>
          <table:table-cell office:value-type="string" calcext:value-type="string">
            <text:p>702.la</text:p>
          </table:table-cell>
          <table:table-cell office:value-type="string" calcext:value-type="string">
            <text:p>702.lb</text:p>
          </table:table-cell>
          <table:table-cell office:value-type="string" calcext:value-type="string">
            <text:p>702.sum</text:p>
          </table:table-cell>
          <table:table-cell office:value-type="string" calcext:value-type="string">
            <text:p>705.la</text:p>
          </table:table-cell>
          <table:table-cell office:value-type="string" calcext:value-type="string">
            <text:p>705.lb</text:p>
          </table:table-cell>
          <table:table-cell office:value-type="string" calcext:value-type="string">
            <text:p>705.sum</text:p>
          </table:table-cell>
        </table:table-row>
        <table:table-row table:style-name="ro1">
          <table:table-cell table:number-columns-repeated="10"/>
          <table:table-cell table:style-name="ce9" table:formula="of:=[.K15]" office:value-type="float" office:value="0" calcext:value-type="float">
            <text:p>0.00</text:p>
          </table:table-cell>
          <table:table-cell table:style-name="ce11" table:formula="of:=[.L15]/8" office:value-type="float" office:value="0.652001" calcext:value-type="float">
            <text:p>0.652001</text:p>
          </table:table-cell>
          <table:table-cell table:style-name="ce11" table:formula="of:=[.M15]" office:value-type="float" office:value="2.16805" calcext:value-type="float">
            <text:p>2.168050</text:p>
          </table:table-cell>
          <table:table-cell table:style-name="ce24" table:formula="of:=[.L56]+[.M56]" office:value-type="float" office:value="2.820051" calcext:value-type="float">
            <text:p>2.820051</text:p>
          </table:table-cell>
          <table:table-cell table:style-name="ce11" table:formula="of:=[.N15]/8" office:value-type="float" office:value="0.652001" calcext:value-type="float">
            <text:p>0.652001</text:p>
          </table:table-cell>
          <table:table-cell table:style-name="ce11" table:formula="of:=[.O15]" office:value-type="float" office:value="2.16805" calcext:value-type="float">
            <text:p>2.168050</text:p>
          </table:table-cell>
          <table:table-cell table:style-name="ce24" table:formula="of:=[.O56]+[.P56]" office:value-type="float" office:value="2.820051" calcext:value-type="float">
            <text:p>2.820051</text:p>
          </table:table-cell>
          <table:table-cell table:style-name="ce11" table:formula="of:=[.P15]/8" office:value-type="float" office:value="0.652001" calcext:value-type="float">
            <text:p>0.652001</text:p>
          </table:table-cell>
          <table:table-cell table:style-name="ce11" table:formula="of:=[.Q15]" office:value-type="float" office:value="2.16805" calcext:value-type="float">
            <text:p>2.168050</text:p>
          </table:table-cell>
          <table:table-cell table:style-name="ce24" table:formula="of:=[.R56]+[.S56]" office:value-type="float" office:value="2.820051" calcext:value-type="float">
            <text:p>2.820051</text:p>
          </table:table-cell>
          <table:table-cell table:style-name="ce11" table:formula="of:=[.R15]/8" office:value-type="float" office:value="0.652195125" calcext:value-type="float">
            <text:p>0.652195</text:p>
          </table:table-cell>
          <table:table-cell table:style-name="ce11" table:formula="of:=[.S15]" office:value-type="float" office:value="2.548074" calcext:value-type="float">
            <text:p>2.548074</text:p>
          </table:table-cell>
          <table:table-cell table:style-name="ce24" table:formula="of:=[.U56]+[.V56]" office:value-type="float" office:value="3.200269125" calcext:value-type="float">
            <text:p>3.200269</text:p>
          </table:table-cell>
          <table:table-cell table:style-name="ce11" table:formula="of:=[.T15]/8" office:value-type="float" office:value="0.652195125" calcext:value-type="float">
            <text:p>0.652195</text:p>
          </table:table-cell>
          <table:table-cell table:style-name="ce11" table:formula="of:=[.U15]" office:value-type="float" office:value="2.548074" calcext:value-type="float">
            <text:p>2.548074</text:p>
          </table:table-cell>
          <table:table-cell table:style-name="ce24" table:formula="of:=[.X56]+[.Y56]" office:value-type="float" office:value="3.200269125" calcext:value-type="float">
            <text:p>3.200269</text:p>
          </table:table-cell>
          <table:table-cell table:style-name="ce11" table:formula="of:=[.V15]/8" office:value-type="float" office:value="0.652195125" calcext:value-type="float">
            <text:p>0.652195</text:p>
          </table:table-cell>
          <table:table-cell table:style-name="ce11" table:formula="of:=[.W15]" office:value-type="float" office:value="2.548074" calcext:value-type="float">
            <text:p>2.548074</text:p>
          </table:table-cell>
          <table:table-cell table:style-name="ce24" table:formula="of:=[.AA56]+[.AB56]" office:value-type="float" office:value="3.200269125" calcext:value-type="float">
            <text:p>3.200269</text:p>
          </table:table-cell>
        </table:table-row>
        <table:table-row table:style-name="ro1">
          <table:table-cell table:number-columns-repeated="10"/>
          <table:table-cell table:style-name="ce9" table:formula="of:=[.K16]" office:value-type="float" office:value="0.01" calcext:value-type="float">
            <text:p>0.01</text:p>
          </table:table-cell>
          <table:table-cell table:style-name="ce11" table:formula="of:=[.L16]/8" office:value-type="float" office:value="0.65217075" calcext:value-type="float">
            <text:p>0.652171</text:p>
          </table:table-cell>
          <table:table-cell table:style-name="ce11" table:formula="of:=[.M16]" office:value-type="float" office:value="2.0793" calcext:value-type="float">
            <text:p>2.079300</text:p>
          </table:table-cell>
          <table:table-cell table:style-name="ce24" table:formula="of:=[.L57]+[.M57]" office:value-type="float" office:value="2.73147075" calcext:value-type="float">
            <text:p>2.731471</text:p>
          </table:table-cell>
          <table:table-cell table:style-name="ce11" table:formula="of:=[.N16]/8" office:value-type="float" office:value="0.65217075" calcext:value-type="float">
            <text:p>0.652171</text:p>
          </table:table-cell>
          <table:table-cell table:style-name="ce11" table:formula="of:=[.O16]" office:value-type="float" office:value="2.0793" calcext:value-type="float">
            <text:p>2.079300</text:p>
          </table:table-cell>
          <table:table-cell table:style-name="ce24" table:formula="of:=[.O57]+[.P57]" office:value-type="float" office:value="2.73147075" calcext:value-type="float">
            <text:p>2.731471</text:p>
          </table:table-cell>
          <table:table-cell table:style-name="ce11" table:formula="of:=[.P16]/8" office:value-type="float" office:value="0.65217075" calcext:value-type="float">
            <text:p>0.652171</text:p>
          </table:table-cell>
          <table:table-cell table:style-name="ce11" table:formula="of:=[.Q16]" office:value-type="float" office:value="2.0793" calcext:value-type="float">
            <text:p>2.079300</text:p>
          </table:table-cell>
          <table:table-cell table:style-name="ce24" table:formula="of:=[.R57]+[.S57]" office:value-type="float" office:value="2.73147075" calcext:value-type="float">
            <text:p>2.731471</text:p>
          </table:table-cell>
          <table:table-cell table:style-name="ce11" table:formula="of:=[.R16]/8" office:value-type="float" office:value="0.6521385" calcext:value-type="float">
            <text:p>0.652139</text:p>
          </table:table-cell>
          <table:table-cell table:style-name="ce11" table:formula="of:=[.S16]" office:value-type="float" office:value="2.485114" calcext:value-type="float">
            <text:p>2.485114</text:p>
          </table:table-cell>
          <table:table-cell table:style-name="ce24" table:formula="of:=[.U57]+[.V57]" office:value-type="float" office:value="3.1372525" calcext:value-type="float">
            <text:p>3.137253</text:p>
          </table:table-cell>
          <table:table-cell table:style-name="ce11" table:formula="of:=[.T16]/8" office:value-type="float" office:value="0.6521385" calcext:value-type="float">
            <text:p>0.652139</text:p>
          </table:table-cell>
          <table:table-cell table:style-name="ce11" table:formula="of:=[.U16]" office:value-type="float" office:value="2.485114" calcext:value-type="float">
            <text:p>2.485114</text:p>
          </table:table-cell>
          <table:table-cell table:style-name="ce24" table:formula="of:=[.X57]+[.Y57]" office:value-type="float" office:value="3.1372525" calcext:value-type="float">
            <text:p>3.137253</text:p>
          </table:table-cell>
          <table:table-cell table:style-name="ce11" table:formula="of:=[.V16]/8" office:value-type="float" office:value="0.6521385" calcext:value-type="float">
            <text:p>0.652139</text:p>
          </table:table-cell>
          <table:table-cell table:style-name="ce11" table:formula="of:=[.W16]" office:value-type="float" office:value="2.485114" calcext:value-type="float">
            <text:p>2.485114</text:p>
          </table:table-cell>
          <table:table-cell table:style-name="ce24" table:formula="of:=[.AA57]+[.AB57]" office:value-type="float" office:value="3.1372525" calcext:value-type="float">
            <text:p>3.137253</text:p>
          </table:table-cell>
        </table:table-row>
        <table:table-row table:style-name="ro1">
          <table:table-cell table:number-columns-repeated="10"/>
          <table:table-cell table:style-name="ce9" table:formula="of:=[.K17]" office:value-type="float" office:value="0.02" calcext:value-type="float">
            <text:p>0.02</text:p>
          </table:table-cell>
          <table:table-cell table:style-name="ce11" table:formula="of:=[.L17]/8" office:value-type="float" office:value="0.652125875" calcext:value-type="float">
            <text:p>0.652126</text:p>
          </table:table-cell>
          <table:table-cell table:style-name="ce11" table:formula="of:=[.M17]" office:value-type="float" office:value="2.0099" calcext:value-type="float">
            <text:p>2.009900</text:p>
          </table:table-cell>
          <table:table-cell table:style-name="ce24" table:formula="of:=[.L58]+[.M58]" office:value-type="float" office:value="2.662025875" calcext:value-type="float">
            <text:p>2.662026</text:p>
          </table:table-cell>
          <table:table-cell table:style-name="ce11" table:formula="of:=[.N17]/8" office:value-type="float" office:value="0.652125875" calcext:value-type="float">
            <text:p>0.652126</text:p>
          </table:table-cell>
          <table:table-cell table:style-name="ce11" table:formula="of:=[.O17]" office:value-type="float" office:value="2.0099" calcext:value-type="float">
            <text:p>2.009900</text:p>
          </table:table-cell>
          <table:table-cell table:style-name="ce24" table:formula="of:=[.O58]+[.P58]" office:value-type="float" office:value="2.662025875" calcext:value-type="float">
            <text:p>2.662026</text:p>
          </table:table-cell>
          <table:table-cell table:style-name="ce11" table:formula="of:=[.P17]/8" office:value-type="float" office:value="0.652125875" calcext:value-type="float">
            <text:p>0.652126</text:p>
          </table:table-cell>
          <table:table-cell table:style-name="ce11" table:formula="of:=[.Q17]" office:value-type="float" office:value="2.0099" calcext:value-type="float">
            <text:p>2.009900</text:p>
          </table:table-cell>
          <table:table-cell table:style-name="ce24" table:formula="of:=[.R58]+[.S58]" office:value-type="float" office:value="2.662025875" calcext:value-type="float">
            <text:p>2.662026</text:p>
          </table:table-cell>
          <table:table-cell table:style-name="ce11" table:formula="of:=[.R17]/8" office:value-type="float" office:value="0.651809" calcext:value-type="float">
            <text:p>0.651809</text:p>
          </table:table-cell>
          <table:table-cell table:style-name="ce11" table:formula="of:=[.S17]" office:value-type="float" office:value="2.452754" calcext:value-type="float">
            <text:p>2.452754</text:p>
          </table:table-cell>
          <table:table-cell table:style-name="ce24" table:formula="of:=[.U58]+[.V58]" office:value-type="float" office:value="3.104563" calcext:value-type="float">
            <text:p>3.104563</text:p>
          </table:table-cell>
          <table:table-cell table:style-name="ce11" table:formula="of:=[.T17]/8" office:value-type="float" office:value="0.651809" calcext:value-type="float">
            <text:p>0.651809</text:p>
          </table:table-cell>
          <table:table-cell table:style-name="ce11" table:formula="of:=[.U17]" office:value-type="float" office:value="2.452754" calcext:value-type="float">
            <text:p>2.452754</text:p>
          </table:table-cell>
          <table:table-cell table:style-name="ce24" table:formula="of:=[.X58]+[.Y58]" office:value-type="float" office:value="3.104563" calcext:value-type="float">
            <text:p>3.104563</text:p>
          </table:table-cell>
          <table:table-cell table:style-name="ce11" table:formula="of:=[.V17]/8" office:value-type="float" office:value="0.651809" calcext:value-type="float">
            <text:p>0.651809</text:p>
          </table:table-cell>
          <table:table-cell table:style-name="ce11" table:formula="of:=[.W17]" office:value-type="float" office:value="2.452754" calcext:value-type="float">
            <text:p>2.452754</text:p>
          </table:table-cell>
          <table:table-cell table:style-name="ce24" table:formula="of:=[.AA58]+[.AB58]" office:value-type="float" office:value="3.104563" calcext:value-type="float">
            <text:p>3.104563</text:p>
          </table:table-cell>
        </table:table-row>
        <table:table-row table:style-name="ro1">
          <table:table-cell table:number-columns-repeated="10"/>
          <table:table-cell table:style-name="ce9" table:formula="of:=[.K18]" office:value-type="float" office:value="0.03" calcext:value-type="float">
            <text:p>0.03</text:p>
          </table:table-cell>
          <table:table-cell table:style-name="ce11" table:formula="of:=[.L18]/8" office:value-type="float" office:value="0.65216675" calcext:value-type="float">
            <text:p>0.652167</text:p>
          </table:table-cell>
          <table:table-cell table:style-name="ce11" table:formula="of:=[.M18]" office:value-type="float" office:value="1.952972" calcext:value-type="float">
            <text:p>1.952972</text:p>
          </table:table-cell>
          <table:table-cell table:style-name="ce24" table:formula="of:=[.L59]+[.M59]" office:value-type="float" office:value="2.60513875" calcext:value-type="float">
            <text:p>2.605139</text:p>
          </table:table-cell>
          <table:table-cell table:style-name="ce11" table:formula="of:=[.N18]/8" office:value-type="float" office:value="0.65220275" calcext:value-type="float">
            <text:p>0.652203</text:p>
          </table:table-cell>
          <table:table-cell table:style-name="ce11" table:formula="of:=[.O18]" office:value-type="float" office:value="1.953145" calcext:value-type="float">
            <text:p>1.953145</text:p>
          </table:table-cell>
          <table:table-cell table:style-name="ce24" table:formula="of:=[.O59]+[.P59]" office:value-type="float" office:value="2.60534775" calcext:value-type="float">
            <text:p>2.605348</text:p>
          </table:table-cell>
          <table:table-cell table:style-name="ce11" table:formula="of:=[.P18]/8" office:value-type="float" office:value="0.652212" calcext:value-type="float">
            <text:p>0.652212</text:p>
          </table:table-cell>
          <table:table-cell table:style-name="ce11" table:formula="of:=[.Q18]" office:value-type="float" office:value="1.95318" calcext:value-type="float">
            <text:p>1.953180</text:p>
          </table:table-cell>
          <table:table-cell table:style-name="ce24" table:formula="of:=[.R59]+[.S59]" office:value-type="float" office:value="2.605392" calcext:value-type="float">
            <text:p>2.605392</text:p>
          </table:table-cell>
          <table:table-cell table:style-name="ce11" table:formula="of:=[.R18]/8" office:value-type="float" office:value="0.651886375" calcext:value-type="float">
            <text:p>0.651886</text:p>
          </table:table-cell>
          <table:table-cell table:style-name="ce11" table:formula="of:=[.S18]" office:value-type="float" office:value="2.410516" calcext:value-type="float">
            <text:p>2.410516</text:p>
          </table:table-cell>
          <table:table-cell table:style-name="ce24" table:formula="of:=[.U59]+[.V59]" office:value-type="float" office:value="3.062402375" calcext:value-type="float">
            <text:p>3.062402</text:p>
          </table:table-cell>
          <table:table-cell table:style-name="ce11" table:formula="of:=[.T18]/8" office:value-type="float" office:value="0.651886375" calcext:value-type="float">
            <text:p>0.651886</text:p>
          </table:table-cell>
          <table:table-cell table:style-name="ce11" table:formula="of:=[.U18]" office:value-type="float" office:value="2.410516" calcext:value-type="float">
            <text:p>2.410516</text:p>
          </table:table-cell>
          <table:table-cell table:style-name="ce24" table:formula="of:=[.X59]+[.Y59]" office:value-type="float" office:value="3.062402375" calcext:value-type="float">
            <text:p>3.062402</text:p>
          </table:table-cell>
          <table:table-cell table:style-name="ce11" table:formula="of:=[.V18]/8" office:value-type="float" office:value="0.651886375" calcext:value-type="float">
            <text:p>0.651886</text:p>
          </table:table-cell>
          <table:table-cell table:style-name="ce11" table:formula="of:=[.W18]" office:value-type="float" office:value="2.410516" calcext:value-type="float">
            <text:p>2.410516</text:p>
          </table:table-cell>
          <table:table-cell table:style-name="ce24" table:formula="of:=[.AA59]+[.AB59]" office:value-type="float" office:value="3.062402375" calcext:value-type="float">
            <text:p>3.062402</text:p>
          </table:table-cell>
        </table:table-row>
        <table:table-row table:style-name="ro1">
          <table:table-cell table:number-columns-repeated="10"/>
          <table:table-cell table:style-name="ce9" table:formula="of:=[.K19]" office:value-type="float" office:value="0.04" calcext:value-type="float">
            <text:p>0.04</text:p>
          </table:table-cell>
          <table:table-cell table:style-name="ce11" table:formula="of:=[.L19]/8" office:value-type="float" office:value="0.650967875" calcext:value-type="float">
            <text:p>0.650968</text:p>
          </table:table-cell>
          <table:table-cell table:style-name="ce11" table:formula="of:=[.M19]" office:value-type="float" office:value="1.889343" calcext:value-type="float">
            <text:p>1.889343</text:p>
          </table:table-cell>
          <table:table-cell table:style-name="ce24" table:formula="of:=[.L60]+[.M60]" office:value-type="float" office:value="2.540310875" calcext:value-type="float">
            <text:p>2.540311</text:p>
          </table:table-cell>
          <table:table-cell table:style-name="ce11" table:formula="of:=[.N19]/8" office:value-type="float" office:value="0.6519545" calcext:value-type="float">
            <text:p>0.651955</text:p>
          </table:table-cell>
          <table:table-cell table:style-name="ce11" table:formula="of:=[.O19]" office:value-type="float" office:value="1.893512" calcext:value-type="float">
            <text:p>1.893512</text:p>
          </table:table-cell>
          <table:table-cell table:style-name="ce24" table:formula="of:=[.O60]+[.P60]" office:value-type="float" office:value="2.5454665" calcext:value-type="float">
            <text:p>2.545467</text:p>
          </table:table-cell>
          <table:table-cell table:style-name="ce11" table:formula="of:=[.P19]/8" office:value-type="float" office:value="0.652238625" calcext:value-type="float">
            <text:p>0.652239</text:p>
          </table:table-cell>
          <table:table-cell table:style-name="ce11" table:formula="of:=[.Q19]" office:value-type="float" office:value="1.894601" calcext:value-type="float">
            <text:p>1.894601</text:p>
          </table:table-cell>
          <table:table-cell table:style-name="ce24" table:formula="of:=[.R60]+[.S60]" office:value-type="float" office:value="2.546839625" calcext:value-type="float">
            <text:p>2.546840</text:p>
          </table:table-cell>
          <table:table-cell table:style-name="ce11" table:formula="of:=[.R19]/8" office:value-type="float" office:value="0.652126125" calcext:value-type="float">
            <text:p>0.652126</text:p>
          </table:table-cell>
          <table:table-cell table:style-name="ce11" table:formula="of:=[.S19]" office:value-type="float" office:value="2.36554" calcext:value-type="float">
            <text:p>2.365540</text:p>
          </table:table-cell>
          <table:table-cell table:style-name="ce24" table:formula="of:=[.U60]+[.V60]" office:value-type="float" office:value="3.017666125" calcext:value-type="float">
            <text:p>3.017666</text:p>
          </table:table-cell>
          <table:table-cell table:style-name="ce11" table:formula="of:=[.T19]/8" office:value-type="float" office:value="0.652126125" calcext:value-type="float">
            <text:p>0.652126</text:p>
          </table:table-cell>
          <table:table-cell table:style-name="ce11" table:formula="of:=[.U19]" office:value-type="float" office:value="2.36554" calcext:value-type="float">
            <text:p>2.365540</text:p>
          </table:table-cell>
          <table:table-cell table:style-name="ce24" table:formula="of:=[.X60]+[.Y60]" office:value-type="float" office:value="3.017666125" calcext:value-type="float">
            <text:p>3.017666</text:p>
          </table:table-cell>
          <table:table-cell table:style-name="ce11" table:formula="of:=[.V19]/8" office:value-type="float" office:value="0.652126125" calcext:value-type="float">
            <text:p>0.652126</text:p>
          </table:table-cell>
          <table:table-cell table:style-name="ce11" table:formula="of:=[.W19]" office:value-type="float" office:value="2.36554" calcext:value-type="float">
            <text:p>2.365540</text:p>
          </table:table-cell>
          <table:table-cell table:style-name="ce24" table:formula="of:=[.AA60]+[.AB60]" office:value-type="float" office:value="3.017666125" calcext:value-type="float">
            <text:p>3.017666</text:p>
          </table:table-cell>
        </table:table-row>
        <table:table-row table:style-name="ro1">
          <table:table-cell table:number-columns-repeated="10"/>
          <table:table-cell table:style-name="ce9" table:formula="of:=[.K20]" office:value-type="float" office:value="0.05" calcext:value-type="float">
            <text:p>0.05</text:p>
          </table:table-cell>
          <table:table-cell table:style-name="ce11" table:formula="of:=[.L20]/8" office:value-type="float" office:value="0.63956675" calcext:value-type="float">
            <text:p>0.639567</text:p>
          </table:table-cell>
          <table:table-cell table:style-name="ce11" table:formula="of:=[.M20]" office:value-type="float" office:value="1.791984" calcext:value-type="float">
            <text:p>1.791984</text:p>
          </table:table-cell>
          <table:table-cell table:style-name="ce24" table:formula="of:=[.L61]+[.M61]" office:value-type="float" office:value="2.43155075" calcext:value-type="float">
            <text:p>2.431551</text:p>
          </table:table-cell>
          <table:table-cell table:style-name="ce11" table:formula="of:=[.N20]/8" office:value-type="float" office:value="0.649844375" calcext:value-type="float">
            <text:p>0.649844</text:p>
          </table:table-cell>
          <table:table-cell table:style-name="ce11" table:formula="of:=[.O20]" office:value-type="float" office:value="1.829116" calcext:value-type="float">
            <text:p>1.829116</text:p>
          </table:table-cell>
          <table:table-cell table:style-name="ce24" table:formula="of:=[.O61]+[.P61]" office:value-type="float" office:value="2.478960375" calcext:value-type="float">
            <text:p>2.478960</text:p>
          </table:table-cell>
          <table:table-cell table:style-name="ce11" table:formula="of:=[.P20]/8" office:value-type="float" office:value="0.65145025" calcext:value-type="float">
            <text:p>0.651450</text:p>
          </table:table-cell>
          <table:table-cell table:style-name="ce11" table:formula="of:=[.Q20]" office:value-type="float" office:value="1.836169" calcext:value-type="float">
            <text:p>1.836169</text:p>
          </table:table-cell>
          <table:table-cell table:style-name="ce24" table:formula="of:=[.R61]+[.S61]" office:value-type="float" office:value="2.48761925" calcext:value-type="float">
            <text:p>2.487619</text:p>
          </table:table-cell>
          <table:table-cell table:style-name="ce11" table:formula="of:=[.R20]/8" office:value-type="float" office:value="0.651496875" calcext:value-type="float">
            <text:p>0.651497</text:p>
          </table:table-cell>
          <table:table-cell table:style-name="ce11" table:formula="of:=[.S20]" office:value-type="float" office:value="2.309889" calcext:value-type="float">
            <text:p>2.309889</text:p>
          </table:table-cell>
          <table:table-cell table:style-name="ce24" table:formula="of:=[.U61]+[.V61]" office:value-type="float" office:value="2.961385875" calcext:value-type="float">
            <text:p>2.961386</text:p>
          </table:table-cell>
          <table:table-cell table:style-name="ce11" table:formula="of:=[.T20]/8" office:value-type="float" office:value="0.652278875" calcext:value-type="float">
            <text:p>0.652279</text:p>
          </table:table-cell>
          <table:table-cell table:style-name="ce11" table:formula="of:=[.U20]" office:value-type="float" office:value="2.314145" calcext:value-type="float">
            <text:p>2.314145</text:p>
          </table:table-cell>
          <table:table-cell table:style-name="ce24" table:formula="of:=[.X61]+[.Y61]" office:value-type="float" office:value="2.966423875" calcext:value-type="float">
            <text:p>2.966424</text:p>
          </table:table-cell>
          <table:table-cell table:style-name="ce11" table:formula="of:=[.V20]/8" office:value-type="float" office:value="0.65233625" calcext:value-type="float">
            <text:p>0.652336</text:p>
          </table:table-cell>
          <table:table-cell table:style-name="ce11" table:formula="of:=[.W20]" office:value-type="float" office:value="2.314526" calcext:value-type="float">
            <text:p>2.314526</text:p>
          </table:table-cell>
          <table:table-cell table:style-name="ce24" table:formula="of:=[.AA61]+[.AB61]" office:value-type="float" office:value="2.96686225" calcext:value-type="float">
            <text:p>2.966862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(30,1)</text:p>
          </table:table-cell>
          <table:table-cell table:number-columns-repeated="2"/>
          <table:table-cell office:value-type="string" calcext:value-type="string">
            <text:p>(30,2)</text:p>
          </table:table-cell>
          <table:table-cell table:number-columns-repeated="2"/>
          <table:table-cell office:value-type="string" calcext:value-type="string">
            <text:p>(30,5)</text:p>
          </table:table-cell>
          <table:table-cell table:number-columns-repeated="2"/>
          <table:table-cell office:value-type="string" calcext:value-type="string">
            <text:p>(70,1)</text:p>
          </table:table-cell>
          <table:table-cell table:number-columns-repeated="2"/>
          <table:table-cell office:value-type="string" calcext:value-type="string">
            <text:p>(70,2)</text:p>
          </table:table-cell>
          <table:table-cell table:number-columns-repeated="2"/>
          <table:table-cell office:value-type="string" calcext:value-type="string">
            <text:p>(70,5)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# Pid</text:p>
          </table:table-cell>
          <table:table-cell office:value-type="string" calcext:value-type="string">
            <text:p>301.la</text:p>
          </table:table-cell>
          <table:table-cell office:value-type="string" calcext:value-type="string">
            <text:p>301.lb</text:p>
          </table:table-cell>
          <table:table-cell office:value-type="string" calcext:value-type="string">
            <text:p>301.sum</text:p>
          </table:table-cell>
          <table:table-cell office:value-type="string" calcext:value-type="string">
            <text:p>302.la</text:p>
          </table:table-cell>
          <table:table-cell office:value-type="string" calcext:value-type="string">
            <text:p>302.lb</text:p>
          </table:table-cell>
          <table:table-cell office:value-type="string" calcext:value-type="string">
            <text:p>302.sum</text:p>
          </table:table-cell>
          <table:table-cell office:value-type="string" calcext:value-type="string">
            <text:p>305.la</text:p>
          </table:table-cell>
          <table:table-cell office:value-type="string" calcext:value-type="string">
            <text:p>305.lb</text:p>
          </table:table-cell>
          <table:table-cell office:value-type="string" calcext:value-type="string">
            <text:p>305.sum</text:p>
          </table:table-cell>
          <table:table-cell office:value-type="string" calcext:value-type="string">
            <text:p>701.la</text:p>
          </table:table-cell>
          <table:table-cell office:value-type="string" calcext:value-type="string">
            <text:p>701.lb</text:p>
          </table:table-cell>
          <table:table-cell office:value-type="string" calcext:value-type="string">
            <text:p>701.sum</text:p>
          </table:table-cell>
          <table:table-cell office:value-type="string" calcext:value-type="string">
            <text:p>702.la</text:p>
          </table:table-cell>
          <table:table-cell office:value-type="string" calcext:value-type="string">
            <text:p>702.lb</text:p>
          </table:table-cell>
          <table:table-cell office:value-type="string" calcext:value-type="string">
            <text:p>702.sum</text:p>
          </table:table-cell>
          <table:table-cell office:value-type="string" calcext:value-type="string">
            <text:p>705.la</text:p>
          </table:table-cell>
          <table:table-cell office:value-type="string" calcext:value-type="string">
            <text:p>705.lb</text:p>
          </table:table-cell>
          <table:table-cell office:value-type="string" calcext:value-type="string">
            <text:p>705.sum</text:p>
          </table:table-cell>
        </table:table-row>
        <table:table-row table:style-name="ro1">
          <table:table-cell table:number-columns-repeated="10"/>
          <table:table-cell table:style-name="ce9" table:formula="of:=[.K24]" office:value-type="float" office:value="0" calcext:value-type="float">
            <text:p>0.00</text:p>
          </table:table-cell>
          <table:table-cell table:style-name="ce11" table:formula="of:=[.L24]/8" office:value-type="float" office:value="0.652001" calcext:value-type="float">
            <text:p>0.652001</text:p>
          </table:table-cell>
          <table:table-cell table:style-name="ce11" table:formula="of:=[.M24]" office:value-type="float" office:value="2.16805" calcext:value-type="float">
            <text:p>2.168050</text:p>
          </table:table-cell>
          <table:table-cell table:style-name="ce24" table:formula="of:=[.L65]+[.M65]" office:value-type="float" office:value="2.820051" calcext:value-type="float">
            <text:p>2.820051</text:p>
          </table:table-cell>
          <table:table-cell table:style-name="ce11" table:formula="of:=[.N24]/8" office:value-type="float" office:value="0.652001" calcext:value-type="float">
            <text:p>0.652001</text:p>
          </table:table-cell>
          <table:table-cell table:style-name="ce11" table:formula="of:=[.O24]" office:value-type="float" office:value="2.16805" calcext:value-type="float">
            <text:p>2.168050</text:p>
          </table:table-cell>
          <table:table-cell table:style-name="ce24" table:formula="of:=[.O65]+[.P65]" office:value-type="float" office:value="2.820051" calcext:value-type="float">
            <text:p>2.820051</text:p>
          </table:table-cell>
          <table:table-cell table:style-name="ce11" table:formula="of:=[.P24]/8" office:value-type="float" office:value="0.652001" calcext:value-type="float">
            <text:p>0.652001</text:p>
          </table:table-cell>
          <table:table-cell table:style-name="ce11" table:formula="of:=[.Q24]" office:value-type="float" office:value="2.16805" calcext:value-type="float">
            <text:p>2.168050</text:p>
          </table:table-cell>
          <table:table-cell table:style-name="ce24" table:formula="of:=[.R65]+[.S65]" office:value-type="float" office:value="2.820051" calcext:value-type="float">
            <text:p>2.820051</text:p>
          </table:table-cell>
          <table:table-cell table:style-name="ce11" table:formula="of:=[.R24]/8" office:value-type="float" office:value="0.652195125" calcext:value-type="float">
            <text:p>0.652195</text:p>
          </table:table-cell>
          <table:table-cell table:style-name="ce11" table:formula="of:=[.S24]" office:value-type="float" office:value="2.548074" calcext:value-type="float">
            <text:p>2.548074</text:p>
          </table:table-cell>
          <table:table-cell table:style-name="ce24" table:formula="of:=[.U65]+[.V65]" office:value-type="float" office:value="3.200269125" calcext:value-type="float">
            <text:p>3.200269</text:p>
          </table:table-cell>
          <table:table-cell table:style-name="ce11" table:formula="of:=[.T24]/8" office:value-type="float" office:value="0.652195125" calcext:value-type="float">
            <text:p>0.652195</text:p>
          </table:table-cell>
          <table:table-cell table:style-name="ce11" table:formula="of:=[.U24]" office:value-type="float" office:value="2.548074" calcext:value-type="float">
            <text:p>2.548074</text:p>
          </table:table-cell>
          <table:table-cell table:style-name="ce24" table:formula="of:=[.X65]+[.Y65]" office:value-type="float" office:value="3.200269125" calcext:value-type="float">
            <text:p>3.200269</text:p>
          </table:table-cell>
          <table:table-cell table:style-name="ce11" table:formula="of:=[.V24]/8" office:value-type="float" office:value="0.652195125" calcext:value-type="float">
            <text:p>0.652195</text:p>
          </table:table-cell>
          <table:table-cell table:style-name="ce11" table:formula="of:=[.W24]" office:value-type="float" office:value="2.548074" calcext:value-type="float">
            <text:p>2.548074</text:p>
          </table:table-cell>
          <table:table-cell table:style-name="ce24" table:formula="of:=[.AA65]+[.AB65]" office:value-type="float" office:value="3.200269125" calcext:value-type="float">
            <text:p>3.200269</text:p>
          </table:table-cell>
        </table:table-row>
        <table:table-row table:style-name="ro1">
          <table:table-cell table:number-columns-repeated="10"/>
          <table:table-cell table:style-name="ce9" table:formula="of:=[.K25]" office:value-type="float" office:value="0.01" calcext:value-type="float">
            <text:p>0.01</text:p>
          </table:table-cell>
          <table:table-cell table:style-name="ce11" table:formula="of:=[.L25]/8" office:value-type="float" office:value="0.6522815" calcext:value-type="float">
            <text:p>0.652282</text:p>
          </table:table-cell>
          <table:table-cell table:style-name="ce11" table:formula="of:=[.M25]" office:value-type="float" office:value="2.134495" calcext:value-type="float">
            <text:p>2.134495</text:p>
          </table:table-cell>
          <table:table-cell table:style-name="ce24" table:formula="of:=[.L66]+[.M66]" office:value-type="float" office:value="2.7867765" calcext:value-type="float">
            <text:p>2.786777</text:p>
          </table:table-cell>
          <table:table-cell table:style-name="ce11" table:formula="of:=[.N25]/8" office:value-type="float" office:value="0.6522815" calcext:value-type="float">
            <text:p>0.652282</text:p>
          </table:table-cell>
          <table:table-cell table:style-name="ce11" table:formula="of:=[.O25]" office:value-type="float" office:value="2.134495" calcext:value-type="float">
            <text:p>2.134495</text:p>
          </table:table-cell>
          <table:table-cell table:style-name="ce24" table:formula="of:=[.O66]+[.P66]" office:value-type="float" office:value="2.7867765" calcext:value-type="float">
            <text:p>2.786777</text:p>
          </table:table-cell>
          <table:table-cell table:style-name="ce11" table:formula="of:=[.P25]/8" office:value-type="float" office:value="0.6522815" calcext:value-type="float">
            <text:p>0.652282</text:p>
          </table:table-cell>
          <table:table-cell table:style-name="ce11" table:formula="of:=[.Q25]" office:value-type="float" office:value="2.134495" calcext:value-type="float">
            <text:p>2.134495</text:p>
          </table:table-cell>
          <table:table-cell table:style-name="ce24" table:formula="of:=[.R66]+[.S66]" office:value-type="float" office:value="2.7867765" calcext:value-type="float">
            <text:p>2.786777</text:p>
          </table:table-cell>
          <table:table-cell table:style-name="ce11" table:formula="of:=[.R25]/8" office:value-type="float" office:value="0.6522285" calcext:value-type="float">
            <text:p>0.652229</text:p>
          </table:table-cell>
          <table:table-cell table:style-name="ce11" table:formula="of:=[.S25]" office:value-type="float" office:value="2.504828" calcext:value-type="float">
            <text:p>2.504828</text:p>
          </table:table-cell>
          <table:table-cell table:style-name="ce24" table:formula="of:=[.U66]+[.V66]" office:value-type="float" office:value="3.1570565" calcext:value-type="float">
            <text:p>3.157057</text:p>
          </table:table-cell>
          <table:table-cell table:style-name="ce11" table:formula="of:=[.T25]/8" office:value-type="float" office:value="0.6522285" calcext:value-type="float">
            <text:p>0.652229</text:p>
          </table:table-cell>
          <table:table-cell table:style-name="ce11" table:formula="of:=[.U25]" office:value-type="float" office:value="2.504828" calcext:value-type="float">
            <text:p>2.504828</text:p>
          </table:table-cell>
          <table:table-cell table:style-name="ce24" table:formula="of:=[.X66]+[.Y66]" office:value-type="float" office:value="3.1570565" calcext:value-type="float">
            <text:p>3.157057</text:p>
          </table:table-cell>
          <table:table-cell table:style-name="ce11" table:formula="of:=[.V25]/8" office:value-type="float" office:value="0.6522285" calcext:value-type="float">
            <text:p>0.652229</text:p>
          </table:table-cell>
          <table:table-cell table:style-name="ce11" table:formula="of:=[.W25]" office:value-type="float" office:value="2.504828" calcext:value-type="float">
            <text:p>2.504828</text:p>
          </table:table-cell>
          <table:table-cell table:style-name="ce24" table:formula="of:=[.AA66]+[.AB66]" office:value-type="float" office:value="3.1570565" calcext:value-type="float">
            <text:p>3.157057</text:p>
          </table:table-cell>
        </table:table-row>
        <table:table-row table:style-name="ro1">
          <table:table-cell table:number-columns-repeated="10"/>
          <table:table-cell table:style-name="ce9" table:formula="of:=[.K26]" office:value-type="float" office:value="0.02" calcext:value-type="float">
            <text:p>0.02</text:p>
          </table:table-cell>
          <table:table-cell table:style-name="ce11" table:formula="of:=[.L26]/8" office:value-type="float" office:value="0.651947" calcext:value-type="float">
            <text:p>0.651947</text:p>
          </table:table-cell>
          <table:table-cell table:style-name="ce11" table:formula="of:=[.M26]" office:value-type="float" office:value="2.104955" calcext:value-type="float">
            <text:p>2.104955</text:p>
          </table:table-cell>
          <table:table-cell table:style-name="ce24" table:formula="of:=[.L67]+[.M67]" office:value-type="float" office:value="2.756902" calcext:value-type="float">
            <text:p>2.756902</text:p>
          </table:table-cell>
          <table:table-cell table:style-name="ce11" table:formula="of:=[.N26]/8" office:value-type="float" office:value="0.651947" calcext:value-type="float">
            <text:p>0.651947</text:p>
          </table:table-cell>
          <table:table-cell table:style-name="ce11" table:formula="of:=[.O26]" office:value-type="float" office:value="2.104955" calcext:value-type="float">
            <text:p>2.104955</text:p>
          </table:table-cell>
          <table:table-cell table:style-name="ce24" table:formula="of:=[.O67]+[.P67]" office:value-type="float" office:value="2.756902" calcext:value-type="float">
            <text:p>2.756902</text:p>
          </table:table-cell>
          <table:table-cell table:style-name="ce11" table:formula="of:=[.P26]/8" office:value-type="float" office:value="0.651947" calcext:value-type="float">
            <text:p>0.651947</text:p>
          </table:table-cell>
          <table:table-cell table:style-name="ce11" table:formula="of:=[.Q26]" office:value-type="float" office:value="2.104955" calcext:value-type="float">
            <text:p>2.104955</text:p>
          </table:table-cell>
          <table:table-cell table:style-name="ce24" table:formula="of:=[.R67]+[.S67]" office:value-type="float" office:value="2.756902" calcext:value-type="float">
            <text:p>2.756902</text:p>
          </table:table-cell>
          <table:table-cell table:style-name="ce11" table:formula="of:=[.R26]/8" office:value-type="float" office:value="0.65236525" calcext:value-type="float">
            <text:p>0.652365</text:p>
          </table:table-cell>
          <table:table-cell table:style-name="ce11" table:formula="of:=[.S26]" office:value-type="float" office:value="2.489003" calcext:value-type="float">
            <text:p>2.489003</text:p>
          </table:table-cell>
          <table:table-cell table:style-name="ce24" table:formula="of:=[.U67]+[.V67]" office:value-type="float" office:value="3.14136825" calcext:value-type="float">
            <text:p>3.141368</text:p>
          </table:table-cell>
          <table:table-cell table:style-name="ce11" table:formula="of:=[.T26]/8" office:value-type="float" office:value="0.65236525" calcext:value-type="float">
            <text:p>0.652365</text:p>
          </table:table-cell>
          <table:table-cell table:style-name="ce11" table:formula="of:=[.U26]" office:value-type="float" office:value="2.489003" calcext:value-type="float">
            <text:p>2.489003</text:p>
          </table:table-cell>
          <table:table-cell table:style-name="ce24" table:formula="of:=[.X67]+[.Y67]" office:value-type="float" office:value="3.14136825" calcext:value-type="float">
            <text:p>3.141368</text:p>
          </table:table-cell>
          <table:table-cell table:style-name="ce11" table:formula="of:=[.V26]/8" office:value-type="float" office:value="0.65236525" calcext:value-type="float">
            <text:p>0.652365</text:p>
          </table:table-cell>
          <table:table-cell table:style-name="ce11" table:formula="of:=[.W26]" office:value-type="float" office:value="2.489003" calcext:value-type="float">
            <text:p>2.489003</text:p>
          </table:table-cell>
          <table:table-cell table:style-name="ce24" table:formula="of:=[.AA67]+[.AB67]" office:value-type="float" office:value="3.14136825" calcext:value-type="float">
            <text:p>3.141368</text:p>
          </table:table-cell>
        </table:table-row>
        <table:table-row table:style-name="ro1">
          <table:table-cell table:number-columns-repeated="10"/>
          <table:table-cell table:style-name="ce9" table:formula="of:=[.K27]" office:value-type="float" office:value="0.03" calcext:value-type="float">
            <text:p>0.03</text:p>
          </table:table-cell>
          <table:table-cell table:style-name="ce11" table:formula="of:=[.L27]/8" office:value-type="float" office:value="0.652087375" calcext:value-type="float">
            <text:p>0.652087</text:p>
          </table:table-cell>
          <table:table-cell table:style-name="ce11" table:formula="of:=[.M27]" office:value-type="float" office:value="2.077964" calcext:value-type="float">
            <text:p>2.077964</text:p>
          </table:table-cell>
          <table:table-cell table:style-name="ce24" table:formula="of:=[.L68]+[.M68]" office:value-type="float" office:value="2.730051375" calcext:value-type="float">
            <text:p>2.730051</text:p>
          </table:table-cell>
          <table:table-cell table:style-name="ce11" table:formula="of:=[.N27]/8" office:value-type="float" office:value="0.652087375" calcext:value-type="float">
            <text:p>0.652087</text:p>
          </table:table-cell>
          <table:table-cell table:style-name="ce11" table:formula="of:=[.O27]" office:value-type="float" office:value="2.077695" calcext:value-type="float">
            <text:p>2.077695</text:p>
          </table:table-cell>
          <table:table-cell table:style-name="ce24" table:formula="of:=[.O68]+[.P68]" office:value-type="float" office:value="2.729782375" calcext:value-type="float">
            <text:p>2.729782</text:p>
          </table:table-cell>
          <table:table-cell table:style-name="ce11" table:formula="of:=[.P27]/8" office:value-type="float" office:value="0.652087375" calcext:value-type="float">
            <text:p>0.652087</text:p>
          </table:table-cell>
          <table:table-cell table:style-name="ce11" table:formula="of:=[.Q27]" office:value-type="float" office:value="2.077965" calcext:value-type="float">
            <text:p>2.077965</text:p>
          </table:table-cell>
          <table:table-cell table:style-name="ce24" table:formula="of:=[.R68]+[.S68]" office:value-type="float" office:value="2.730052375" calcext:value-type="float">
            <text:p>2.730052</text:p>
          </table:table-cell>
          <table:table-cell table:style-name="ce11" table:formula="of:=[.R27]/8" office:value-type="float" office:value="0.652293125" calcext:value-type="float">
            <text:p>0.652293</text:p>
          </table:table-cell>
          <table:table-cell table:style-name="ce11" table:formula="of:=[.S27]" office:value-type="float" office:value="2.473453" calcext:value-type="float">
            <text:p>2.473453</text:p>
          </table:table-cell>
          <table:table-cell table:style-name="ce24" table:formula="of:=[.U68]+[.V68]" office:value-type="float" office:value="3.125746125" calcext:value-type="float">
            <text:p>3.125746</text:p>
          </table:table-cell>
          <table:table-cell table:style-name="ce11" table:formula="of:=[.T27]/8" office:value-type="float" office:value="0.652293125" calcext:value-type="float">
            <text:p>0.652293</text:p>
          </table:table-cell>
          <table:table-cell table:style-name="ce11" table:formula="of:=[.U27]" office:value-type="float" office:value="2.473453" calcext:value-type="float">
            <text:p>2.473453</text:p>
          </table:table-cell>
          <table:table-cell table:style-name="ce24" table:formula="of:=[.X68]+[.Y68]" office:value-type="float" office:value="3.125746125" calcext:value-type="float">
            <text:p>3.125746</text:p>
          </table:table-cell>
          <table:table-cell table:style-name="ce11" table:formula="of:=[.V27]/8" office:value-type="float" office:value="0.652293125" calcext:value-type="float">
            <text:p>0.652293</text:p>
          </table:table-cell>
          <table:table-cell table:style-name="ce11" table:formula="of:=[.W27]" office:value-type="float" office:value="2.473453" calcext:value-type="float">
            <text:p>2.473453</text:p>
          </table:table-cell>
          <table:table-cell table:style-name="ce24" table:formula="of:=[.AA68]+[.AB68]" office:value-type="float" office:value="3.125746125" calcext:value-type="float">
            <text:p>3.125746</text:p>
          </table:table-cell>
        </table:table-row>
        <table:table-row table:style-name="ro1">
          <table:table-cell table:number-columns-repeated="10"/>
          <table:table-cell table:style-name="ce9" table:formula="of:=[.K28]" office:value-type="float" office:value="0.04" calcext:value-type="float">
            <text:p>0.04</text:p>
          </table:table-cell>
          <table:table-cell table:style-name="ce11" table:formula="of:=[.L28]/8" office:value-type="float" office:value="0.652182375" calcext:value-type="float">
            <text:p>0.652182</text:p>
          </table:table-cell>
          <table:table-cell table:style-name="ce11" table:formula="of:=[.M28]" office:value-type="float" office:value="2.054201" calcext:value-type="float">
            <text:p>2.054201</text:p>
          </table:table-cell>
          <table:table-cell table:style-name="ce24" table:formula="of:=[.L69]+[.M69]" office:value-type="float" office:value="2.706383375" calcext:value-type="float">
            <text:p>2.706383</text:p>
          </table:table-cell>
          <table:table-cell table:style-name="ce11" table:formula="of:=[.N28]/8" office:value-type="float" office:value="0.6521915" calcext:value-type="float">
            <text:p>0.652192</text:p>
          </table:table-cell>
          <table:table-cell table:style-name="ce11" table:formula="of:=[.O28]" office:value-type="float" office:value="2.054228" calcext:value-type="float">
            <text:p>2.054228</text:p>
          </table:table-cell>
          <table:table-cell table:style-name="ce24" table:formula="of:=[.O69]+[.P69]" office:value-type="float" office:value="2.7064195" calcext:value-type="float">
            <text:p>2.706420</text:p>
          </table:table-cell>
          <table:table-cell table:style-name="ce11" table:formula="of:=[.P28]/8" office:value-type="float" office:value="0.6521915" calcext:value-type="float">
            <text:p>0.652192</text:p>
          </table:table-cell>
          <table:table-cell table:style-name="ce11" table:formula="of:=[.Q28]" office:value-type="float" office:value="2.054228" calcext:value-type="float">
            <text:p>2.054228</text:p>
          </table:table-cell>
          <table:table-cell table:style-name="ce24" table:formula="of:=[.R69]+[.S69]" office:value-type="float" office:value="2.7064195" calcext:value-type="float">
            <text:p>2.706420</text:p>
          </table:table-cell>
          <table:table-cell table:style-name="ce11" table:formula="of:=[.R28]/8" office:value-type="float" office:value="0.65230725" calcext:value-type="float">
            <text:p>0.652307</text:p>
          </table:table-cell>
          <table:table-cell table:style-name="ce11" table:formula="of:=[.S28]" office:value-type="float" office:value="2.45494" calcext:value-type="float">
            <text:p>2.454940</text:p>
          </table:table-cell>
          <table:table-cell table:style-name="ce24" table:formula="of:=[.U69]+[.V69]" office:value-type="float" office:value="3.10724725" calcext:value-type="float">
            <text:p>3.107247</text:p>
          </table:table-cell>
          <table:table-cell table:style-name="ce11" table:formula="of:=[.T28]/8" office:value-type="float" office:value="0.65230725" calcext:value-type="float">
            <text:p>0.652307</text:p>
          </table:table-cell>
          <table:table-cell table:style-name="ce11" table:formula="of:=[.U28]" office:value-type="float" office:value="2.45494" calcext:value-type="float">
            <text:p>2.454940</text:p>
          </table:table-cell>
          <table:table-cell table:style-name="ce24" table:formula="of:=[.X69]+[.Y69]" office:value-type="float" office:value="3.10724725" calcext:value-type="float">
            <text:p>3.107247</text:p>
          </table:table-cell>
          <table:table-cell table:style-name="ce11" table:formula="of:=[.V28]/8" office:value-type="float" office:value="0.65230725" calcext:value-type="float">
            <text:p>0.652307</text:p>
          </table:table-cell>
          <table:table-cell table:style-name="ce11" table:formula="of:=[.W28]" office:value-type="float" office:value="2.45494" calcext:value-type="float">
            <text:p>2.454940</text:p>
          </table:table-cell>
          <table:table-cell table:style-name="ce24" table:formula="of:=[.AA69]+[.AB69]" office:value-type="float" office:value="3.10724725" calcext:value-type="float">
            <text:p>3.107247</text:p>
          </table:table-cell>
        </table:table-row>
        <table:table-row table:style-name="ro1">
          <table:table-cell table:number-columns-repeated="10"/>
          <table:table-cell table:style-name="ce9" table:formula="of:=[.K29]" office:value-type="float" office:value="0.05" calcext:value-type="float">
            <text:p>0.05</text:p>
          </table:table-cell>
          <table:table-cell table:style-name="ce11" table:formula="of:=[.L29]/8" office:value-type="float" office:value="0.650732125" calcext:value-type="float">
            <text:p>0.650732</text:p>
          </table:table-cell>
          <table:table-cell table:style-name="ce11" table:formula="of:=[.M29]" office:value-type="float" office:value="2.027726" calcext:value-type="float">
            <text:p>2.027726</text:p>
          </table:table-cell>
          <table:table-cell table:style-name="ce24" table:formula="of:=[.L70]+[.M70]" office:value-type="float" office:value="2.678458125" calcext:value-type="float">
            <text:p>2.678458</text:p>
          </table:table-cell>
          <table:table-cell table:style-name="ce11" table:formula="of:=[.N29]/8" office:value-type="float" office:value="0.651474125" calcext:value-type="float">
            <text:p>0.651474</text:p>
          </table:table-cell>
          <table:table-cell table:style-name="ce11" table:formula="of:=[.O29]" office:value-type="float" office:value="2.030395" calcext:value-type="float">
            <text:p>2.030395</text:p>
          </table:table-cell>
          <table:table-cell table:style-name="ce24" table:formula="of:=[.O70]+[.P70]" office:value-type="float" office:value="2.681869125" calcext:value-type="float">
            <text:p>2.681869</text:p>
          </table:table-cell>
          <table:table-cell table:style-name="ce11" table:formula="of:=[.P29]/8" office:value-type="float" office:value="0.65188375" calcext:value-type="float">
            <text:p>0.651884</text:p>
          </table:table-cell>
          <table:table-cell table:style-name="ce11" table:formula="of:=[.Q29]" office:value-type="float" office:value="2.032324" calcext:value-type="float">
            <text:p>2.032324</text:p>
          </table:table-cell>
          <table:table-cell table:style-name="ce24" table:formula="of:=[.R70]+[.S70]" office:value-type="float" office:value="2.68420775" calcext:value-type="float">
            <text:p>2.684208</text:p>
          </table:table-cell>
          <table:table-cell table:style-name="ce11" table:formula="of:=[.R29]/8" office:value-type="float" office:value="0.651919625" calcext:value-type="float">
            <text:p>0.651920</text:p>
          </table:table-cell>
          <table:table-cell table:style-name="ce11" table:formula="of:=[.S29]" office:value-type="float" office:value="2.438898" calcext:value-type="float">
            <text:p>2.438898</text:p>
          </table:table-cell>
          <table:table-cell table:style-name="ce24" table:formula="of:=[.U70]+[.V70]" office:value-type="float" office:value="3.090817625" calcext:value-type="float">
            <text:p>3.090818</text:p>
          </table:table-cell>
          <table:table-cell table:style-name="ce11" table:formula="of:=[.T29]/8" office:value-type="float" office:value="0.652025125" calcext:value-type="float">
            <text:p>0.652025</text:p>
          </table:table-cell>
          <table:table-cell table:style-name="ce11" table:formula="of:=[.U29]" office:value-type="float" office:value="2.43931" calcext:value-type="float">
            <text:p>2.439310</text:p>
          </table:table-cell>
          <table:table-cell table:style-name="ce24" table:formula="of:=[.X70]+[.Y70]" office:value-type="float" office:value="3.091335125" calcext:value-type="float">
            <text:p>3.091335</text:p>
          </table:table-cell>
          <table:table-cell table:style-name="ce11" table:formula="of:=[.V29]/8" office:value-type="float" office:value="0.652064375" calcext:value-type="float">
            <text:p>0.652064</text:p>
          </table:table-cell>
          <table:table-cell table:style-name="ce11" table:formula="of:=[.W29]" office:value-type="float" office:value="2.439598" calcext:value-type="float">
            <text:p>2.439598</text:p>
          </table:table-cell>
          <table:table-cell table:style-name="ce24" table:formula="of:=[.AA70]+[.AB70]" office:value-type="float" office:value="3.091662375" calcext:value-type="float">
            <text:p>3.091662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ex1-k03</text:p>
          </table:table-cell>
          <table:table-cell table:number-columns-repeated="2"/>
          <table:table-cell office:value-type="string" calcext:value-type="string">
            <text:p>ex1-k07</text:p>
          </table:table-cell>
          <table:table-cell table:number-columns-repeated="2"/>
          <table:table-cell office:value-type="string" calcext:value-type="string">
            <text:p>ex4-k03</text:p>
          </table:table-cell>
          <table:table-cell table:number-columns-repeated="2"/>
          <table:table-cell office:value-type="string" calcext:value-type="string">
            <text:p>ex4-k07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# Pids</text:p>
          </table:table-cell>
          <table:table-cell office:value-type="string" calcext:value-type="string">
            <text:p>13.Ia</text:p>
          </table:table-cell>
          <table:table-cell office:value-type="string" calcext:value-type="string">
            <text:p>13.I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17.Ia</text:p>
          </table:table-cell>
          <table:table-cell office:value-type="string" calcext:value-type="string">
            <text:p>17.I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43.Ia</text:p>
          </table:table-cell>
          <table:table-cell office:value-type="string" calcext:value-type="string">
            <text:p>43.I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47.Ia</text:p>
          </table:table-cell>
          <table:table-cell office:value-type="string" calcext:value-type="string">
            <text:p>47.Ib</text:p>
          </table:table-cell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table:formula="of:=[.K33]" office:value-type="float" office:value="0" calcext:value-type="float">
            <text:p>0.00</text:p>
          </table:table-cell>
          <table:table-cell table:style-name="ce11" table:formula="of:=[.L33]/6" office:value-type="float" office:value="0.637949666666667" calcext:value-type="float">
            <text:p>0.637950</text:p>
          </table:table-cell>
          <table:table-cell table:style-name="ce11" table:formula="of:=[.M33]" office:value-type="float" office:value="1.994349" calcext:value-type="float">
            <text:p>1.994349</text:p>
          </table:table-cell>
          <table:table-cell table:style-name="ce24" table:formula="of:=[.L74]+[.M74]" office:value-type="float" office:value="2.63229866666667" calcext:value-type="float">
            <text:p>2.632299</text:p>
          </table:table-cell>
          <table:table-cell table:style-name="ce11" table:formula="of:=[.N33]/6" office:value-type="float" office:value="0.637949666666667" calcext:value-type="float">
            <text:p>0.637950</text:p>
          </table:table-cell>
          <table:table-cell table:style-name="ce11" table:formula="of:=[.O33]" office:value-type="float" office:value="2.54732" calcext:value-type="float">
            <text:p>2.547320</text:p>
          </table:table-cell>
          <table:table-cell table:style-name="ce24" table:formula="of:=[.O74]+[.P74]" office:value-type="float" office:value="3.18526966666667" calcext:value-type="float">
            <text:p>3.185270</text:p>
          </table:table-cell>
          <table:table-cell table:style-name="ce11" table:formula="of:=[.P33]/8" office:value-type="float" office:value="0.652195125" calcext:value-type="float">
            <text:p>0.652195</text:p>
          </table:table-cell>
          <table:table-cell table:style-name="ce11" table:formula="of:=[.Q33]" office:value-type="float" office:value="1.994368" calcext:value-type="float">
            <text:p>1.994368</text:p>
          </table:table-cell>
          <table:table-cell table:style-name="ce24" table:formula="of:=[.R74]+[.S74]" office:value-type="float" office:value="2.646563125" calcext:value-type="float">
            <text:p>2.646563</text:p>
          </table:table-cell>
          <table:table-cell table:style-name="ce11" table:formula="of:=[.R33]/8" office:value-type="float" office:value="0.652195125" calcext:value-type="float">
            <text:p>0.652195</text:p>
          </table:table-cell>
          <table:table-cell table:style-name="ce11" table:formula="of:=[.S33]" office:value-type="float" office:value="2.548074" calcext:value-type="float">
            <text:p>2.548074</text:p>
          </table:table-cell>
          <table:table-cell table:style-name="ce24" table:formula="of:=[.U74]+[.V74]" office:value-type="float" office:value="3.200269125" calcext:value-type="float">
            <text:p>3.200269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table:formula="of:=[.K34]" office:value-type="float" office:value="0.01" calcext:value-type="float">
            <text:p>0.01</text:p>
          </table:table-cell>
          <table:table-cell table:style-name="ce11" table:formula="of:=[.L34]/6" office:value-type="float" office:value="0.638146" calcext:value-type="float">
            <text:p>0.638146</text:p>
          </table:table-cell>
          <table:table-cell table:style-name="ce11" table:formula="of:=[.M34]" office:value-type="float" office:value="1.993266" calcext:value-type="float">
            <text:p>1.993266</text:p>
          </table:table-cell>
          <table:table-cell table:style-name="ce24" table:formula="of:=[.L75]+[.M75]" office:value-type="float" office:value="2.631412" calcext:value-type="float">
            <text:p>2.631412</text:p>
          </table:table-cell>
          <table:table-cell table:style-name="ce11" table:formula="of:=[.N34]/6" office:value-type="float" office:value="0.638146" calcext:value-type="float">
            <text:p>0.638146</text:p>
          </table:table-cell>
          <table:table-cell table:style-name="ce11" table:formula="of:=[.O34]" office:value-type="float" office:value="2.484324" calcext:value-type="float">
            <text:p>2.484324</text:p>
          </table:table-cell>
          <table:table-cell table:style-name="ce24" table:formula="of:=[.O75]+[.P75]" office:value-type="float" office:value="3.12247" calcext:value-type="float">
            <text:p>3.122470</text:p>
          </table:table-cell>
          <table:table-cell table:style-name="ce11" table:formula="of:=[.P34]/8" office:value-type="float" office:value="0.6521385" calcext:value-type="float">
            <text:p>0.652139</text:p>
          </table:table-cell>
          <table:table-cell table:style-name="ce11" table:formula="of:=[.Q34]" office:value-type="float" office:value="1.993431" calcext:value-type="float">
            <text:p>1.993431</text:p>
          </table:table-cell>
          <table:table-cell table:style-name="ce24" table:formula="of:=[.R75]+[.S75]" office:value-type="float" office:value="2.6455695" calcext:value-type="float">
            <text:p>2.645570</text:p>
          </table:table-cell>
          <table:table-cell table:style-name="ce11" table:formula="of:=[.R34]/8" office:value-type="float" office:value="0.6521385" calcext:value-type="float">
            <text:p>0.652139</text:p>
          </table:table-cell>
          <table:table-cell table:style-name="ce11" table:formula="of:=[.S34]" office:value-type="float" office:value="2.485114" calcext:value-type="float">
            <text:p>2.485114</text:p>
          </table:table-cell>
          <table:table-cell table:style-name="ce24" table:formula="of:=[.U75]+[.V75]" office:value-type="float" office:value="3.1372525" calcext:value-type="float">
            <text:p>3.137253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table:formula="of:=[.K35]" office:value-type="float" office:value="0.02" calcext:value-type="float">
            <text:p>0.02</text:p>
          </table:table-cell>
          <table:table-cell table:style-name="ce11" table:formula="of:=[.L35]/6" office:value-type="float" office:value="0.638288666666667" calcext:value-type="float">
            <text:p>0.638289</text:p>
          </table:table-cell>
          <table:table-cell table:style-name="ce11" table:formula="of:=[.M35]" office:value-type="float" office:value="1.991957" calcext:value-type="float">
            <text:p>1.991957</text:p>
          </table:table-cell>
          <table:table-cell table:style-name="ce24" table:formula="of:=[.L76]+[.M76]" office:value-type="float" office:value="2.63024566666667" calcext:value-type="float">
            <text:p>2.630246</text:p>
          </table:table-cell>
          <table:table-cell table:style-name="ce11" table:formula="of:=[.N35]/6" office:value-type="float" office:value="0.638288666666667" calcext:value-type="float">
            <text:p>0.638289</text:p>
          </table:table-cell>
          <table:table-cell table:style-name="ce11" table:formula="of:=[.O35]" office:value-type="float" office:value="2.447689" calcext:value-type="float">
            <text:p>2.447689</text:p>
          </table:table-cell>
          <table:table-cell table:style-name="ce24" table:formula="of:=[.O76]+[.P76]" office:value-type="float" office:value="3.08597766666667" calcext:value-type="float">
            <text:p>3.085978</text:p>
          </table:table-cell>
          <table:table-cell table:style-name="ce11" table:formula="of:=[.P35]/8" office:value-type="float" office:value="0.651809" calcext:value-type="float">
            <text:p>0.651809</text:p>
          </table:table-cell>
          <table:table-cell table:style-name="ce11" table:formula="of:=[.Q35]" office:value-type="float" office:value="1.991727" calcext:value-type="float">
            <text:p>1.991727</text:p>
          </table:table-cell>
          <table:table-cell table:style-name="ce24" table:formula="of:=[.R76]+[.S76]" office:value-type="float" office:value="2.643536" calcext:value-type="float">
            <text:p>2.643536</text:p>
          </table:table-cell>
          <table:table-cell table:style-name="ce11" table:formula="of:=[.R35]/8" office:value-type="float" office:value="0.651809" calcext:value-type="float">
            <text:p>0.651809</text:p>
          </table:table-cell>
          <table:table-cell table:style-name="ce11" table:formula="of:=[.S35]" office:value-type="float" office:value="2.452754" calcext:value-type="float">
            <text:p>2.452754</text:p>
          </table:table-cell>
          <table:table-cell table:style-name="ce24" table:formula="of:=[.U76]+[.V76]" office:value-type="float" office:value="3.104563" calcext:value-type="float">
            <text:p>3.104563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table:formula="of:=[.K36]" office:value-type="float" office:value="0.03" calcext:value-type="float">
            <text:p>0.03</text:p>
          </table:table-cell>
          <table:table-cell table:style-name="ce11" table:formula="of:=[.L36]/6" office:value-type="float" office:value="0.638119166666667" calcext:value-type="float">
            <text:p>0.638119</text:p>
          </table:table-cell>
          <table:table-cell table:style-name="ce11" table:formula="of:=[.M36]" office:value-type="float" office:value="1.989396" calcext:value-type="float">
            <text:p>1.989396</text:p>
          </table:table-cell>
          <table:table-cell table:style-name="ce24" table:formula="of:=[.L77]+[.M77]" office:value-type="float" office:value="2.62751516666667" calcext:value-type="float">
            <text:p>2.627515</text:p>
          </table:table-cell>
          <table:table-cell table:style-name="ce11" table:formula="of:=[.N36]/6" office:value-type="float" office:value="0.638119166666667" calcext:value-type="float">
            <text:p>0.638119</text:p>
          </table:table-cell>
          <table:table-cell table:style-name="ce11" table:formula="of:=[.O36]" office:value-type="float" office:value="2.405789" calcext:value-type="float">
            <text:p>2.405789</text:p>
          </table:table-cell>
          <table:table-cell table:style-name="ce24" table:formula="of:=[.O77]+[.P77]" office:value-type="float" office:value="3.04390816666667" calcext:value-type="float">
            <text:p>3.043908</text:p>
          </table:table-cell>
          <table:table-cell table:style-name="ce11" table:formula="of:=[.P36]/8" office:value-type="float" office:value="0.651886375" calcext:value-type="float">
            <text:p>0.651886</text:p>
          </table:table-cell>
          <table:table-cell table:style-name="ce11" table:formula="of:=[.Q36]" office:value-type="float" office:value="1.989897" calcext:value-type="float">
            <text:p>1.989897</text:p>
          </table:table-cell>
          <table:table-cell table:style-name="ce24" table:formula="of:=[.R77]+[.S77]" office:value-type="float" office:value="2.641783375" calcext:value-type="float">
            <text:p>2.641783</text:p>
          </table:table-cell>
          <table:table-cell table:style-name="ce11" table:formula="of:=[.R36]/8" office:value-type="float" office:value="0.651886375" calcext:value-type="float">
            <text:p>0.651886</text:p>
          </table:table-cell>
          <table:table-cell table:style-name="ce11" table:formula="of:=[.S36]" office:value-type="float" office:value="2.410516" calcext:value-type="float">
            <text:p>2.410516</text:p>
          </table:table-cell>
          <table:table-cell table:style-name="ce24" table:formula="of:=[.U77]+[.V77]" office:value-type="float" office:value="3.062402375" calcext:value-type="float">
            <text:p>3.062402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table:formula="of:=[.K37]" office:value-type="float" office:value="0.04" calcext:value-type="float">
            <text:p>0.04</text:p>
          </table:table-cell>
          <table:table-cell table:style-name="ce11" table:formula="of:=[.L37]/6" office:value-type="float" office:value="0.637951" calcext:value-type="float">
            <text:p>0.637951</text:p>
          </table:table-cell>
          <table:table-cell table:style-name="ce11" table:formula="of:=[.M37]" office:value-type="float" office:value="1.986111" calcext:value-type="float">
            <text:p>1.986111</text:p>
          </table:table-cell>
          <table:table-cell table:style-name="ce24" table:formula="of:=[.L78]+[.M78]" office:value-type="float" office:value="2.624062" calcext:value-type="float">
            <text:p>2.624062</text:p>
          </table:table-cell>
          <table:table-cell table:style-name="ce11" table:formula="of:=[.N37]/6" office:value-type="float" office:value="0.637951" calcext:value-type="float">
            <text:p>0.637951</text:p>
          </table:table-cell>
          <table:table-cell table:style-name="ce11" table:formula="of:=[.O37]" office:value-type="float" office:value="2.357997" calcext:value-type="float">
            <text:p>2.357997</text:p>
          </table:table-cell>
          <table:table-cell table:style-name="ce24" table:formula="of:=[.O78]+[.P78]" office:value-type="float" office:value="2.995948" calcext:value-type="float">
            <text:p>2.995948</text:p>
          </table:table-cell>
          <table:table-cell table:style-name="ce11" table:formula="of:=[.P37]/8" office:value-type="float" office:value="0.652126125" calcext:value-type="float">
            <text:p>0.652126</text:p>
          </table:table-cell>
          <table:table-cell table:style-name="ce11" table:formula="of:=[.Q37]" office:value-type="float" office:value="1.986929" calcext:value-type="float">
            <text:p>1.986929</text:p>
          </table:table-cell>
          <table:table-cell table:style-name="ce24" table:formula="of:=[.R78]+[.S78]" office:value-type="float" office:value="2.639055125" calcext:value-type="float">
            <text:p>2.639055</text:p>
          </table:table-cell>
          <table:table-cell table:style-name="ce11" table:formula="of:=[.R37]/8" office:value-type="float" office:value="0.652126125" calcext:value-type="float">
            <text:p>0.652126</text:p>
          </table:table-cell>
          <table:table-cell table:style-name="ce11" table:formula="of:=[.S37]" office:value-type="float" office:value="2.36554" calcext:value-type="float">
            <text:p>2.365540</text:p>
          </table:table-cell>
          <table:table-cell table:style-name="ce24" table:formula="of:=[.U78]+[.V78]" office:value-type="float" office:value="3.017666125" calcext:value-type="float">
            <text:p>3.017666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9" table:formula="of:=[.K38]" office:value-type="float" office:value="0.05" calcext:value-type="float">
            <text:p>0.05</text:p>
          </table:table-cell>
          <table:table-cell table:style-name="ce11" table:formula="of:=[.L38]/6" office:value-type="float" office:value="0.638332333333333" calcext:value-type="float">
            <text:p>0.638332</text:p>
          </table:table-cell>
          <table:table-cell table:style-name="ce11" table:formula="of:=[.M38]" office:value-type="float" office:value="1.980712" calcext:value-type="float">
            <text:p>1.980712</text:p>
          </table:table-cell>
          <table:table-cell table:style-name="ce24" table:formula="of:=[.L79]+[.M79]" office:value-type="float" office:value="2.61904433333333" calcext:value-type="float">
            <text:p>2.619044</text:p>
          </table:table-cell>
          <table:table-cell table:style-name="ce11" table:formula="of:=[.N38]/6" office:value-type="float" office:value="0.638343166666667" calcext:value-type="float">
            <text:p>0.638343</text:p>
          </table:table-cell>
          <table:table-cell table:style-name="ce11" table:formula="of:=[.O38]" office:value-type="float" office:value="2.304723" calcext:value-type="float">
            <text:p>2.304723</text:p>
          </table:table-cell>
          <table:table-cell table:style-name="ce24" table:formula="of:=[.O79]+[.P79]" office:value-type="float" office:value="2.94306616666667" calcext:value-type="float">
            <text:p>2.943066</text:p>
          </table:table-cell>
          <table:table-cell table:style-name="ce11" table:formula="of:=[.P38]/8" office:value-type="float" office:value="0.6523455" calcext:value-type="float">
            <text:p>0.652346</text:p>
          </table:table-cell>
          <table:table-cell table:style-name="ce11" table:formula="of:=[.Q38]" office:value-type="float" office:value="1.98188" calcext:value-type="float">
            <text:p>1.981880</text:p>
          </table:table-cell>
          <table:table-cell table:style-name="ce24" table:formula="of:=[.R79]+[.S79]" office:value-type="float" office:value="2.6342255" calcext:value-type="float">
            <text:p>2.634226</text:p>
          </table:table-cell>
          <table:table-cell table:style-name="ce11" table:formula="of:=[.R38]/8" office:value-type="float" office:value="0.65233625" calcext:value-type="float">
            <text:p>0.652336</text:p>
          </table:table-cell>
          <table:table-cell table:style-name="ce11" table:formula="of:=[.S38]" office:value-type="float" office:value="2.314526" calcext:value-type="float">
            <text:p>2.314526</text:p>
          </table:table-cell>
          <table:table-cell table:style-name="ce24" table:formula="of:=[.U79]+[.V79]" office:value-type="float" office:value="2.96686225" calcext:value-type="float">
            <text:p>2.966862</text:p>
          </table:table-cell>
          <table:table-cell table:number-columns-repeated="6"/>
        </table:table-row>
        <table:table-row table:style-name="ro1" table:number-rows-repeated="104849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old_CodeAB" table:style-name="ta1">
        <table:shapes>
          <draw:frame draw:z-index="0" draw:style-name="gr1" draw:text-style-name="P1" svg:width="11.483cm" svg:height="6.459cm" svg:x="29.986cm" svg:y="16.757cm">
            <draw:object draw:notify-on-update-of-ranges="old_CodeAB.K40:old_CodeAB.K44 old_CodeAB.L39:old_CodeAB.L39 old_CodeAB.L40:old_CodeAB.L44 old_CodeAB.M39:old_CodeAB.M39 old_CodeAB.M40:old_CodeAB.M44 old_CodeAB.N39:old_CodeAB.N39 old_CodeAB.N40:old_CodeAB.N44 old_CodeAB.O39:old_CodeAB.O39 old_CodeAB.O40:old_CodeAB.O44 old_CodeAB.P39:old_CodeAB.P39 old_CodeAB.P40:old_CodeAB.P44 old_CodeAB.Q39:old_CodeAB.Q39 old_CodeAB.Q40:old_CodeAB.Q44 old_CodeAB.R39:old_CodeAB.R39 old_CodeAB.R40:old_CodeAB.R44 old_CodeAB.S39:old_CodeAB.S39 old_CodeAB.S40:old_CodeAB.S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ce4"/>
        <table:table-column table:style-name="co5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x1-k03</text:p>
          </table:table-cell>
          <table:table-cell/>
          <table:table-cell office:value-type="string" calcext:value-type="string">
            <text:p>ex1-k07</text:p>
          </table:table-cell>
          <table:table-cell/>
          <table:table-cell office:value-type="string" calcext:value-type="string">
            <text:p>ex4-k03</text:p>
          </table:table-cell>
          <table:table-cell/>
          <table:table-cell office:value-type="string" calcext:value-type="string">
            <text:p>ex4-k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No Error</text:p>
          </table:table-cell>
          <table:table-cell office:value-type="string" calcext:value-type="string">
            <text:p>Pid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Nseq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B</text:p>
          </table:table-cell>
          <table:table-cell office:value-type="string" calcext:value-type="string">
            <text:p>ex4</text:p>
          </table:table-cell>
          <table:table-cell/>
          <table:table-cell office:value-type="string" calcext:value-type="string">
            <text:p>ex1,ex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ex1,ex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829511" calcext:value-type="float">
            <text:p>3.829511</text:p>
          </table:table-cell>
          <table:table-cell office:value-type="float" office:value="1.647384" calcext:value-type="float">
            <text:p>1.647384</text:p>
          </table:table-cell>
          <table:table-cell office:value-type="float" office:value="3.829511" calcext:value-type="float">
            <text:p>3.829511</text:p>
          </table:table-cell>
          <table:table-cell office:value-type="float" office:value="1.533435" calcext:value-type="float">
            <text:p>1.533435</text:p>
          </table:table-cell>
          <table:table-cell office:value-type="float" office:value="5.214765" calcext:value-type="float">
            <text:p>5.214765</text:p>
          </table:table-cell>
          <table:table-cell table:style-name="ce11" office:value-type="float" office:value="1.64727" calcext:value-type="float">
            <text:p>1.647270</text:p>
          </table:table-cell>
          <table:table-cell office:value-type="float" office:value="5.214765" calcext:value-type="float">
            <text:p>5.214765</text:p>
          </table:table-cell>
          <table:table-cell office:value-type="float" office:value="1.532967" calcext:value-type="float">
            <text:p>1.532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u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,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6,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.829712" calcext:value-type="float">
            <text:p>3.829712</text:p>
          </table:table-cell>
          <table:table-cell office:value-type="float" office:value="1.901557" calcext:value-type="float">
            <text:p>1.901557</text:p>
          </table:table-cell>
          <table:table-cell office:value-type="float" office:value="3.829712" calcext:value-type="float">
            <text:p>3.829712</text:p>
          </table:table-cell>
          <table:table-cell office:value-type="float" office:value="2.160306" calcext:value-type="float">
            <text:p>2.160306</text:p>
          </table:table-cell>
          <table:table-cell office:value-type="float" office:value="5.217185" calcext:value-type="float">
            <text:p>5.217185</text:p>
          </table:table-cell>
          <table:table-cell office:value-type="float" office:value="1.901576" calcext:value-type="float">
            <text:p>1.901576</text:p>
          </table:table-cell>
          <table:table-cell office:value-type="float" office:value="5.217185" calcext:value-type="float">
            <text:p>5.217185</text:p>
          </table:table-cell>
          <table:table-cell office:value-type="float" office:value="2.159997" calcext:value-type="float">
            <text:p>2.15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Qa)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8,5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,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.829369" calcext:value-type="float">
            <text:p>3.829369</text:p>
          </table:table-cell>
          <table:table-cell office:value-type="float" office:value="1.967234" calcext:value-type="float">
            <text:p>1.967234</text:p>
          </table:table-cell>
          <table:table-cell office:value-type="float" office:value="3.829369" calcext:value-type="float">
            <text:p>3.829369</text:p>
          </table:table-cell>
          <table:table-cell office:value-type="float" office:value="2.393935" calcext:value-type="float">
            <text:p>2.393935</text:p>
          </table:table-cell>
          <table:table-cell office:value-type="float" office:value="5.217411" calcext:value-type="float">
            <text:p>5.217411</text:p>
          </table:table-cell>
          <table:table-cell office:value-type="float" office:value="1.967123" calcext:value-type="float">
            <text:p>1.967123</text:p>
          </table:table-cell>
          <table:table-cell office:value-type="float" office:value="5.217411" calcext:value-type="float">
            <text:p>5.217411</text:p>
          </table:table-cell>
          <table:table-cell office:value-type="float" office:value="2.393796" calcext:value-type="float">
            <text:p>2.393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onst)</text:p>
          </table:table-cell>
          <table:table-cell office:value-type="string" calcext:value-type="string">
            <text:p>(3;10,2)</text:p>
          </table:table-cell>
          <table:table-cell/>
          <table:table-cell table:number-columns-repeated="4" office:value-type="string" calcext:value-type="string">
            <text:p>*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3.829313" calcext:value-type="float">
            <text:p>3.829313</text:p>
          </table:table-cell>
          <table:table-cell office:value-type="float" office:value="1.989256" calcext:value-type="float">
            <text:p>1.989256</text:p>
          </table:table-cell>
          <table:table-cell office:value-type="float" office:value="3.829313" calcext:value-type="float">
            <text:p>3.829313</text:p>
          </table:table-cell>
          <table:table-cell office:value-type="float" office:value="2.536233" calcext:value-type="float">
            <text:p>2.536233</text:p>
          </table:table-cell>
          <table:table-cell table:style-name="ce11" office:value-type="float" office:value="5.21673" calcext:value-type="float">
            <text:p>5.216730</text:p>
          </table:table-cell>
          <table:table-cell office:value-type="float" office:value="1.989223" calcext:value-type="float">
            <text:p>1.989223</text:p>
          </table:table-cell>
          <table:table-cell table:style-name="ce11" office:value-type="float" office:value="5.21673" calcext:value-type="float">
            <text:p>5.216730</text:p>
          </table:table-cell>
          <table:table-cell office:value-type="float" office:value="2.536147" calcext:value-type="float">
            <text:p>2.536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S</text:p>
          </table:table-cell>
          <table:table-cell office:value-type="string" calcext:value-type="string">
            <text:p>k07</text:p>
          </table:table-cell>
          <table:table-cell/>
          <table:table-cell office:value-type="string" calcext:value-type="string">
            <text:p>k03,k0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k03,k07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3.829461" calcext:value-type="float">
            <text:p>3.829461</text:p>
          </table:table-cell>
          <table:table-cell office:value-type="float" office:value="1.996479" calcext:value-type="float">
            <text:p>1.996479</text:p>
          </table:table-cell>
          <table:table-cell office:value-type="float" office:value="3.829461" calcext:value-type="float">
            <text:p>3.829461</text:p>
          </table:table-cell>
          <table:table-cell office:value-type="float" office:value="2.635939" calcext:value-type="float">
            <text:p>2.635939</text:p>
          </table:table-cell>
          <table:table-cell office:value-type="float" office:value="5.217419" calcext:value-type="float">
            <text:p>5.217419</text:p>
          </table:table-cell>
          <table:table-cell table:style-name="ce11" office:value-type="float" office:value="1.99645" calcext:value-type="float">
            <text:p>1.996450</text:p>
          </table:table-cell>
          <table:table-cell office:value-type="float" office:value="5.217419" calcext:value-type="float">
            <text:p>5.217419</text:p>
          </table:table-cell>
          <table:table-cell office:value-type="float" office:value="2.635961" calcext:value-type="float">
            <text:p>2.635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50,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.38" calcext:value-type="float">
            <text:p>50.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2"/>
          <table:table-cell table:style-name="ce7" office:value-type="float" office:value="0" calcext:value-type="float">
            <text:p>0.00</text:p>
          </table:table-cell>
          <table:table-cell table:number-columns-repeated="3" office:value-type="string" calcext:value-type="string">
            <text:p>X-axis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(30,1)</text:p>
          </table:table-cell>
          <table:table-cell/>
          <table:table-cell table:style-name="ce10" office:value-type="string" calcext:value-type="string">
            <text:p>(30,2)</text:p>
          </table:table-cell>
          <table:table-cell/>
          <table:table-cell table:style-name="ce10" office:value-type="string" calcext:value-type="string">
            <text:p>(30,5)</text:p>
          </table:table-cell>
          <table:table-cell/>
          <table:table-cell table:style-name="ce10" office:value-type="string" calcext:value-type="string">
            <text:p>(70,1)</text:p>
          </table:table-cell>
          <table:table-cell/>
          <table:table-cell table:style-name="ce10" office:value-type="string" calcext:value-type="string">
            <text:p>(70,2)</text:p>
          </table:table-cell>
          <table:table-cell/>
          <table:table-cell table:style-name="ce10" office:value-type="string" calcext:value-type="string">
            <text:p>(70,5)</text:p>
          </table:table-cell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table:number-columns-repeated="2"/>
          <table:table-cell table:style-name="ce7" office:value-type="float" office:value="0" calcext:value-type="float">
            <text:p>0.00</text:p>
          </table:table-cell>
          <table:table-cell table:number-columns-repeated="3" office:value-type="string" calcext:value-type="string">
            <text:p>X-axis</text:p>
          </table:table-cell>
          <table:table-cell table:number-columns-repeated="3"/>
          <table:table-cell office:value-type="string" calcext:value-type="string">
            <text:p>Pid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2"/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X-axis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X-axis</text:p>
          </table:table-cell>
          <table:table-cell table:number-columns-repeated="3"/>
          <table:table-cell table:style-name="ce9" office:value-type="float" office:value="0" calcext:value-type="float">
            <text:p>0.00</text:p>
          </table:table-cell>
          <table:table-cell office:value-type="float" office:value="5.217185" calcext:value-type="float">
            <text:p>5.217185</text:p>
          </table:table-cell>
          <table:table-cell office:value-type="float" office:value="2.159997" calcext:value-type="float">
            <text:p>2.159997</text:p>
          </table:table-cell>
          <table:table-cell office:value-type="float" office:value="5.217185" calcext:value-type="float">
            <text:p>5.217185</text:p>
          </table:table-cell>
          <table:table-cell office:value-type="float" office:value="2.159997" calcext:value-type="float">
            <text:p>2.159997</text:p>
          </table:table-cell>
          <table:table-cell office:value-type="float" office:value="5.217185" calcext:value-type="float">
            <text:p>5.217185</text:p>
          </table:table-cell>
          <table:table-cell office:value-type="float" office:value="2.159997" calcext:value-type="float">
            <text:p>2.159997</text:p>
          </table:table-cell>
          <table:table-cell table:style-name="ce11" office:value-type="float" office:value="5.21673" calcext:value-type="float">
            <text:p>5.216730</text:p>
          </table:table-cell>
          <table:table-cell office:value-type="float" office:value="2.536147" calcext:value-type="float">
            <text:p>2.536147</text:p>
          </table:table-cell>
          <table:table-cell table:style-name="ce11" office:value-type="float" office:value="5.21673" calcext:value-type="float">
            <text:p>5.216730</text:p>
          </table:table-cell>
          <table:table-cell office:value-type="float" office:value="2.536147" calcext:value-type="float">
            <text:p>2.536147</text:p>
          </table:table-cell>
          <table:table-cell table:style-name="ce11" office:value-type="float" office:value="5.21673" calcext:value-type="float">
            <text:p>5.216730</text:p>
          </table:table-cell>
          <table:table-cell office:value-type="float" office:value="2.536147" calcext:value-type="float">
            <text:p>2.536147</text:p>
          </table:table-cell>
        </table:table-row>
        <table:table-row table:style-name="ro1">
          <table:table-cell office:value-type="string" calcext:value-type="string">
            <text:p>Nseq</text:p>
          </table:table-cell>
          <table:table-cell office:value-type="string" calcext:value-type="string">
            <text:p>30,70</text:p>
          </table:table-cell>
          <table:table-cell/>
          <table:table-cell office:value-type="string" calcext:value-type="string">
            <text:p>X-axis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9" office:value-type="float" office:value="0.01" calcext:value-type="float">
            <text:p>0.01</text:p>
          </table:table-cell>
          <table:table-cell office:value-type="float" office:value="5.233996" calcext:value-type="float">
            <text:p>5.233996</text:p>
          </table:table-cell>
          <table:table-cell table:style-name="ce11" office:value-type="float" office:value="2.08185" calcext:value-type="float">
            <text:p>2.081850</text:p>
          </table:table-cell>
          <table:table-cell office:value-type="float" office:value="5.233996" calcext:value-type="float">
            <text:p>5.233996</text:p>
          </table:table-cell>
          <table:table-cell table:style-name="ce11" office:value-type="float" office:value="2.08185" calcext:value-type="float">
            <text:p>2.081850</text:p>
          </table:table-cell>
          <table:table-cell office:value-type="float" office:value="5.233996" calcext:value-type="float">
            <text:p>5.233996</text:p>
          </table:table-cell>
          <table:table-cell table:style-name="ce11" office:value-type="float" office:value="2.08185" calcext:value-type="float">
            <text:p>2.081850</text:p>
          </table:table-cell>
          <table:table-cell office:value-type="float" office:value="5.241045" calcext:value-type="float">
            <text:p>5.241045</text:p>
          </table:table-cell>
          <table:table-cell office:value-type="float" office:value="2.513725" calcext:value-type="float">
            <text:p>2.513725</text:p>
          </table:table-cell>
          <table:table-cell office:value-type="float" office:value="5.241045" calcext:value-type="float">
            <text:p>5.241045</text:p>
          </table:table-cell>
          <table:table-cell office:value-type="float" office:value="2.513725" calcext:value-type="float">
            <text:p>2.513725</text:p>
          </table:table-cell>
          <table:table-cell office:value-type="float" office:value="5.241045" calcext:value-type="float">
            <text:p>5.241045</text:p>
          </table:table-cell>
          <table:table-cell office:value-type="float" office:value="2.513725" calcext:value-type="float">
            <text:p>2.513725</text:p>
          </table:table-cell>
        </table:table-row>
        <table:table-row table:style-name="ro1">
          <table:table-cell office:value-type="string" calcext:value-type="string">
            <text:p>NumItr</text:p>
          </table:table-cell>
          <table:table-cell office:value-type="string" calcext:value-type="string">
            <text:p>1,2,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9" office:value-type="float" office:value="0.02" calcext:value-type="float">
            <text:p>0.02</text:p>
          </table:table-cell>
          <table:table-cell office:value-type="float" office:value="5.230357" calcext:value-type="float">
            <text:p>5.230357</text:p>
          </table:table-cell>
          <table:table-cell office:value-type="float" office:value="2.047229" calcext:value-type="float">
            <text:p>2.047229</text:p>
          </table:table-cell>
          <table:table-cell office:value-type="float" office:value="5.230357" calcext:value-type="float">
            <text:p>5.230357</text:p>
          </table:table-cell>
          <table:table-cell office:value-type="float" office:value="2.047229" calcext:value-type="float">
            <text:p>2.047229</text:p>
          </table:table-cell>
          <table:table-cell office:value-type="float" office:value="5.230357" calcext:value-type="float">
            <text:p>5.230357</text:p>
          </table:table-cell>
          <table:table-cell office:value-type="float" office:value="2.047229" calcext:value-type="float">
            <text:p>2.047229</text:p>
          </table:table-cell>
          <table:table-cell office:value-type="float" office:value="5.237263" calcext:value-type="float">
            <text:p>5.237263</text:p>
          </table:table-cell>
          <table:table-cell table:style-name="ce11" office:value-type="float" office:value="2.48487" calcext:value-type="float">
            <text:p>2.484870</text:p>
          </table:table-cell>
          <table:table-cell office:value-type="float" office:value="5.237263" calcext:value-type="float">
            <text:p>5.237263</text:p>
          </table:table-cell>
          <table:table-cell table:style-name="ce11" office:value-type="float" office:value="2.48487" calcext:value-type="float">
            <text:p>2.48487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9" office:value-type="float" office:value="0.03" calcext:value-type="float">
            <text:p>0.03</text:p>
          </table:table-cell>
          <table:table-cell office:value-type="float" office:value="5.228992" calcext:value-type="float">
            <text:p>5.228992</text:p>
          </table:table-cell>
          <table:table-cell office:value-type="float" office:value="2.005734" calcext:value-type="float">
            <text:p>2.005734</text:p>
          </table:table-cell>
          <table:table-cell office:value-type="float" office:value="5.229053" calcext:value-type="float">
            <text:p>5.229053</text:p>
          </table:table-cell>
          <table:table-cell table:style-name="ce11" office:value-type="float" office:value="2.00585" calcext:value-type="float">
            <text:p>2.005850</text:p>
          </table:table-cell>
          <table:table-cell table:number-columns-repeated="2"/>
          <table:table-cell office:value-type="float" office:value="5.235085" calcext:value-type="float">
            <text:p>5.235085</text:p>
          </table:table-cell>
          <table:table-cell office:value-type="float" office:value="2.454535" calcext:value-type="float">
            <text:p>2.454535</text:p>
          </table:table-cell>
          <table:table-cell office:value-type="float" office:value="5.235085" calcext:value-type="float">
            <text:p>5.235085</text:p>
          </table:table-cell>
          <table:table-cell office:value-type="float" office:value="2.454535" calcext:value-type="float">
            <text:p>2.45453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9" office:value-type="float" office:value="0.04" calcext:value-type="float">
            <text:p>0.04</text:p>
          </table:table-cell>
          <table:table-cell office:value-type="float" office:value="5.221569" calcext:value-type="float">
            <text:p>5.221569</text:p>
          </table:table-cell>
          <table:table-cell office:value-type="float" office:value="1.952723" calcext:value-type="float">
            <text:p>1.952723</text:p>
          </table:table-cell>
          <table:table-cell office:value-type="float" office:value="5.226811" calcext:value-type="float">
            <text:p>5.226811</text:p>
          </table:table-cell>
          <table:table-cell office:value-type="float" office:value="1.957294" calcext:value-type="float">
            <text:p>1.957294</text:p>
          </table:table-cell>
          <table:table-cell table:number-columns-repeated="2"/>
          <table:table-cell office:value-type="float" office:value="5.233745" calcext:value-type="float">
            <text:p>5.233745</text:p>
          </table:table-cell>
          <table:table-cell office:value-type="float" office:value="2.417589" calcext:value-type="float">
            <text:p>2.41758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9" office:value-type="float" office:value="0.05" calcext:value-type="float">
            <text:p>0.05</text:p>
          </table:table-cell>
          <table:table-cell office:value-type="float" office:value="5.156343" calcext:value-type="float">
            <text:p>5.156343</text:p>
          </table:table-cell>
          <table:table-cell table:style-name="ce11" office:value-type="float" office:value="1.84613" calcext:value-type="float">
            <text:p>1.846130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table:style-name="ce12" office:value-type="string" calcext:value-type="string">
            <text:p>Pids</text:p>
          </table:table-cell>
          <table:table-cell table:style-name="ce13" office:value-type="float" office:value="0.00001" calcext:value-type="float">
            <text:p>1.00E-05</text:p>
          </table:table-cell>
          <table:table-cell table:number-columns-repeated="7"/>
          <table:table-cell office:value-type="string" calcext:value-type="string">
            <text:p>C</text:p>
          </table:table-cell>
          <table:table-cell/>
          <table:table-cell table:style-name="ce10" office:value-type="string" calcext:value-type="string">
            <text:p>(30,1)</text:p>
          </table:table-cell>
          <table:table-cell/>
          <table:table-cell table:style-name="ce10" office:value-type="string" calcext:value-type="string">
            <text:p>(30,2)</text:p>
          </table:table-cell>
          <table:table-cell/>
          <table:table-cell table:style-name="ce10" office:value-type="string" calcext:value-type="string">
            <text:p>(30,5)</text:p>
          </table:table-cell>
          <table:table-cell/>
          <table:table-cell table:style-name="ce10" office:value-type="string" calcext:value-type="string">
            <text:p>(70,1)</text:p>
          </table:table-cell>
          <table:table-cell/>
          <table:table-cell table:style-name="ce10" office:value-type="string" calcext:value-type="string">
            <text:p>(70,2)</text:p>
          </table:table-cell>
          <table:table-cell/>
          <table:table-cell table:style-name="ce10" office:value-type="string" calcext:value-type="string">
            <text:p>(70,5)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Pid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</table:table-row>
        <table:table-row table:style-name="ro1">
          <table:table-cell table:number-columns-repeated="10"/>
          <table:table-cell table:style-name="ce9" office:value-type="float" office:value="0" calcext:value-type="float">
            <text:p>0.0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0"/>
          <table:table-cell table:style-name="ce9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9" office:value-type="float" office:value="0.02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9" office:value-type="float" office:value="0.03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9" office:value-type="float" office:value="0.04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9"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x1-k03</text:p>
          </table:table-cell>
          <table:table-cell/>
          <table:table-cell office:value-type="string" calcext:value-type="string">
            <text:p>ex1-k07</text:p>
          </table:table-cell>
          <table:table-cell/>
          <table:table-cell office:value-type="string" calcext:value-type="string">
            <text:p>ex4-k03</text:p>
          </table:table-cell>
          <table:table-cell/>
          <table:table-cell office:value-type="string" calcext:value-type="string">
            <text:p>ex4-k07</text:p>
          </table:table-cell>
          <table:table-cell office:value-type="string" calcext:value-type="string">
            <text:p>=B(70,5)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Pid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9" office:value-type="float" office:value="0" calcext:value-type="float">
            <text:p>0.0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table:style-name="ce11" table:formula="of:=[.V11]" office:value-type="float" office:value="5.21673" calcext:value-type="float">
            <text:p>5.216730</text:p>
          </table:table-cell>
          <table:table-cell table:style-name="ce11" table:formula="of:=[.W11]" office:value-type="float" office:value="2.536147" calcext:value-type="float">
            <text:p>2.536147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9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9" office:value-type="float" office:value="0.02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9" office:value-type="float" office:value="0.03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9" office:value-type="float" office:value="0.04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9"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9"/>
          <table:table-cell table:number-columns-repeated="12"/>
        </table:table-row>
        <table:table-row table:style-name="ro1">
          <table:table-cell table:number-columns-repeated="8"/>
          <table:table-cell table:style-name="ce8"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/sym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x1-k03</text:p>
          </table:table-cell>
          <table:table-cell/>
          <table:table-cell office:value-type="string" calcext:value-type="string">
            <text:p>ex1-k07</text:p>
          </table:table-cell>
          <table:table-cell/>
          <table:table-cell office:value-type="string" calcext:value-type="string">
            <text:p>ex4-k03</text:p>
          </table:table-cell>
          <table:table-cell/>
          <table:table-cell office:value-type="string" calcext:value-type="string">
            <text:p>ex4-k0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Nseq</text:p>
          </table:table-cell>
          <table:table-cell office:value-type="string" calcext:value-type="string">
            <text:p>13.Ia</text:p>
          </table:table-cell>
          <table:table-cell office:value-type="string" calcext:value-type="string">
            <text:p>13.Ib</text:p>
          </table:table-cell>
          <table:table-cell office:value-type="string" calcext:value-type="string">
            <text:p>17.Ia</text:p>
          </table:table-cell>
          <table:table-cell office:value-type="string" calcext:value-type="string">
            <text:p>17.Ib</text:p>
          </table:table-cell>
          <table:table-cell office:value-type="string" calcext:value-type="string">
            <text:p>43.Ia</text:p>
          </table:table-cell>
          <table:table-cell office:value-type="string" calcext:value-type="string">
            <text:p>43.Ib</text:p>
          </table:table-cell>
          <table:table-cell office:value-type="string" calcext:value-type="string">
            <text:p>47.Ia</text:p>
          </table:table-cell>
          <table:table-cell office:value-type="string" calcext:value-type="string">
            <text:p>47.I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formula="of:=[.L3]/6" office:value-type="float" office:value="0.638251833333333" calcext:value-type="float">
            <text:p>0.638251833333333</text:p>
          </table:table-cell>
          <table:table-cell table:formula="of:=[.M3]" office:value-type="float" office:value="1.647384" calcext:value-type="float">
            <text:p>1.647384</text:p>
          </table:table-cell>
          <table:table-cell table:formula="of:=[.N3]/6" office:value-type="float" office:value="0.638251833333333" calcext:value-type="float">
            <text:p>0.638251833333333</text:p>
          </table:table-cell>
          <table:table-cell table:formula="of:=[.O3]" office:value-type="float" office:value="1.533435" calcext:value-type="float">
            <text:p>1.533435</text:p>
          </table:table-cell>
          <table:table-cell table:style-name="ce11" table:formula="of:=[.P3]/8" office:value-type="float" office:value="0.651845625" calcext:value-type="float">
            <text:p>0.651846</text:p>
          </table:table-cell>
          <table:table-cell table:style-name="ce11" table:formula="of:=[.Q3]" office:value-type="float" office:value="1.64727" calcext:value-type="float">
            <text:p>1.647270</text:p>
          </table:table-cell>
          <table:table-cell table:style-name="ce11" table:formula="of:=[.R3]/8" office:value-type="float" office:value="0.651845625" calcext:value-type="float">
            <text:p>0.651846</text:p>
          </table:table-cell>
          <table:table-cell table:formula="of:=[.S3]" office:value-type="float" office:value="1.532967" calcext:value-type="float">
            <text:p>1.53296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formula="of:=[.L4]/6" office:value-type="float" office:value="0.638285333333333" calcext:value-type="float">
            <text:p>0.638285333333333</text:p>
          </table:table-cell>
          <table:table-cell table:formula="of:=[.M4]" office:value-type="float" office:value="1.901557" calcext:value-type="float">
            <text:p>1.901557</text:p>
          </table:table-cell>
          <table:table-cell table:formula="of:=[.N4]/6" office:value-type="float" office:value="0.638285333333333" calcext:value-type="float">
            <text:p>0.638285333333333</text:p>
          </table:table-cell>
          <table:table-cell table:formula="of:=[.O4]" office:value-type="float" office:value="2.160306" calcext:value-type="float">
            <text:p>2.160306</text:p>
          </table:table-cell>
          <table:table-cell table:style-name="ce11" table:formula="of:=[.P4]/8" office:value-type="float" office:value="0.652148125" calcext:value-type="float">
            <text:p>0.652148</text:p>
          </table:table-cell>
          <table:table-cell table:formula="of:=[.Q4]" office:value-type="float" office:value="1.901576" calcext:value-type="float">
            <text:p>1.901576</text:p>
          </table:table-cell>
          <table:table-cell table:style-name="ce11" table:formula="of:=[.R4]/8" office:value-type="float" office:value="0.652148125" calcext:value-type="float">
            <text:p>0.652148</text:p>
          </table:table-cell>
          <table:table-cell table:formula="of:=[.S4]" office:value-type="float" office:value="2.159997" calcext:value-type="float">
            <text:p>2.15999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formula="of:=[.L5]/6" office:value-type="float" office:value="0.638228166666667" calcext:value-type="float">
            <text:p>0.638228166666667</text:p>
          </table:table-cell>
          <table:table-cell table:formula="of:=[.M5]" office:value-type="float" office:value="1.967234" calcext:value-type="float">
            <text:p>1.967234</text:p>
          </table:table-cell>
          <table:table-cell table:formula="of:=[.N5]/6" office:value-type="float" office:value="0.638228166666667" calcext:value-type="float">
            <text:p>0.638228166666667</text:p>
          </table:table-cell>
          <table:table-cell table:formula="of:=[.O5]" office:value-type="float" office:value="2.393935" calcext:value-type="float">
            <text:p>2.393935</text:p>
          </table:table-cell>
          <table:table-cell table:style-name="ce11" table:formula="of:=[.P5]/8" office:value-type="float" office:value="0.652176375" calcext:value-type="float">
            <text:p>0.652176</text:p>
          </table:table-cell>
          <table:table-cell table:formula="of:=[.Q5]" office:value-type="float" office:value="1.967123" calcext:value-type="float">
            <text:p>1.967123</text:p>
          </table:table-cell>
          <table:table-cell table:style-name="ce11" table:formula="of:=[.R5]/8" office:value-type="float" office:value="0.652176375" calcext:value-type="float">
            <text:p>0.652176</text:p>
          </table:table-cell>
          <table:table-cell table:formula="of:=[.S5]" office:value-type="float" office:value="2.393796" calcext:value-type="float">
            <text:p>2.39379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formula="of:=[.L6]/6" office:value-type="float" office:value="0.638218833333333" calcext:value-type="float">
            <text:p>0.638218833333333</text:p>
          </table:table-cell>
          <table:table-cell table:formula="of:=[.M6]" office:value-type="float" office:value="1.989256" calcext:value-type="float">
            <text:p>1.989256</text:p>
          </table:table-cell>
          <table:table-cell table:formula="of:=[.N6]/6" office:value-type="float" office:value="0.638218833333333" calcext:value-type="float">
            <text:p>0.638218833333333</text:p>
          </table:table-cell>
          <table:table-cell table:formula="of:=[.O6]" office:value-type="float" office:value="2.536233" calcext:value-type="float">
            <text:p>2.536233</text:p>
          </table:table-cell>
          <table:table-cell table:style-name="ce11" table:formula="of:=[.P6]/8" office:value-type="float" office:value="0.65209125" calcext:value-type="float">
            <text:p>0.652091</text:p>
          </table:table-cell>
          <table:table-cell table:formula="of:=[.Q6]" office:value-type="float" office:value="1.989223" calcext:value-type="float">
            <text:p>1.989223</text:p>
          </table:table-cell>
          <table:table-cell table:style-name="ce11" table:formula="of:=[.R6]/8" office:value-type="float" office:value="0.65209125" calcext:value-type="float">
            <text:p>0.652091</text:p>
          </table:table-cell>
          <table:table-cell table:formula="of:=[.S6]" office:value-type="float" office:value="2.536147" calcext:value-type="float">
            <text:p>2.53614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formula="of:=[.L7]/6" office:value-type="float" office:value="0.6382435" calcext:value-type="float">
            <text:p>0.6382435</text:p>
          </table:table-cell>
          <table:table-cell table:formula="of:=[.M7]" office:value-type="float" office:value="1.996479" calcext:value-type="float">
            <text:p>1.996479</text:p>
          </table:table-cell>
          <table:table-cell table:formula="of:=[.N7]/6" office:value-type="float" office:value="0.6382435" calcext:value-type="float">
            <text:p>0.6382435</text:p>
          </table:table-cell>
          <table:table-cell table:formula="of:=[.O7]" office:value-type="float" office:value="2.635939" calcext:value-type="float">
            <text:p>2.635939</text:p>
          </table:table-cell>
          <table:table-cell table:style-name="ce11" table:formula="of:=[.P7]/8" office:value-type="float" office:value="0.652177375" calcext:value-type="float">
            <text:p>0.652177</text:p>
          </table:table-cell>
          <table:table-cell table:style-name="ce11" table:formula="of:=[.Q7]" office:value-type="float" office:value="1.99645" calcext:value-type="float">
            <text:p>1.996450</text:p>
          </table:table-cell>
          <table:table-cell table:style-name="ce11" table:formula="of:=[.R7]/8" office:value-type="float" office:value="0.652177375" calcext:value-type="float">
            <text:p>0.652177</text:p>
          </table:table-cell>
          <table:table-cell table:formula="of:=[.S7]" office:value-type="float" office:value="2.635961" calcext:value-type="float">
            <text:p>2.635961</text:p>
          </table:table-cell>
          <table:table-cell table:number-columns-repeated="4"/>
        </table:table-row>
        <table:table-row table:style-name="ro1" table:number-rows-repeated="104853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ヒラギノ明朝 ProN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00/00/00</text:date>, <text:time style:data-style-name="N2" text:time-value="08:08:08.082014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8:56:44.246300184</meta:creation-date>
    <meta:generator>LibreOffice/7.5.3.2$MacOSX_X86_64 LibreOffice_project/9f56dff12ba03b9acd7730a5a481eea045e468f3</meta:generator>
    <dc:date>2025-02-18T08:08:33.184954580</dc:date>
    <meta:editing-duration>P2DT4H24M8S</meta:editing-duration>
    <meta:editing-cycles>181</meta:editing-cycles>
    <meta:document-statistic meta:table-count="3" meta:cell-count="145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1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9.01cm" xlink:href=".." xlink:type="simple" chart:class="chart:line" chart:style-name="ch1">
        <chart:legend chart:legend-position="end" svg:x="13.909cm" svg:y="2.218cm" style:legend-expansion="high" chart:style-name="ch2"/>
        <chart:plot-area chart:style-name="ch3" table:cell-range-address="CodeA.B4:CodeA.K9 CodeA.C3:CodeA.K3" chart:data-source-has-labels="both" svg:x="0.319cm" svg:y="0.18cm" svg:width="13.271cm" svg:height="8.65cm">
          <chart:coordinate-region svg:x="2.038cm" svg:y="0.379cm" svg:width="11.131cm" svg:height="7.805cm"/>
          <chart:axis chart:dimension="x" chart:name="primary-x" chart:style-name="ch4" chartooo:axis-type="auto">
            <chartooo:date-scale/>
            <chart:categories table:cell-range-address="CodeA.B4:CodeA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eA.C4:CodeA.C9" chart:label-cell-address="CodeA.C3:CodeA.C3" chart:class="chart:line">
            <chart:data-point chart:repeated="6"/>
          </chart:series>
          <chart:series chart:style-name="ch8" chart:values-cell-range-address="CodeA.D4:CodeA.D9" chart:label-cell-address="CodeA.D3:CodeA.D3" chart:class="chart:line">
            <chart:data-point chart:repeated="6"/>
          </chart:series>
          <chart:series chart:style-name="ch9" chart:values-cell-range-address="CodeA.E4:CodeA.E9" chart:label-cell-address="CodeA.E3:CodeA.E3" chart:class="chart:line">
            <chart:data-point chart:repeated="6"/>
          </chart:series>
          <chart:series chart:style-name="ch10" chart:values-cell-range-address="CodeA.F4:CodeA.F9" chart:label-cell-address="CodeA.F3:CodeA.F3" chart:class="chart:line">
            <chart:data-point chart:repeated="6"/>
          </chart:series>
          <chart:series chart:style-name="ch11" chart:values-cell-range-address="CodeA.G4:CodeA.G9" chart:label-cell-address="CodeA.G3:CodeA.G3" chart:class="chart:line">
            <chart:data-point chart:repeated="6"/>
          </chart:series>
          <chart:series chart:style-name="ch12" chart:values-cell-range-address="CodeA.H4:CodeA.H9" chart:label-cell-address="CodeA.H3:CodeA.H3" chart:class="chart:line">
            <chart:data-point chart:repeated="6"/>
          </chart:series>
          <chart:series chart:style-name="ch13" chart:values-cell-range-address="CodeA.I4:CodeA.I9" chart:label-cell-address="CodeA.I3:CodeA.I3" chart:class="chart:line">
            <chart:data-point chart:repeated="6"/>
          </chart:series>
          <chart:series chart:style-name="ch14" chart:values-cell-range-address="CodeA.J4:CodeA.J9" chart:label-cell-address="CodeA.J3:CodeA.J3" chart:class="chart:line">
            <chart:data-point chart:repeated="6"/>
          </chart:series>
          <chart:series chart:style-name="ch15" chart:values-cell-range-address="CodeA.K4:CodeA.K9" chart:label-cell-address="CodeA.K3:CodeA.K3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_1</text:p>
                <draw:g>
                  <svg:desc>CodeA.C3:CodeA.C3</svg:desc>
                </draw:g>
              </table:table-cell>
              <table:table-cell office:value-type="string">
                <text:p>5_2</text:p>
                <draw:g>
                  <svg:desc>CodeA.D3:CodeA.D3</svg:desc>
                </draw:g>
              </table:table-cell>
              <table:table-cell office:value-type="string">
                <text:p>5_5</text:p>
                <draw:g>
                  <svg:desc>CodeA.E3:CodeA.E3</svg:desc>
                </draw:g>
              </table:table-cell>
              <table:table-cell office:value-type="string">
                <text:p>10_1</text:p>
                <draw:g>
                  <svg:desc>CodeA.F3:CodeA.F3</svg:desc>
                </draw:g>
              </table:table-cell>
              <table:table-cell office:value-type="string">
                <text:p>10_2</text:p>
                <draw:g>
                  <svg:desc>CodeA.G3:CodeA.G3</svg:desc>
                </draw:g>
              </table:table-cell>
              <table:table-cell office:value-type="string">
                <text:p>10_5</text:p>
                <draw:g>
                  <svg:desc>CodeA.H3:CodeA.H3</svg:desc>
                </draw:g>
              </table:table-cell>
              <table:table-cell office:value-type="string">
                <text:p>20_1</text:p>
                <draw:g>
                  <svg:desc>CodeA.I3:CodeA.I3</svg:desc>
                </draw:g>
              </table:table-cell>
              <table:table-cell office:value-type="string">
                <text:p>20_2</text:p>
                <draw:g>
                  <svg:desc>CodeA.J3:CodeA.J3</svg:desc>
                </draw:g>
              </table:table-cell>
              <table:table-cell office:value-type="string">
                <text:p>20_5</text:p>
                <draw:g>
                  <svg:desc>CodeA.K3:CodeA.K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deA.B4:CodeA.B9</svg:desc>
                </draw:g>
              </table:table-cell>
              <table:table-cell office:value-type="float" office:value="3.829">
                <text:p>3.829</text:p>
                <draw:g>
                  <svg:desc>CodeA.C4:CodeA.C9</svg:desc>
                </draw:g>
              </table:table-cell>
              <table:table-cell office:value-type="float" office:value="3.829">
                <text:p>3.829</text:p>
                <draw:g>
                  <svg:desc>CodeA.D4:CodeA.D9</svg:desc>
                </draw:g>
              </table:table-cell>
              <table:table-cell office:value-type="float" office:value="3.829">
                <text:p>3.829</text:p>
                <draw:g>
                  <svg:desc>CodeA.E4:CodeA.E9</svg:desc>
                </draw:g>
              </table:table-cell>
              <table:table-cell office:value-type="float" office:value="3.829">
                <text:p>3.829</text:p>
                <draw:g>
                  <svg:desc>CodeA.F4:CodeA.F9</svg:desc>
                </draw:g>
              </table:table-cell>
              <table:table-cell office:value-type="float" office:value="3.829">
                <text:p>3.829</text:p>
                <draw:g>
                  <svg:desc>CodeA.G4:CodeA.G9</svg:desc>
                </draw:g>
              </table:table-cell>
              <table:table-cell office:value-type="float" office:value="3.829">
                <text:p>3.829</text:p>
                <draw:g>
                  <svg:desc>CodeA.H4:CodeA.H9</svg:desc>
                </draw:g>
              </table:table-cell>
              <table:table-cell office:value-type="float" office:value="3.829">
                <text:p>3.829</text:p>
                <draw:g>
                  <svg:desc>CodeA.I4:CodeA.I9</svg:desc>
                </draw:g>
              </table:table-cell>
              <table:table-cell office:value-type="float" office:value="3.829">
                <text:p>3.829</text:p>
                <draw:g>
                  <svg:desc>CodeA.J4:CodeA.J9</svg:desc>
                </draw:g>
              </table:table-cell>
              <table:table-cell office:value-type="float" office:value="3.829">
                <text:p>3.829</text:p>
                <draw:g>
                  <svg:desc>CodeA.K4:CodeA.K9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3.793">
                <text:p>3.793</text:p>
              </table:table-cell>
              <table:table-cell office:value-type="float" office:value="3.825">
                <text:p>3.825</text:p>
              </table:table-cell>
              <table:table-cell office:value-type="float" office:value="3.832">
                <text:p>3.832</text:p>
              </table:table-cell>
              <table:table-cell office:value-type="float" office:value="3.834">
                <text:p>3.834</text:p>
              </table:table-cell>
              <table:table-cell office:value-type="float" office:value="3.834">
                <text:p>3.834</text:p>
              </table:table-cell>
              <table:table-cell office:value-type="float" office:value="3.834">
                <text:p>3.834</text:p>
              </table:table-cell>
              <table:table-cell office:value-type="float" office:value="3.835">
                <text:p>3.835</text:p>
              </table:table-cell>
              <table:table-cell office:value-type="float" office:value="3.835">
                <text:p>3.835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.459">
                <text:p>3.459</text:p>
              </table:table-cell>
              <table:table-cell office:value-type="float" office:value="3.732">
                <text:p>3.732</text:p>
              </table:table-cell>
              <table:table-cell office:value-type="float" office:value="3.794">
                <text:p>3.794</text:p>
              </table:table-cell>
              <table:table-cell office:value-type="float" office:value="3.807">
                <text:p>3.807</text:p>
              </table:table-cell>
              <table:table-cell office:value-type="float" office:value="3.827">
                <text:p>3.827</text:p>
              </table:table-cell>
              <table:table-cell office:value-type="float" office:value="3.832">
                <text:p>3.832</text:p>
              </table:table-cell>
              <table:table-cell office:value-type="float" office:value="3.834">
                <text:p>3.834</text:p>
              </table:table-cell>
              <table:table-cell office:value-type="float" office:value="3.834">
                <text:p>3.834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.6">
                <text:p>2.6</text:p>
              </table:table-cell>
              <table:table-cell office:value-type="float" office:value="3.305">
                <text:p>3.305</text:p>
              </table:table-cell>
              <table:table-cell office:value-type="float" office:value="3.518">
                <text:p>3.518</text:p>
              </table:table-cell>
              <table:table-cell office:value-type="float" office:value="3.632">
                <text:p>3.632</text:p>
              </table:table-cell>
              <table:table-cell office:value-type="float" office:value="3.785">
                <text:p>3.785</text:p>
              </table:table-cell>
              <table:table-cell office:value-type="float" office:value="3.82">
                <text:p>3.82</text:p>
              </table:table-cell>
              <table:table-cell office:value-type="float" office:value="3.824">
                <text:p>3.824</text:p>
              </table:table-cell>
              <table:table-cell office:value-type="float" office:value="3.832">
                <text:p>3.832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.5">
                <text:p>1.5</text:p>
              </table:table-cell>
              <table:table-cell office:value-type="float" office:value="2.302">
                <text:p>2.302</text:p>
              </table:table-cell>
              <table:table-cell office:value-type="float" office:value="2.627">
                <text:p>2.627</text:p>
              </table:table-cell>
              <table:table-cell office:value-type="float" office:value="3.038">
                <text:p>3.038</text:p>
              </table:table-cell>
              <table:table-cell office:value-type="float" office:value="3.563">
                <text:p>3.563</text:p>
              </table:table-cell>
              <table:table-cell office:value-type="float" office:value="3.711">
                <text:p>3.711</text:p>
              </table:table-cell>
              <table:table-cell office:value-type="float" office:value="3.729">
                <text:p>3.729</text:p>
              </table:table-cell>
              <table:table-cell office:value-type="float" office:value="3.811">
                <text:p>3.811</text:p>
              </table:table-cell>
              <table:table-cell office:value-type="float" office:value="3.828">
                <text:p>3.82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784">
                <text:p>0.784</text:p>
              </table:table-cell>
              <table:table-cell office:value-type="float" office:value="1.266">
                <text:p>1.266</text:p>
              </table:table-cell>
              <table:table-cell office:value-type="float" office:value="1.51">
                <text:p>1.51</text:p>
              </table:table-cell>
              <table:table-cell office:value-type="float" office:value="1.954">
                <text:p>1.954</text:p>
              </table:table-cell>
              <table:table-cell office:value-type="float" office:value="2.783">
                <text:p>2.783</text:p>
              </table:table-cell>
              <table:table-cell office:value-type="float" office:value="3.099">
                <text:p>3.099</text:p>
              </table:table-cell>
              <table:table-cell office:value-type="float" office:value="3.326">
                <text:p>3.326</text:p>
              </table:table-cell>
              <table:table-cell office:value-type="float" office:value="3.684">
                <text:p>3.684</text:p>
              </table:table-cell>
              <table:table-cell office:value-type="float" office:value="3.776">
                <text:p>3.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1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cm" svg:y="2.213cm" style:legend-expansion="high" chart:style-name="ch2"/>
        <chart:plot-area chart:style-name="ch3" table:cell-range-address="CodeA.B11:CodeA.K16 CodeA.C10:CodeA.K10" chart:data-source-has-labels="both" svg:x="0.32cm" svg:y="0.18cm" svg:width="13.27cm" svg:height="8.64cm">
          <chart:coordinate-region svg:x="2.039cm" svg:y="0.379cm" svg:width="11.13cm" svg:height="7.795cm"/>
          <chart:axis chart:dimension="x" chart:name="primary-x" chart:style-name="ch4" chartooo:axis-type="auto">
            <chartooo:date-scale/>
            <chart:categories table:cell-range-address="CodeA.B11:CodeA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eA.C11:CodeA.C16" chart:label-cell-address="CodeA.C10:CodeA.C10" chart:class="chart:line">
            <chart:data-point chart:repeated="6"/>
          </chart:series>
          <chart:series chart:style-name="ch8" chart:values-cell-range-address="CodeA.D11:CodeA.D16" chart:label-cell-address="CodeA.D10:CodeA.D10" chart:class="chart:line">
            <chart:data-point chart:repeated="6"/>
          </chart:series>
          <chart:series chart:style-name="ch9" chart:values-cell-range-address="CodeA.E11:CodeA.E16" chart:label-cell-address="CodeA.E10:CodeA.E10" chart:class="chart:line">
            <chart:data-point chart:repeated="6"/>
          </chart:series>
          <chart:series chart:style-name="ch10" chart:values-cell-range-address="CodeA.F11:CodeA.F16" chart:label-cell-address="CodeA.F10:CodeA.F10" chart:class="chart:line">
            <chart:data-point chart:repeated="6"/>
          </chart:series>
          <chart:series chart:style-name="ch11" chart:values-cell-range-address="CodeA.G11:CodeA.G16" chart:label-cell-address="CodeA.G10:CodeA.G10" chart:class="chart:line">
            <chart:data-point chart:repeated="6"/>
          </chart:series>
          <chart:series chart:style-name="ch12" chart:values-cell-range-address="CodeA.H11:CodeA.H16" chart:label-cell-address="CodeA.H10:CodeA.H10" chart:class="chart:line">
            <chart:data-point chart:repeated="6"/>
          </chart:series>
          <chart:series chart:style-name="ch13" chart:values-cell-range-address="CodeA.I11:CodeA.I16" chart:label-cell-address="CodeA.I10:CodeA.I10" chart:class="chart:line">
            <chart:data-point chart:repeated="6"/>
          </chart:series>
          <chart:series chart:style-name="ch14" chart:values-cell-range-address="CodeA.J11:CodeA.J16" chart:label-cell-address="CodeA.J10:CodeA.J10" chart:class="chart:line">
            <chart:data-point chart:repeated="6"/>
          </chart:series>
          <chart:series chart:style-name="ch15" chart:values-cell-range-address="CodeA.K11:CodeA.K16" chart:label-cell-address="CodeA.K10:CodeA.K10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_1</text:p>
                <draw:g>
                  <svg:desc>CodeA.C10:CodeA.C10</svg:desc>
                </draw:g>
              </table:table-cell>
              <table:table-cell office:value-type="string">
                <text:p>5_2</text:p>
                <draw:g>
                  <svg:desc>CodeA.D10:CodeA.D10</svg:desc>
                </draw:g>
              </table:table-cell>
              <table:table-cell office:value-type="string">
                <text:p>5_5</text:p>
                <draw:g>
                  <svg:desc>CodeA.E10:CodeA.E10</svg:desc>
                </draw:g>
              </table:table-cell>
              <table:table-cell office:value-type="string">
                <text:p>10_1</text:p>
                <draw:g>
                  <svg:desc>CodeA.F10:CodeA.F10</svg:desc>
                </draw:g>
              </table:table-cell>
              <table:table-cell office:value-type="string">
                <text:p>10_2</text:p>
                <draw:g>
                  <svg:desc>CodeA.G10:CodeA.G10</svg:desc>
                </draw:g>
              </table:table-cell>
              <table:table-cell office:value-type="string">
                <text:p>10_5</text:p>
                <draw:g>
                  <svg:desc>CodeA.H10:CodeA.H10</svg:desc>
                </draw:g>
              </table:table-cell>
              <table:table-cell office:value-type="string">
                <text:p>20_1</text:p>
                <draw:g>
                  <svg:desc>CodeA.I10:CodeA.I10</svg:desc>
                </draw:g>
              </table:table-cell>
              <table:table-cell office:value-type="string">
                <text:p>20_2</text:p>
                <draw:g>
                  <svg:desc>CodeA.J10:CodeA.J10</svg:desc>
                </draw:g>
              </table:table-cell>
              <table:table-cell office:value-type="string">
                <text:p>20_5</text:p>
                <draw:g>
                  <svg:desc>CodeA.K10:CodeA.K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deA.B11:CodeA.B16</svg:desc>
                </draw:g>
              </table:table-cell>
              <table:table-cell office:value-type="float" office:value="3.829">
                <text:p>3.829</text:p>
                <draw:g>
                  <svg:desc>CodeA.C11:CodeA.C16</svg:desc>
                </draw:g>
              </table:table-cell>
              <table:table-cell office:value-type="float" office:value="3.829">
                <text:p>3.829</text:p>
                <draw:g>
                  <svg:desc>CodeA.D11:CodeA.D16</svg:desc>
                </draw:g>
              </table:table-cell>
              <table:table-cell office:value-type="float" office:value="3.829">
                <text:p>3.829</text:p>
                <draw:g>
                  <svg:desc>CodeA.E11:CodeA.E16</svg:desc>
                </draw:g>
              </table:table-cell>
              <table:table-cell office:value-type="float" office:value="3.829">
                <text:p>3.829</text:p>
                <draw:g>
                  <svg:desc>CodeA.F11:CodeA.F16</svg:desc>
                </draw:g>
              </table:table-cell>
              <table:table-cell office:value-type="float" office:value="3.829">
                <text:p>3.829</text:p>
                <draw:g>
                  <svg:desc>CodeA.G11:CodeA.G16</svg:desc>
                </draw:g>
              </table:table-cell>
              <table:table-cell office:value-type="float" office:value="3.829">
                <text:p>3.829</text:p>
                <draw:g>
                  <svg:desc>CodeA.H11:CodeA.H16</svg:desc>
                </draw:g>
              </table:table-cell>
              <table:table-cell office:value-type="float" office:value="3.829">
                <text:p>3.829</text:p>
                <draw:g>
                  <svg:desc>CodeA.I11:CodeA.I16</svg:desc>
                </draw:g>
              </table:table-cell>
              <table:table-cell office:value-type="float" office:value="3.829">
                <text:p>3.829</text:p>
                <draw:g>
                  <svg:desc>CodeA.J11:CodeA.J16</svg:desc>
                </draw:g>
              </table:table-cell>
              <table:table-cell office:value-type="float" office:value="3.829">
                <text:p>3.829</text:p>
                <draw:g>
                  <svg:desc>CodeA.K11:CodeA.K16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3.823">
                <text:p>3.823</text:p>
              </table:table-cell>
              <table:table-cell office:value-type="float" office:value="3.831">
                <text:p>3.831</text:p>
              </table:table-cell>
              <table:table-cell office:value-type="float" office:value="3.836">
                <text:p>3.836</text:p>
              </table:table-cell>
              <table:table-cell office:value-type="float" office:value="3.835">
                <text:p>3.835</text:p>
              </table:table-cell>
              <table:table-cell office:value-type="float" office:value="3.835">
                <text:p>3.835</text:p>
              </table:table-cell>
              <table:table-cell office:value-type="float" office:value="3.835">
                <text:p>3.835</text:p>
              </table:table-cell>
              <table:table-cell office:value-type="float" office:value="3.837">
                <text:p>3.837</text:p>
              </table:table-cell>
              <table:table-cell office:value-type="float" office:value="3.837">
                <text:p>3.837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.705">
                <text:p>3.705</text:p>
              </table:table-cell>
              <table:table-cell office:value-type="float" office:value="3.792">
                <text:p>3.792</text:p>
              </table:table-cell>
              <table:table-cell office:value-type="float" office:value="3.824">
                <text:p>3.824</text:p>
              </table:table-cell>
              <table:table-cell office:value-type="float" office:value="3.83">
                <text:p>3.83</text:p>
              </table:table-cell>
              <table:table-cell office:value-type="float" office:value="3.832">
                <text:p>3.832</text:p>
              </table:table-cell>
              <table:table-cell office:value-type="float" office:value="3.834">
                <text:p>3.834</text:p>
              </table:table-cell>
              <table:table-cell office:value-type="float" office:value="3.837">
                <text:p>3.837</text:p>
              </table:table-cell>
              <table:table-cell office:value-type="float" office:value="3.837">
                <text:p>3.837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3.391">
                <text:p>3.391</text:p>
              </table:table-cell>
              <table:table-cell office:value-type="float" office:value="3.677">
                <text:p>3.677</text:p>
              </table:table-cell>
              <table:table-cell office:value-type="float" office:value="3.774">
                <text:p>3.774</text:p>
              </table:table-cell>
              <table:table-cell office:value-type="float" office:value="3.794">
                <text:p>3.794</text:p>
              </table:table-cell>
              <table:table-cell office:value-type="float" office:value="3.82">
                <text:p>3.82</text:p>
              </table:table-cell>
              <table:table-cell office:value-type="float" office:value="3.831">
                <text:p>3.831</text:p>
              </table:table-cell>
              <table:table-cell office:value-type="float" office:value="3.836">
                <text:p>3.836</text:p>
              </table:table-cell>
              <table:table-cell office:value-type="float" office:value="3.837">
                <text:p>3.837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.816">
                <text:p>2.816</text:p>
              </table:table-cell>
              <table:table-cell office:value-type="float" office:value="3.389">
                <text:p>3.389</text:p>
              </table:table-cell>
              <table:table-cell office:value-type="float" office:value="3.588">
                <text:p>3.588</text:p>
              </table:table-cell>
              <table:table-cell office:value-type="float" office:value="3.673">
                <text:p>3.673</text:p>
              </table:table-cell>
              <table:table-cell office:value-type="float" office:value="3.779">
                <text:p>3.779</text:p>
              </table:table-cell>
              <table:table-cell office:value-type="float" office:value="3.817">
                <text:p>3.817</text:p>
              </table:table-cell>
              <table:table-cell office:value-type="float" office:value="3.828">
                <text:p>3.828</text:p>
              </table:table-cell>
              <table:table-cell office:value-type="float" office:value="3.833">
                <text:p>3.833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.051">
                <text:p>2.051</text:p>
              </table:table-cell>
              <table:table-cell office:value-type="float" office:value="2.828">
                <text:p>2.828</text:p>
              </table:table-cell>
              <table:table-cell office:value-type="float" office:value="3.125">
                <text:p>3.125</text:p>
              </table:table-cell>
              <table:table-cell office:value-type="float" office:value="3.371">
                <text:p>3.371</text:p>
              </table:table-cell>
              <table:table-cell office:value-type="float" office:value="3.66">
                <text:p>3.66</text:p>
              </table:table-cell>
              <table:table-cell office:value-type="float" office:value="3.765">
                <text:p>3.765</text:p>
              </table:table-cell>
              <table:table-cell office:value-type="float" office:value="3.782">
                <text:p>3.782</text:p>
              </table:table-cell>
              <table:table-cell office:value-type="float" office:value="3.818">
                <text:p>3.818</text:p>
              </table:table-cell>
              <table:table-cell office:value-type="float" office:value="3.831">
                <text:p>3.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84cm" svg:height="6.46cm" xlink:href=".." xlink:type="simple" chart:class="chart:line" chart:style-name="ch1">
        <chart:legend chart:legend-position="end" svg:x="9.394cm" svg:y="1.192cm" style:legend-expansion="high" chart:style-name="ch2"/>
        <chart:plot-area chart:style-name="ch3" table:cell-range-address="old_CodeAB.K39:old_CodeAB.S44" chart:data-source-has-labels="both" svg:x="0.229cm" svg:y="0.129cm" svg:width="8.936cm" svg:height="6.202cm">
          <chart:coordinate-region svg:x="0.946cm" svg:y="0.328cm" svg:width="8.031cm" svg:height="5.357cm"/>
          <chart:axis chart:dimension="x" chart:name="primary-x" chart:style-name="ch4" chartooo:axis-type="auto">
            <chartooo:date-scale/>
            <chart:categories table:cell-range-address="old_CodeAB.K40:old_CodeAB.K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ld_CodeAB.L40:old_CodeAB.L44" chart:label-cell-address="old_CodeAB.L39:old_CodeAB.L39" chart:class="chart:line">
            <chart:data-point chart:repeated="5"/>
          </chart:series>
          <chart:series chart:style-name="ch7" chart:values-cell-range-address="old_CodeAB.M40:old_CodeAB.M44" chart:label-cell-address="old_CodeAB.M39:old_CodeAB.M39" chart:class="chart:line">
            <chart:data-point chart:repeated="5"/>
          </chart:series>
          <chart:series chart:style-name="ch8" chart:values-cell-range-address="old_CodeAB.N40:old_CodeAB.N44" chart:label-cell-address="old_CodeAB.N39:old_CodeAB.N39" chart:class="chart:line">
            <chart:data-point chart:repeated="5"/>
          </chart:series>
          <chart:series chart:style-name="ch9" chart:values-cell-range-address="old_CodeAB.O40:old_CodeAB.O44" chart:label-cell-address="old_CodeAB.O39:old_CodeAB.O39" chart:class="chart:line">
            <chart:data-point chart:repeated="5"/>
          </chart:series>
          <chart:series chart:style-name="ch10" chart:values-cell-range-address="old_CodeAB.P40:old_CodeAB.P44" chart:label-cell-address="old_CodeAB.P39:old_CodeAB.P39" chart:class="chart:line">
            <chart:data-point chart:repeated="5"/>
          </chart:series>
          <chart:series chart:style-name="ch11" chart:values-cell-range-address="old_CodeAB.Q40:old_CodeAB.Q44" chart:label-cell-address="old_CodeAB.Q39:old_CodeAB.Q39" chart:class="chart:line">
            <chart:data-point chart:repeated="5"/>
          </chart:series>
          <chart:series chart:style-name="ch12" chart:values-cell-range-address="old_CodeAB.R40:old_CodeAB.R44" chart:label-cell-address="old_CodeAB.R39:old_CodeAB.R39" chart:class="chart:line">
            <chart:data-point chart:repeated="5"/>
          </chart:series>
          <chart:series chart:style-name="ch13" chart:values-cell-range-address="old_CodeAB.S40:old_CodeAB.S44" chart:label-cell-address="old_CodeAB.S39:old_CodeAB.S39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.Ia</text:p>
                <draw:g>
                  <svg:desc>old_CodeAB.L39:old_CodeAB.L39</svg:desc>
                </draw:g>
              </table:table-cell>
              <table:table-cell office:value-type="string">
                <text:p>13.Ib</text:p>
                <draw:g>
                  <svg:desc>old_CodeAB.M39:old_CodeAB.M39</svg:desc>
                </draw:g>
              </table:table-cell>
              <table:table-cell office:value-type="string">
                <text:p>17.Ia</text:p>
                <draw:g>
                  <svg:desc>old_CodeAB.N39:old_CodeAB.N39</svg:desc>
                </draw:g>
              </table:table-cell>
              <table:table-cell office:value-type="string">
                <text:p>17.Ib</text:p>
                <draw:g>
                  <svg:desc>old_CodeAB.O39:old_CodeAB.O39</svg:desc>
                </draw:g>
              </table:table-cell>
              <table:table-cell office:value-type="string">
                <text:p>43.Ia</text:p>
                <draw:g>
                  <svg:desc>old_CodeAB.P39:old_CodeAB.P39</svg:desc>
                </draw:g>
              </table:table-cell>
              <table:table-cell office:value-type="string">
                <text:p>43.Ib</text:p>
                <draw:g>
                  <svg:desc>old_CodeAB.Q39:old_CodeAB.Q39</svg:desc>
                </draw:g>
              </table:table-cell>
              <table:table-cell office:value-type="string">
                <text:p>47.Ia</text:p>
                <draw:g>
                  <svg:desc>old_CodeAB.R39:old_CodeAB.R39</svg:desc>
                </draw:g>
              </table:table-cell>
              <table:table-cell office:value-type="string">
                <text:p>47.Ib</text:p>
                <draw:g>
                  <svg:desc>old_CodeAB.S39:old_CodeAB.S3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old_CodeAB.K40:old_CodeAB.K44</svg:desc>
                </draw:g>
              </table:table-cell>
              <table:table-cell office:value-type="float" office:value="0.638251833333333">
                <text:p>0.638251833333333</text:p>
                <draw:g>
                  <svg:desc>old_CodeAB.L40:old_CodeAB.L44</svg:desc>
                </draw:g>
              </table:table-cell>
              <table:table-cell office:value-type="float" office:value="1.647384">
                <text:p>1.647384</text:p>
                <draw:g>
                  <svg:desc>old_CodeAB.M40:old_CodeAB.M44</svg:desc>
                </draw:g>
              </table:table-cell>
              <table:table-cell office:value-type="float" office:value="0.638251833333333">
                <text:p>0.638251833333333</text:p>
                <draw:g>
                  <svg:desc>old_CodeAB.N40:old_CodeAB.N44</svg:desc>
                </draw:g>
              </table:table-cell>
              <table:table-cell office:value-type="float" office:value="1.533435">
                <text:p>1.533435</text:p>
                <draw:g>
                  <svg:desc>old_CodeAB.O40:old_CodeAB.O44</svg:desc>
                </draw:g>
              </table:table-cell>
              <table:table-cell office:value-type="float" office:value="0.651845625">
                <text:p>0.651845625</text:p>
                <draw:g>
                  <svg:desc>old_CodeAB.P40:old_CodeAB.P44</svg:desc>
                </draw:g>
              </table:table-cell>
              <table:table-cell office:value-type="float" office:value="1.64727">
                <text:p>1.64727</text:p>
                <draw:g>
                  <svg:desc>old_CodeAB.Q40:old_CodeAB.Q44</svg:desc>
                </draw:g>
              </table:table-cell>
              <table:table-cell office:value-type="float" office:value="0.651845625">
                <text:p>0.651845625</text:p>
                <draw:g>
                  <svg:desc>old_CodeAB.R40:old_CodeAB.R44</svg:desc>
                </draw:g>
              </table:table-cell>
              <table:table-cell office:value-type="float" office:value="1.532967">
                <text:p>1.532967</text:p>
                <draw:g>
                  <svg:desc>old_CodeAB.S40:old_CodeAB.S4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38285333333333">
                <text:p>0.638285333333333</text:p>
              </table:table-cell>
              <table:table-cell office:value-type="float" office:value="1.901557">
                <text:p>1.901557</text:p>
              </table:table-cell>
              <table:table-cell office:value-type="float" office:value="0.638285333333333">
                <text:p>0.638285333333333</text:p>
              </table:table-cell>
              <table:table-cell office:value-type="float" office:value="2.160306">
                <text:p>2.160306</text:p>
              </table:table-cell>
              <table:table-cell office:value-type="float" office:value="0.652148125">
                <text:p>0.652148125</text:p>
              </table:table-cell>
              <table:table-cell office:value-type="float" office:value="1.901576">
                <text:p>1.901576</text:p>
              </table:table-cell>
              <table:table-cell office:value-type="float" office:value="0.652148125">
                <text:p>0.652148125</text:p>
              </table:table-cell>
              <table:table-cell office:value-type="float" office:value="2.159997">
                <text:p>2.1599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38228166666667">
                <text:p>0.638228166666667</text:p>
              </table:table-cell>
              <table:table-cell office:value-type="float" office:value="1.967234">
                <text:p>1.967234</text:p>
              </table:table-cell>
              <table:table-cell office:value-type="float" office:value="0.638228166666667">
                <text:p>0.638228166666667</text:p>
              </table:table-cell>
              <table:table-cell office:value-type="float" office:value="2.393935">
                <text:p>2.393935</text:p>
              </table:table-cell>
              <table:table-cell office:value-type="float" office:value="0.652176375">
                <text:p>0.652176375</text:p>
              </table:table-cell>
              <table:table-cell office:value-type="float" office:value="1.967123">
                <text:p>1.967123</text:p>
              </table:table-cell>
              <table:table-cell office:value-type="float" office:value="0.652176375">
                <text:p>0.652176375</text:p>
              </table:table-cell>
              <table:table-cell office:value-type="float" office:value="2.393796">
                <text:p>2.3937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38218833333333">
                <text:p>0.638218833333333</text:p>
              </table:table-cell>
              <table:table-cell office:value-type="float" office:value="1.989256">
                <text:p>1.989256</text:p>
              </table:table-cell>
              <table:table-cell office:value-type="float" office:value="0.638218833333333">
                <text:p>0.638218833333333</text:p>
              </table:table-cell>
              <table:table-cell office:value-type="float" office:value="2.536233">
                <text:p>2.536233</text:p>
              </table:table-cell>
              <table:table-cell office:value-type="float" office:value="0.65209125">
                <text:p>0.65209125</text:p>
              </table:table-cell>
              <table:table-cell office:value-type="float" office:value="1.989223">
                <text:p>1.989223</text:p>
              </table:table-cell>
              <table:table-cell office:value-type="float" office:value="0.65209125">
                <text:p>0.65209125</text:p>
              </table:table-cell>
              <table:table-cell office:value-type="float" office:value="2.536147">
                <text:p>2.53614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382435">
                <text:p>0.6382435</text:p>
              </table:table-cell>
              <table:table-cell office:value-type="float" office:value="1.996479">
                <text:p>1.996479</text:p>
              </table:table-cell>
              <table:table-cell office:value-type="float" office:value="0.6382435">
                <text:p>0.6382435</text:p>
              </table:table-cell>
              <table:table-cell office:value-type="float" office:value="2.635939">
                <text:p>2.635939</text:p>
              </table:table-cell>
              <table:table-cell office:value-type="float" office:value="0.652177375">
                <text:p>0.652177375</text:p>
              </table:table-cell>
              <table:table-cell office:value-type="float" office:value="1.99645">
                <text:p>1.99645</text:p>
              </table:table-cell>
              <table:table-cell office:value-type="float" office:value="0.652177375">
                <text:p>0.652177375</text:p>
              </table:table-cell>
              <table:table-cell office:value-type="float" office:value="2.635961">
                <text:p>2.6359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